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4.95652777777778cm"/>
    </style:style>
    <style:style style:name="co2" style:family="table-column">
      <style:table-column-properties fo:break-before="auto" style:column-width="9.70138888888889cm"/>
    </style:style>
    <style:style style:name="co3" style:family="table-column">
      <style:table-column-properties fo:break-before="auto" style:column-width="9.50736111111111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21027777777778cm"/>
    </style:style>
    <style:style style:name="co6" style:family="table-column">
      <style:table-column-properties fo:break-before="auto" style:column-width="3.15736111111111cm"/>
    </style:style>
    <style:style style:name="co7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C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number-columns-repeated="16377" table:default-cell-style-name="ce1"/>
        <table:table-row table:style-name="ro1">
          <table:table-cell office:value-type="string" table:style-name="ce2">
            <text:p>Source : INSEE <text:s/>Flores 2017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4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Zone géographique : France entière (y compris DOM)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Champ : total, hors intérimaires et postes annexes pour effectifs au 31/12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Croisé par : Régions X Typologie Associations X Typologie Associations détaillée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4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4">
            <text:p>s : secret statistique</text:p>
          </table:table-cell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6">
            <text:p>Région</text:p>
          </table:table-cell>
          <table:table-cell office:value-type="string" table:style-name="ce7">
            <text:p>Typologie Associations</text:p>
          </table:table-cell>
          <table:table-cell office:value-type="string" table:style-name="ce7">
            <text:p>Typologie Associations détaillée</text:p>
          </table:table-cell>
          <table:table-cell office:value-type="string" table:style-name="ce8">
            <text:p>Nombre d’établissements</text:p>
          </table:table-cell>
          <table:table-cell office:value-type="string" table:style-name="ce8">
            <text:p>Effectifs au 31/12</text:p>
          </table:table-cell>
          <table:table-cell office:value-type="string" table:style-name="ce8">
            <text:p>Effectifs EQTP</text:p>
          </table:table-cell>
          <table:table-cell office:value-type="string" table:style-name="ce8">
            <text:p>Rémunérations brute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81598" table:style-name="ce10">
            <text:p>181 598</text:p>
          </table:table-cell>
          <table:table-cell office:value-type="float" office:value="1814171" table:style-name="ce10">
            <text:p>1 814 171</text:p>
          </table:table-cell>
          <table:table-cell office:value-type="float" office:value="1557168" table:style-name="ce10">
            <text:p>1 557 168</text:p>
          </table:table-cell>
          <table:table-cell office:value-type="float" office:value="45139891153" table:style-name="ce10">
            <text:p>45 139 891 1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847" table:style-name="ce10">
            <text:p>847</text:p>
          </table:table-cell>
          <table:table-cell office:value-type="float" office:value="11028" table:style-name="ce10">
            <text:p>11 028</text:p>
          </table:table-cell>
          <table:table-cell office:value-type="float" office:value="9213" table:style-name="ce10">
            <text:p>9 213</text:p>
          </table:table-cell>
          <table:table-cell office:value-type="float" office:value="252100842" table:style-name="ce10">
            <text:p>252 100 8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642" table:style-name="ce10">
            <text:p>642</text:p>
          </table:table-cell>
          <table:table-cell office:value-type="float" office:value="13415" table:style-name="ce10">
            <text:p>13 415</text:p>
          </table:table-cell>
          <table:table-cell office:value-type="float" office:value="11331" table:style-name="ce10">
            <text:p>11 331</text:p>
          </table:table-cell>
          <table:table-cell office:value-type="float" office:value="345673422" table:style-name="ce10">
            <text:p>345 673 42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1093" table:style-name="ce10">
            <text:p>1 093</text:p>
          </table:table-cell>
          <table:table-cell office:value-type="float" office:value="23912" table:style-name="ce10">
            <text:p>23 912</text:p>
          </table:table-cell>
          <table:table-cell office:value-type="float" office:value="19345" table:style-name="ce10">
            <text:p>19 345</text:p>
          </table:table-cell>
          <table:table-cell office:value-type="float" office:value="617500991" table:style-name="ce10">
            <text:p>617 500 9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3780" table:style-name="ce10">
            <text:p>3 780</text:p>
          </table:table-cell>
          <table:table-cell office:value-type="float" office:value="38624" table:style-name="ce10">
            <text:p>38 624</text:p>
          </table:table-cell>
          <table:table-cell office:value-type="float" office:value="33032" table:style-name="ce10">
            <text:p>33 032</text:p>
          </table:table-cell>
          <table:table-cell office:value-type="float" office:value="800326939" table:style-name="ce10">
            <text:p>800 326 9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8783" table:style-name="ce10">
            <text:p>8 783</text:p>
          </table:table-cell>
          <table:table-cell office:value-type="float" office:value="135565" table:style-name="ce10">
            <text:p>135 565</text:p>
          </table:table-cell>
          <table:table-cell office:value-type="float" office:value="111939" table:style-name="ce10">
            <text:p>111 939</text:p>
          </table:table-cell>
          <table:table-cell office:value-type="float" office:value="3043145376" table:style-name="ce10">
            <text:p>3 043 145 3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4369" table:style-name="ce10">
            <text:p>4 369</text:p>
          </table:table-cell>
          <table:table-cell office:value-type="float" office:value="158463" table:style-name="ce10">
            <text:p>158 463</text:p>
          </table:table-cell>
          <table:table-cell office:value-type="float" office:value="115351" table:style-name="ce10">
            <text:p>115 351</text:p>
          </table:table-cell>
          <table:table-cell office:value-type="float" office:value="2619457674" table:style-name="ce10">
            <text:p>2 619 457 67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2057" table:style-name="ce10">
            <text:p>2 057</text:p>
          </table:table-cell>
          <table:table-cell office:value-type="float" office:value="147721" table:style-name="ce10">
            <text:p>147 721</text:p>
          </table:table-cell>
          <table:table-cell office:value-type="float" office:value="127783" table:style-name="ce10">
            <text:p>127 783</text:p>
          </table:table-cell>
          <table:table-cell office:value-type="float" office:value="2181979105" table:style-name="ce10">
            <text:p>2 181 979 10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4920" table:style-name="ce10">
            <text:p>4 920</text:p>
          </table:table-cell>
          <table:table-cell office:value-type="float" office:value="25224" table:style-name="ce10">
            <text:p>25 224</text:p>
          </table:table-cell>
          <table:table-cell office:value-type="float" office:value="20673" table:style-name="ce10">
            <text:p>20 673</text:p>
          </table:table-cell>
          <table:table-cell office:value-type="float" office:value="667815503" table:style-name="ce10">
            <text:p>667 815 50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2564" table:style-name="ce10">
            <text:p>2 564</text:p>
          </table:table-cell>
          <table:table-cell office:value-type="float" office:value="8628" table:style-name="ce10">
            <text:p>8 628</text:p>
          </table:table-cell>
          <table:table-cell office:value-type="float" office:value="4975" table:style-name="ce10">
            <text:p>4 975</text:p>
          </table:table-cell>
          <table:table-cell office:value-type="float" office:value="142224891" table:style-name="ce10">
            <text:p>142 224 8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9000" table:style-name="ce10">
            <text:p>9 000</text:p>
          </table:table-cell>
          <table:table-cell office:value-type="float" office:value="241451" table:style-name="ce10">
            <text:p>241 451</text:p>
          </table:table-cell>
          <table:table-cell office:value-type="float" office:value="215717" table:style-name="ce10">
            <text:p>215 717</text:p>
          </table:table-cell>
          <table:table-cell office:value-type="float" office:value="7385139097" table:style-name="ce10">
            <text:p>7 385 139 0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3331" table:style-name="ce10">
            <text:p>3 331</text:p>
          </table:table-cell>
          <table:table-cell office:value-type="float" office:value="31197" table:style-name="ce10">
            <text:p>31 197</text:p>
          </table:table-cell>
          <table:table-cell office:value-type="float" office:value="27889" table:style-name="ce10">
            <text:p>27 889</text:p>
          </table:table-cell>
          <table:table-cell office:value-type="float" office:value="924479401" table:style-name="ce10">
            <text:p>924 479 4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324" table:style-name="ce10">
            <text:p>2 324</text:p>
          </table:table-cell>
          <table:table-cell office:value-type="float" office:value="100639" table:style-name="ce10">
            <text:p>100 639</text:p>
          </table:table-cell>
          <table:table-cell office:value-type="float" office:value="86822" table:style-name="ce10">
            <text:p>86 822</text:p>
          </table:table-cell>
          <table:table-cell office:value-type="float" office:value="2393678982" table:style-name="ce10">
            <text:p>2 393 678 9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444" table:style-name="ce10">
            <text:p>3 444</text:p>
          </table:table-cell>
          <table:table-cell office:value-type="float" office:value="79598" table:style-name="ce10">
            <text:p>79 598</text:p>
          </table:table-cell>
          <table:table-cell office:value-type="float" office:value="69201" table:style-name="ce10">
            <text:p>69 201</text:p>
          </table:table-cell>
          <table:table-cell office:value-type="float" office:value="2042822543" table:style-name="ce10">
            <text:p>2 042 822 5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4355" table:style-name="ce10">
            <text:p>4 355</text:p>
          </table:table-cell>
          <table:table-cell office:value-type="float" office:value="177350" table:style-name="ce10">
            <text:p>177 350</text:p>
          </table:table-cell>
          <table:table-cell office:value-type="float" office:value="154109" table:style-name="ce10">
            <text:p>154 109</text:p>
          </table:table-cell>
          <table:table-cell office:value-type="float" office:value="4379355511" table:style-name="ce10">
            <text:p>4 379 355 5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3095" table:style-name="ce10">
            <text:p>3 095</text:p>
          </table:table-cell>
          <table:table-cell office:value-type="float" office:value="19083" table:style-name="ce10">
            <text:p>19 083</text:p>
          </table:table-cell>
          <table:table-cell office:value-type="float" office:value="15672" table:style-name="ce10">
            <text:p>15 672</text:p>
          </table:table-cell>
          <table:table-cell office:value-type="float" office:value="389272695" table:style-name="ce10">
            <text:p>389 272 6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31929" table:style-name="ce10">
            <text:p>31 929</text:p>
          </table:table-cell>
          <table:table-cell office:value-type="float" office:value="63239" table:style-name="ce10">
            <text:p>63 239</text:p>
          </table:table-cell>
          <table:table-cell office:value-type="float" office:value="50440" table:style-name="ce10">
            <text:p>50 440</text:p>
          </table:table-cell>
          <table:table-cell office:value-type="float" office:value="1419646682" table:style-name="ce10">
            <text:p>1 419 646 6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31694" table:style-name="ce10">
            <text:p>31 694</text:p>
          </table:table-cell>
          <table:table-cell office:value-type="float" office:value="886315" table:style-name="ce10">
            <text:p>886 315</text:p>
          </table:table-cell>
          <table:table-cell office:value-type="float" office:value="738125" table:style-name="ce10">
            <text:p>738 125</text:p>
          </table:table-cell>
          <table:table-cell office:value-type="float" office:value="18676041385" table:style-name="ce10">
            <text:p>18 676 041 3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601" table:style-name="ce10">
            <text:p>601</text:p>
          </table:table-cell>
          <table:table-cell office:value-type="float" office:value="4479" table:style-name="ce10">
            <text:p>4 479</text:p>
          </table:table-cell>
          <table:table-cell office:value-type="float" office:value="3819" table:style-name="ce10">
            <text:p>3 819</text:p>
          </table:table-cell>
          <table:table-cell office:value-type="float" office:value="90635008" table:style-name="ce10">
            <text:p>90 635 0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21363" table:style-name="ce10">
            <text:p>21 363</text:p>
          </table:table-cell>
          <table:table-cell office:value-type="float" office:value="31362" table:style-name="ce10">
            <text:p>31 362</text:p>
          </table:table-cell>
          <table:table-cell office:value-type="float" office:value="35656" table:style-name="ce10">
            <text:p>35 656</text:p>
          </table:table-cell>
          <table:table-cell office:value-type="float" office:value="1133551535" table:style-name="ce10">
            <text:p>1 133 551 5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9468" table:style-name="ce10">
            <text:p>9 468</text:p>
          </table:table-cell>
          <table:table-cell office:value-type="float" office:value="63411" table:style-name="ce10">
            <text:p>63 411</text:p>
          </table:table-cell>
          <table:table-cell office:value-type="float" office:value="54287" table:style-name="ce10">
            <text:p>54 287</text:p>
          </table:table-cell>
          <table:table-cell office:value-type="float" office:value="1769731133" table:style-name="ce10">
            <text:p>1 769 731 13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9967" table:style-name="ce10">
            <text:p>19 967</text:p>
          </table:table-cell>
          <table:table-cell office:value-type="float" office:value="307934" table:style-name="ce10">
            <text:p>307 934</text:p>
          </table:table-cell>
          <table:table-cell office:value-type="float" office:value="270466" table:style-name="ce10">
            <text:p>270 466</text:p>
          </table:table-cell>
          <table:table-cell office:value-type="float" office:value="9154539068" table:style-name="ce10">
            <text:p>9 154 539 0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3211" table:style-name="ce10">
            <text:p>3 211</text:p>
          </table:table-cell>
          <table:table-cell office:value-type="float" office:value="22002" table:style-name="ce10">
            <text:p>22 002</text:p>
          </table:table-cell>
          <table:table-cell office:value-type="float" office:value="22715" table:style-name="ce10">
            <text:p>22 715</text:p>
          </table:table-cell>
          <table:table-cell office:value-type="float" office:value="617125772" table:style-name="ce10">
            <text:p>617 125 7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44397" table:style-name="ce10">
            <text:p>44 397</text:p>
          </table:table-cell>
          <table:table-cell office:value-type="float" office:value="164066" table:style-name="ce10">
            <text:p>164 066</text:p>
          </table:table-cell>
          <table:table-cell office:value-type="float" office:value="140055" table:style-name="ce10">
            <text:p>140 055</text:p>
          </table:table-cell>
          <table:table-cell office:value-type="float" office:value="4121882622" table:style-name="ce10">
            <text:p>4 121 882 62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811" table:style-name="ce10">
            <text:p>3 811</text:p>
          </table:table-cell>
          <table:table-cell office:value-type="float" office:value="131457" table:style-name="ce10">
            <text:p>131 457</text:p>
          </table:table-cell>
          <table:table-cell office:value-type="float" office:value="113459" table:style-name="ce10">
            <text:p>113 459</text:p>
          </table:table-cell>
          <table:table-cell office:value-type="float" office:value="4331646143" table:style-name="ce10">
            <text:p>4 331 646 1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12062" table:style-name="ce10">
            <text:p>12 062</text:p>
          </table:table-cell>
          <table:table-cell office:value-type="float" office:value="120823" table:style-name="ce10">
            <text:p>120 823</text:p>
          </table:table-cell>
          <table:table-cell office:value-type="float" office:value="112474" table:style-name="ce10">
            <text:p>112 474</text:p>
          </table:table-cell>
          <table:table-cell office:value-type="float" office:value="3435819110" table:style-name="ce10">
            <text:p>3 435 819 1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35024" table:style-name="ce10">
            <text:p>35 024</text:p>
          </table:table-cell>
          <table:table-cell office:value-type="float" office:value="82322" table:style-name="ce10">
            <text:p>82 322</text:p>
          </table:table-cell>
          <table:table-cell office:value-type="float" office:value="66112" table:style-name="ce10">
            <text:p>66 112</text:p>
          </table:table-cell>
          <table:table-cell office:value-type="float" office:value="1808919377" table:style-name="ce10">
            <text:p>1 808 919 37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847" table:style-name="ce10">
            <text:p>847</text:p>
          </table:table-cell>
          <table:table-cell office:value-type="float" office:value="11028" table:style-name="ce10">
            <text:p>11 028</text:p>
          </table:table-cell>
          <table:table-cell office:value-type="float" office:value="9213" table:style-name="ce10">
            <text:p>9 213</text:p>
          </table:table-cell>
          <table:table-cell office:value-type="float" office:value="252100842" table:style-name="ce10">
            <text:p>252 100 8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642" table:style-name="ce10">
            <text:p>642</text:p>
          </table:table-cell>
          <table:table-cell office:value-type="float" office:value="13415" table:style-name="ce10">
            <text:p>13 415</text:p>
          </table:table-cell>
          <table:table-cell office:value-type="float" office:value="11331" table:style-name="ce10">
            <text:p>11 331</text:p>
          </table:table-cell>
          <table:table-cell office:value-type="float" office:value="345673422" table:style-name="ce10">
            <text:p>345 673 42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1093" table:style-name="ce10">
            <text:p>1 093</text:p>
          </table:table-cell>
          <table:table-cell office:value-type="float" office:value="23912" table:style-name="ce10">
            <text:p>23 912</text:p>
          </table:table-cell>
          <table:table-cell office:value-type="float" office:value="19345" table:style-name="ce10">
            <text:p>19 345</text:p>
          </table:table-cell>
          <table:table-cell office:value-type="float" office:value="617500991" table:style-name="ce10">
            <text:p>617 500 9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3780" table:style-name="ce10">
            <text:p>3 780</text:p>
          </table:table-cell>
          <table:table-cell office:value-type="float" office:value="38624" table:style-name="ce10">
            <text:p>38 624</text:p>
          </table:table-cell>
          <table:table-cell office:value-type="float" office:value="33032" table:style-name="ce10">
            <text:p>33 032</text:p>
          </table:table-cell>
          <table:table-cell office:value-type="float" office:value="800326939" table:style-name="ce10">
            <text:p>800 326 9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8783" table:style-name="ce10">
            <text:p>8 783</text:p>
          </table:table-cell>
          <table:table-cell office:value-type="float" office:value="135565" table:style-name="ce10">
            <text:p>135 565</text:p>
          </table:table-cell>
          <table:table-cell office:value-type="float" office:value="111939" table:style-name="ce10">
            <text:p>111 939</text:p>
          </table:table-cell>
          <table:table-cell office:value-type="float" office:value="3043145376" table:style-name="ce10">
            <text:p>3 043 145 3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4369" table:style-name="ce10">
            <text:p>4 369</text:p>
          </table:table-cell>
          <table:table-cell office:value-type="float" office:value="158463" table:style-name="ce10">
            <text:p>158 463</text:p>
          </table:table-cell>
          <table:table-cell office:value-type="float" office:value="115351" table:style-name="ce10">
            <text:p>115 351</text:p>
          </table:table-cell>
          <table:table-cell office:value-type="float" office:value="2619457674" table:style-name="ce10">
            <text:p>2 619 457 67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2057" table:style-name="ce10">
            <text:p>2 057</text:p>
          </table:table-cell>
          <table:table-cell office:value-type="float" office:value="147721" table:style-name="ce10">
            <text:p>147 721</text:p>
          </table:table-cell>
          <table:table-cell office:value-type="float" office:value="127783" table:style-name="ce10">
            <text:p>127 783</text:p>
          </table:table-cell>
          <table:table-cell office:value-type="float" office:value="2181979105" table:style-name="ce10">
            <text:p>2 181 979 10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324" table:style-name="ce10">
            <text:p>2 324</text:p>
          </table:table-cell>
          <table:table-cell office:value-type="float" office:value="100639" table:style-name="ce10">
            <text:p>100 639</text:p>
          </table:table-cell>
          <table:table-cell office:value-type="float" office:value="86822" table:style-name="ce10">
            <text:p>86 822</text:p>
          </table:table-cell>
          <table:table-cell office:value-type="float" office:value="2393678982" table:style-name="ce10">
            <text:p>2 393 678 9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444" table:style-name="ce10">
            <text:p>3 444</text:p>
          </table:table-cell>
          <table:table-cell office:value-type="float" office:value="79598" table:style-name="ce10">
            <text:p>79 598</text:p>
          </table:table-cell>
          <table:table-cell office:value-type="float" office:value="69201" table:style-name="ce10">
            <text:p>69 201</text:p>
          </table:table-cell>
          <table:table-cell office:value-type="float" office:value="2042822543" table:style-name="ce10">
            <text:p>2 042 822 5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4355" table:style-name="ce10">
            <text:p>4 355</text:p>
          </table:table-cell>
          <table:table-cell office:value-type="float" office:value="177350" table:style-name="ce10">
            <text:p>177 350</text:p>
          </table:table-cell>
          <table:table-cell office:value-type="float" office:value="154109" table:style-name="ce10">
            <text:p>154 109</text:p>
          </table:table-cell>
          <table:table-cell office:value-type="float" office:value="4379355511" table:style-name="ce10">
            <text:p>4 379 355 5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4920" table:style-name="ce10">
            <text:p>4 920</text:p>
          </table:table-cell>
          <table:table-cell office:value-type="float" office:value="25224" table:style-name="ce10">
            <text:p>25 224</text:p>
          </table:table-cell>
          <table:table-cell office:value-type="float" office:value="20673" table:style-name="ce10">
            <text:p>20 673</text:p>
          </table:table-cell>
          <table:table-cell office:value-type="float" office:value="667815503" table:style-name="ce10">
            <text:p>667 815 50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2564" table:style-name="ce10">
            <text:p>2 564</text:p>
          </table:table-cell>
          <table:table-cell office:value-type="float" office:value="8628" table:style-name="ce10">
            <text:p>8 628</text:p>
          </table:table-cell>
          <table:table-cell office:value-type="float" office:value="4975" table:style-name="ce10">
            <text:p>4 975</text:p>
          </table:table-cell>
          <table:table-cell office:value-type="float" office:value="142224891" table:style-name="ce10">
            <text:p>142 224 8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9000" table:style-name="ce10">
            <text:p>9 000</text:p>
          </table:table-cell>
          <table:table-cell office:value-type="float" office:value="241451" table:style-name="ce10">
            <text:p>241 451</text:p>
          </table:table-cell>
          <table:table-cell office:value-type="float" office:value="215717" table:style-name="ce10">
            <text:p>215 717</text:p>
          </table:table-cell>
          <table:table-cell office:value-type="float" office:value="7385139097" table:style-name="ce10">
            <text:p>7 385 139 0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3331" table:style-name="ce10">
            <text:p>3 331</text:p>
          </table:table-cell>
          <table:table-cell office:value-type="float" office:value="31197" table:style-name="ce10">
            <text:p>31 197</text:p>
          </table:table-cell>
          <table:table-cell office:value-type="float" office:value="27889" table:style-name="ce10">
            <text:p>27 889</text:p>
          </table:table-cell>
          <table:table-cell office:value-type="float" office:value="924479401" table:style-name="ce10">
            <text:p>924 479 4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3095" table:style-name="ce10">
            <text:p>3 095</text:p>
          </table:table-cell>
          <table:table-cell office:value-type="float" office:value="19083" table:style-name="ce10">
            <text:p>19 083</text:p>
          </table:table-cell>
          <table:table-cell office:value-type="float" office:value="15672" table:style-name="ce10">
            <text:p>15 672</text:p>
          </table:table-cell>
          <table:table-cell office:value-type="float" office:value="389272695" table:style-name="ce10">
            <text:p>389 272 6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ance entiè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31929" table:style-name="ce10">
            <text:p>31 929</text:p>
          </table:table-cell>
          <table:table-cell office:value-type="float" office:value="63239" table:style-name="ce10">
            <text:p>63 239</text:p>
          </table:table-cell>
          <table:table-cell office:value-type="float" office:value="50440" table:style-name="ce10">
            <text:p>50 440</text:p>
          </table:table-cell>
          <table:table-cell office:value-type="float" office:value="1419646682" table:style-name="ce10">
            <text:p>1 419 646 6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24001" table:style-name="ce10">
            <text:p>24 001</text:p>
          </table:table-cell>
          <table:table-cell office:value-type="float" office:value="232242" table:style-name="ce10">
            <text:p>232 242</text:p>
          </table:table-cell>
          <table:table-cell office:value-type="float" office:value="196271" table:style-name="ce10">
            <text:p>196 271</text:p>
          </table:table-cell>
          <table:table-cell office:value-type="float" office:value="5558003634" table:style-name="ce10">
            <text:p>5 558 003 6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7816" table:style-name="ce10">
            <text:p>7 816</text:p>
          </table:table-cell>
          <table:table-cell office:value-type="float" office:value="76300" table:style-name="ce10">
            <text:p>76 300</text:p>
          </table:table-cell>
          <table:table-cell office:value-type="float" office:value="64265" table:style-name="ce10">
            <text:p>64 265</text:p>
          </table:table-cell>
          <table:table-cell office:value-type="float" office:value="1766114547" table:style-name="ce10">
            <text:p>1 766 114 54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0583" table:style-name="ce10">
            <text:p>10 583</text:p>
          </table:table-cell>
          <table:table-cell office:value-type="float" office:value="107243" table:style-name="ce10">
            <text:p>107 243</text:p>
          </table:table-cell>
          <table:table-cell office:value-type="float" office:value="93095" table:style-name="ce10">
            <text:p>93 095</text:p>
          </table:table-cell>
          <table:table-cell office:value-type="float" office:value="2659437150" table:style-name="ce10">
            <text:p>2 659 437 15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7382" table:style-name="ce10">
            <text:p>7 382</text:p>
          </table:table-cell>
          <table:table-cell office:value-type="float" office:value="61509" table:style-name="ce10">
            <text:p>61 509</text:p>
          </table:table-cell>
          <table:table-cell office:value-type="float" office:value="52032" table:style-name="ce10">
            <text:p>52 032</text:p>
          </table:table-cell>
          <table:table-cell office:value-type="float" office:value="1397018493" table:style-name="ce10">
            <text:p>1 397 018 4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907" table:style-name="ce10">
            <text:p>907</text:p>
          </table:table-cell>
          <table:table-cell office:value-type="float" office:value="6373" table:style-name="ce10">
            <text:p>6 373</text:p>
          </table:table-cell>
          <table:table-cell office:value-type="float" office:value="5520" table:style-name="ce10">
            <text:p>5 520</text:p>
          </table:table-cell>
          <table:table-cell office:value-type="float" office:value="148346332" table:style-name="ce10">
            <text:p>148 346 33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2806" table:style-name="ce10">
            <text:p>12 806</text:p>
          </table:table-cell>
          <table:table-cell office:value-type="float" office:value="150004" table:style-name="ce10">
            <text:p>150 004</text:p>
          </table:table-cell>
          <table:table-cell office:value-type="float" office:value="126931" table:style-name="ce10">
            <text:p>126 931</text:p>
          </table:table-cell>
          <table:table-cell office:value-type="float" office:value="3471252606" table:style-name="ce10">
            <text:p>3 471 252 6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921" table:style-name="ce10">
            <text:p>921</text:p>
          </table:table-cell>
          <table:table-cell office:value-type="float" office:value="9280" table:style-name="ce10">
            <text:p>9 280</text:p>
          </table:table-cell>
          <table:table-cell office:value-type="float" office:value="8156" table:style-name="ce10">
            <text:p>8 156</text:p>
          </table:table-cell>
          <table:table-cell office:value-type="float" office:value="235662869" table:style-name="ce10">
            <text:p>235 662 86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380" table:style-name="ce10">
            <text:p>380</text:p>
          </table:table-cell>
          <table:table-cell office:value-type="float" office:value="4051" table:style-name="ce10">
            <text:p>4 051</text:p>
          </table:table-cell>
          <table:table-cell office:value-type="float" office:value="3705" table:style-name="ce10">
            <text:p>3 705</text:p>
          </table:table-cell>
          <table:table-cell office:value-type="float" office:value="123300838" table:style-name="ce10">
            <text:p>123 300 83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2584" table:style-name="ce10">
            <text:p>12 584</text:p>
          </table:table-cell>
          <table:table-cell office:value-type="float" office:value="167709" table:style-name="ce10">
            <text:p>167 709</text:p>
          </table:table-cell>
          <table:table-cell office:value-type="float" office:value="142849" table:style-name="ce10">
            <text:p>142 849</text:p>
          </table:table-cell>
          <table:table-cell office:value-type="float" office:value="3980190515" table:style-name="ce10">
            <text:p>3 980 190 5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29863" table:style-name="ce10">
            <text:p>29 863</text:p>
          </table:table-cell>
          <table:table-cell office:value-type="float" office:value="303733" table:style-name="ce10">
            <text:p>303 733</text:p>
          </table:table-cell>
          <table:table-cell office:value-type="float" office:value="265926" table:style-name="ce10">
            <text:p>265 926</text:p>
          </table:table-cell>
          <table:table-cell office:value-type="float" office:value="9136851127" table:style-name="ce10">
            <text:p>9 136 851 12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892" table:style-name="ce10">
            <text:p>1 892</text:p>
          </table:table-cell>
          <table:table-cell office:value-type="float" office:value="18780" table:style-name="ce10">
            <text:p>18 780</text:p>
          </table:table-cell>
          <table:table-cell office:value-type="float" office:value="16626" table:style-name="ce10">
            <text:p>16 626</text:p>
          </table:table-cell>
          <table:table-cell office:value-type="float" office:value="465111362" table:style-name="ce10">
            <text:p>465 111 3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915" table:style-name="ce10">
            <text:p>915</text:p>
          </table:table-cell>
          <table:table-cell office:value-type="float" office:value="9673" table:style-name="ce10">
            <text:p>9 673</text:p>
          </table:table-cell>
          <table:table-cell office:value-type="float" office:value="8158" table:style-name="ce10">
            <text:p>8 158</text:p>
          </table:table-cell>
          <table:table-cell office:value-type="float" office:value="241921161" table:style-name="ce10">
            <text:p>241 921 1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8519" table:style-name="ce10">
            <text:p>8 519</text:p>
          </table:table-cell>
          <table:table-cell office:value-type="float" office:value="88885" table:style-name="ce10">
            <text:p>88 885</text:p>
          </table:table-cell>
          <table:table-cell office:value-type="float" office:value="75074" table:style-name="ce10">
            <text:p>75 074</text:p>
          </table:table-cell>
          <table:table-cell office:value-type="float" office:value="2033074320" table:style-name="ce10">
            <text:p>2 033 074 32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7855" table:style-name="ce10">
            <text:p>17 855</text:p>
          </table:table-cell>
          <table:table-cell office:value-type="float" office:value="159589" table:style-name="ce10">
            <text:p>159 589</text:p>
          </table:table-cell>
          <table:table-cell office:value-type="float" office:value="138451" table:style-name="ce10">
            <text:p>138 451</text:p>
          </table:table-cell>
          <table:table-cell office:value-type="float" office:value="3769963473" table:style-name="ce10">
            <text:p>3 769 963 4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8621" table:style-name="ce10">
            <text:p>18 621</text:p>
          </table:table-cell>
          <table:table-cell office:value-type="float" office:value="164294" table:style-name="ce10">
            <text:p>164 294</text:p>
          </table:table-cell>
          <table:table-cell office:value-type="float" office:value="140930" table:style-name="ce10">
            <text:p>140 930</text:p>
          </table:table-cell>
          <table:table-cell office:value-type="float" office:value="3857930690" table:style-name="ce10">
            <text:p>3 857 930 6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2618" table:style-name="ce10">
            <text:p>12 618</text:p>
          </table:table-cell>
          <table:table-cell office:value-type="float" office:value="125515" table:style-name="ce10">
            <text:p>125 515</text:p>
          </table:table-cell>
          <table:table-cell office:value-type="float" office:value="106189" table:style-name="ce10">
            <text:p>106 189</text:p>
          </table:table-cell>
          <table:table-cell office:value-type="float" office:value="3023731071" table:style-name="ce10">
            <text:p>3 023 731 0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mble</text:p>
          </table:table-cell>
          <table:table-cell office:value-type="float" office:value="13935" table:style-name="ce10">
            <text:p>13 935</text:p>
          </table:table-cell>
          <table:table-cell office:value-type="float" office:value="128991" table:style-name="ce10">
            <text:p>128 991</text:p>
          </table:table-cell>
          <table:table-cell office:value-type="float" office:value="112990" table:style-name="ce10">
            <text:p>112 990</text:p>
          </table:table-cell>
          <table:table-cell office:value-type="float" office:value="3271980965" table:style-name="ce10">
            <text:p>3 271 980 9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128" table:style-name="ce10">
            <text:p>128</text:p>
          </table:table-cell>
          <table:table-cell office:value-type="float" office:value="1276" table:style-name="ce10">
            <text:p>1 276</text:p>
          </table:table-cell>
          <table:table-cell office:value-type="float" office:value="1005" table:style-name="ce10">
            <text:p>1 005</text:p>
          </table:table-cell>
          <table:table-cell office:value-type="float" office:value="29125428" table:style-name="ce10">
            <text:p>29 125 42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80" table:style-name="ce10">
            <text:p>80</text:p>
          </table:table-cell>
          <table:table-cell office:value-type="float" office:value="1256" table:style-name="ce10">
            <text:p>1 256</text:p>
          </table:table-cell>
          <table:table-cell office:value-type="float" office:value="1041" table:style-name="ce10">
            <text:p>1 041</text:p>
          </table:table-cell>
          <table:table-cell office:value-type="float" office:value="31729255" table:style-name="ce10">
            <text:p>31 729 2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118" table:style-name="ce10">
            <text:p>118</text:p>
          </table:table-cell>
          <table:table-cell office:value-type="float" office:value="2423" table:style-name="ce10">
            <text:p>2 423</text:p>
          </table:table-cell>
          <table:table-cell office:value-type="float" office:value="1852" table:style-name="ce10">
            <text:p>1 852</text:p>
          </table:table-cell>
          <table:table-cell office:value-type="float" office:value="57639877" table:style-name="ce10">
            <text:p>57 639 87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633" table:style-name="ce10">
            <text:p>633</text:p>
          </table:table-cell>
          <table:table-cell office:value-type="float" office:value="6489" table:style-name="ce10">
            <text:p>6 489</text:p>
          </table:table-cell>
          <table:table-cell office:value-type="float" office:value="5460" table:style-name="ce10">
            <text:p>5 460</text:p>
          </table:table-cell>
          <table:table-cell office:value-type="float" office:value="134415053" table:style-name="ce10">
            <text:p>134 415 0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1064" table:style-name="ce10">
            <text:p>1 064</text:p>
          </table:table-cell>
          <table:table-cell office:value-type="float" office:value="16239" table:style-name="ce10">
            <text:p>16 239</text:p>
          </table:table-cell>
          <table:table-cell office:value-type="float" office:value="13228" table:style-name="ce10">
            <text:p>13 228</text:p>
          </table:table-cell>
          <table:table-cell office:value-type="float" office:value="356282507" table:style-name="ce10">
            <text:p>356 282 5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625" table:style-name="ce10">
            <text:p>625</text:p>
          </table:table-cell>
          <table:table-cell office:value-type="float" office:value="19946" table:style-name="ce10">
            <text:p>19 946</text:p>
          </table:table-cell>
          <table:table-cell office:value-type="float" office:value="14358" table:style-name="ce10">
            <text:p>14 358</text:p>
          </table:table-cell>
          <table:table-cell office:value-type="float" office:value="325311516" table:style-name="ce10">
            <text:p>325 311 5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281" table:style-name="ce10">
            <text:p>281</text:p>
          </table:table-cell>
          <table:table-cell office:value-type="float" office:value="19412" table:style-name="ce10">
            <text:p>19 412</text:p>
          </table:table-cell>
          <table:table-cell office:value-type="float" office:value="16746" table:style-name="ce10">
            <text:p>16 746</text:p>
          </table:table-cell>
          <table:table-cell office:value-type="float" office:value="286871814" table:style-name="ce10">
            <text:p>286 871 81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566" table:style-name="ce10">
            <text:p>566</text:p>
          </table:table-cell>
          <table:table-cell office:value-type="float" office:value="3565" table:style-name="ce10">
            <text:p>3 565</text:p>
          </table:table-cell>
          <table:table-cell office:value-type="float" office:value="2856" table:style-name="ce10">
            <text:p>2 856</text:p>
          </table:table-cell>
          <table:table-cell office:value-type="float" office:value="91154287" table:style-name="ce10">
            <text:p>91 154 2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403" table:style-name="ce10">
            <text:p>403</text:p>
          </table:table-cell>
          <table:table-cell office:value-type="float" office:value="1486" table:style-name="ce10">
            <text:p>1 486</text:p>
          </table:table-cell>
          <table:table-cell office:value-type="float" office:value="815" table:style-name="ce10">
            <text:p>815</text:p>
          </table:table-cell>
          <table:table-cell office:value-type="float" office:value="21730856" table:style-name="ce10">
            <text:p>21 730 85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244" table:style-name="ce10">
            <text:p>1 244</text:p>
          </table:table-cell>
          <table:table-cell office:value-type="float" office:value="33711" table:style-name="ce10">
            <text:p>33 711</text:p>
          </table:table-cell>
          <table:table-cell office:value-type="float" office:value="29684" table:style-name="ce10">
            <text:p>29 684</text:p>
          </table:table-cell>
          <table:table-cell office:value-type="float" office:value="997948219" table:style-name="ce10">
            <text:p>997 948 21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345" table:style-name="ce10">
            <text:p>345</text:p>
          </table:table-cell>
          <table:table-cell office:value-type="float" office:value="3119" table:style-name="ce10">
            <text:p>3 119</text:p>
          </table:table-cell>
          <table:table-cell office:value-type="float" office:value="2804" table:style-name="ce10">
            <text:p>2 804</text:p>
          </table:table-cell>
          <table:table-cell office:value-type="float" office:value="93011470" table:style-name="ce10">
            <text:p>93 011 4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92" table:style-name="ce10">
            <text:p>292</text:p>
          </table:table-cell>
          <table:table-cell office:value-type="float" office:value="13285" table:style-name="ce10">
            <text:p>13 285</text:p>
          </table:table-cell>
          <table:table-cell office:value-type="float" office:value="11316" table:style-name="ce10">
            <text:p>11 316</text:p>
          </table:table-cell>
          <table:table-cell office:value-type="float" office:value="312647463" table:style-name="ce10">
            <text:p>312 647 46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472" table:style-name="ce10">
            <text:p>472</text:p>
          </table:table-cell>
          <table:table-cell office:value-type="float" office:value="9197" table:style-name="ce10">
            <text:p>9 197</text:p>
          </table:table-cell>
          <table:table-cell office:value-type="float" office:value="7774" table:style-name="ce10">
            <text:p>7 774</text:p>
          </table:table-cell>
          <table:table-cell office:value-type="float" office:value="227918599" table:style-name="ce10">
            <text:p>227 918 5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547" table:style-name="ce10">
            <text:p>547</text:p>
          </table:table-cell>
          <table:table-cell office:value-type="float" office:value="22639" table:style-name="ce10">
            <text:p>22 639</text:p>
          </table:table-cell>
          <table:table-cell office:value-type="float" office:value="19534" table:style-name="ce10">
            <text:p>19 534</text:p>
          </table:table-cell>
          <table:table-cell office:value-type="float" office:value="551831635" table:style-name="ce10">
            <text:p>551 831 6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491" table:style-name="ce10">
            <text:p>491</text:p>
          </table:table-cell>
          <table:table-cell office:value-type="float" office:value="2152" table:style-name="ce10">
            <text:p>2 152</text:p>
          </table:table-cell>
          <table:table-cell office:value-type="float" office:value="1803" table:style-name="ce10">
            <text:p>1 803</text:p>
          </table:table-cell>
          <table:table-cell office:value-type="float" office:value="42901504" table:style-name="ce10">
            <text:p>42 901 50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4539" table:style-name="ce10">
            <text:p>4 539</text:p>
          </table:table-cell>
          <table:table-cell office:value-type="float" office:value="8257" table:style-name="ce10">
            <text:p>8 257</text:p>
          </table:table-cell>
          <table:table-cell office:value-type="float" office:value="6343" table:style-name="ce10">
            <text:p>6 343</text:p>
          </table:table-cell>
          <table:table-cell office:value-type="float" office:value="167273908" table:style-name="ce10">
            <text:p>167 273 9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66" table:style-name="ce10">
            <text:p>66</text:p>
          </table:table-cell>
          <table:table-cell office:value-type="float" office:value="650" table:style-name="ce10">
            <text:p>650</text:p>
          </table:table-cell>
          <table:table-cell office:value-type="float" office:value="510" table:style-name="ce10">
            <text:p>510</text:p>
          </table:table-cell>
          <table:table-cell office:value-type="float" office:value="13967195" table:style-name="ce10">
            <text:p>13 967 1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33" table:style-name="ce10">
            <text:p>33</text:p>
          </table:table-cell>
          <table:table-cell office:value-type="float" office:value="631" table:style-name="ce10">
            <text:p>631</text:p>
          </table:table-cell>
          <table:table-cell office:value-type="float" office:value="537" table:style-name="ce10">
            <text:p>537</text:p>
          </table:table-cell>
          <table:table-cell office:value-type="float" office:value="15913602" table:style-name="ce10">
            <text:p>15 913 6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55" table:style-name="ce10">
            <text:p>55</text:p>
          </table:table-cell>
          <table:table-cell office:value-type="float" office:value="1109" table:style-name="ce10">
            <text:p>1 109</text:p>
          </table:table-cell>
          <table:table-cell office:value-type="float" office:value="898" table:style-name="ce10">
            <text:p>898</text:p>
          </table:table-cell>
          <table:table-cell office:value-type="float" office:value="29295195" table:style-name="ce10">
            <text:p>29 295 1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109" table:style-name="ce10">
            <text:p>109</text:p>
          </table:table-cell>
          <table:table-cell office:value-type="float" office:value="846" table:style-name="ce10">
            <text:p>846</text:p>
          </table:table-cell>
          <table:table-cell office:value-type="float" office:value="663" table:style-name="ce10">
            <text:p>663</text:p>
          </table:table-cell>
          <table:table-cell office:value-type="float" office:value="15859861" table:style-name="ce10">
            <text:p>15 859 8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420" table:style-name="ce10">
            <text:p>420</text:p>
          </table:table-cell>
          <table:table-cell office:value-type="float" office:value="5050" table:style-name="ce10">
            <text:p>5 050</text:p>
          </table:table-cell>
          <table:table-cell office:value-type="float" office:value="4033" table:style-name="ce10">
            <text:p>4 033</text:p>
          </table:table-cell>
          <table:table-cell office:value-type="float" office:value="104391225" table:style-name="ce10">
            <text:p>104 391 2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330" table:style-name="ce10">
            <text:p>330</text:p>
          </table:table-cell>
          <table:table-cell office:value-type="float" office:value="8411" table:style-name="ce10">
            <text:p>8 411</text:p>
          </table:table-cell>
          <table:table-cell office:value-type="float" office:value="6082" table:style-name="ce10">
            <text:p>6 082</text:p>
          </table:table-cell>
          <table:table-cell office:value-type="float" office:value="141455728" table:style-name="ce10">
            <text:p>141 455 72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81" table:style-name="ce10">
            <text:p>81</text:p>
          </table:table-cell>
          <table:table-cell office:value-type="float" office:value="7201" table:style-name="ce10">
            <text:p>7 201</text:p>
          </table:table-cell>
          <table:table-cell office:value-type="float" office:value="6133" table:style-name="ce10">
            <text:p>6 133</text:p>
          </table:table-cell>
          <table:table-cell office:value-type="float" office:value="105451327" table:style-name="ce10">
            <text:p>105 451 32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126" table:style-name="ce10">
            <text:p>126</text:p>
          </table:table-cell>
          <table:table-cell office:value-type="float" office:value="818" table:style-name="ce10">
            <text:p>818</text:p>
          </table:table-cell>
          <table:table-cell office:value-type="float" office:value="697" table:style-name="ce10">
            <text:p>697</text:p>
          </table:table-cell>
          <table:table-cell office:value-type="float" office:value="21931458" table:style-name="ce10">
            <text:p>21 931 4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81" table:style-name="ce10">
            <text:p>81</text:p>
          </table:table-cell>
          <table:table-cell office:value-type="string" table:style-name="ce10">
            <text:p>s</text:p>
          </table:table-cell>
          <table:table-cell office:value-type="float" office:value="181" table:style-name="ce10">
            <text:p>181</text:p>
          </table:table-cell>
          <table:table-cell office:value-type="float" office:value="4992448" table:style-name="ce10">
            <text:p>4 992 4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89" table:style-name="ce10">
            <text:p>289</text:p>
          </table:table-cell>
          <table:table-cell office:value-type="float" office:value="7453" table:style-name="ce10">
            <text:p>7 453</text:p>
          </table:table-cell>
          <table:table-cell office:value-type="float" office:value="6671" table:style-name="ce10">
            <text:p>6 671</text:p>
          </table:table-cell>
          <table:table-cell office:value-type="float" office:value="219929409" table:style-name="ce10">
            <text:p>219 929 4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121" table:style-name="ce10">
            <text:p>121</text:p>
          </table:table-cell>
          <table:table-cell office:value-type="float" office:value="917" table:style-name="ce10">
            <text:p>917</text:p>
          </table:table-cell>
          <table:table-cell office:value-type="float" office:value="853" table:style-name="ce10">
            <text:p>853</text:p>
          </table:table-cell>
          <table:table-cell office:value-type="float" office:value="25269751" table:style-name="ce10">
            <text:p>25 269 7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10" table:style-name="ce10">
            <text:p>110</text:p>
          </table:table-cell>
          <table:table-cell office:value-type="float" office:value="4526" table:style-name="ce10">
            <text:p>4 526</text:p>
          </table:table-cell>
          <table:table-cell office:value-type="float" office:value="3890" table:style-name="ce10">
            <text:p>3 890</text:p>
          </table:table-cell>
          <table:table-cell office:value-type="float" office:value="106039191" table:style-name="ce10">
            <text:p>106 039 1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68" table:style-name="ce10">
            <text:p>168</text:p>
          </table:table-cell>
          <table:table-cell office:value-type="float" office:value="4083" table:style-name="ce10">
            <text:p>4 083</text:p>
          </table:table-cell>
          <table:table-cell office:value-type="float" office:value="3504" table:style-name="ce10">
            <text:p>3 504</text:p>
          </table:table-cell>
          <table:table-cell office:value-type="float" office:value="101897843" table:style-name="ce10">
            <text:p>101 897 8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25" table:style-name="ce10">
            <text:p>225</text:p>
          </table:table-cell>
          <table:table-cell office:value-type="float" office:value="8112" table:style-name="ce10">
            <text:p>8 112</text:p>
          </table:table-cell>
          <table:table-cell office:value-type="float" office:value="6927" table:style-name="ce10">
            <text:p>6 927</text:p>
          </table:table-cell>
          <table:table-cell office:value-type="float" office:value="196545732" table:style-name="ce10">
            <text:p>196 545 73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43" table:style-name="ce10">
            <text:p>143</text:p>
          </table:table-cell>
          <table:table-cell office:value-type="string" table:style-name="ce10">
            <text:p>s</text:p>
          </table:table-cell>
          <table:table-cell office:value-type="float" office:value="442" table:style-name="ce10">
            <text:p>442</text:p>
          </table:table-cell>
          <table:table-cell office:value-type="float" office:value="10296101" table:style-name="ce10">
            <text:p>10 296 1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1226" table:style-name="ce10">
            <text:p>1 226</text:p>
          </table:table-cell>
          <table:table-cell office:value-type="string" table:style-name="ce10">
            <text:p>s</text:p>
          </table:table-cell>
          <table:table-cell office:value-type="float" office:value="1649" table:style-name="ce10">
            <text:p>1 649</text:p>
          </table:table-cell>
          <table:table-cell office:value-type="float" office:value="39065010" table:style-name="ce10">
            <text:p>39 065 0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7" table:style-name="ce10">
            <text:p>37</text:p>
          </table:table-cell>
          <table:table-cell office:value-type="float" office:value="333" table:style-name="ce10">
            <text:p>333</text:p>
          </table:table-cell>
          <table:table-cell office:value-type="float" office:value="298" table:style-name="ce10">
            <text:p>298</text:p>
          </table:table-cell>
          <table:table-cell office:value-type="float" office:value="9357826" table:style-name="ce10">
            <text:p>9 357 8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21" table:style-name="ce10">
            <text:p>21</text:p>
          </table:table-cell>
          <table:table-cell office:value-type="float" office:value="531" table:style-name="ce10">
            <text:p>531</text:p>
          </table:table-cell>
          <table:table-cell office:value-type="float" office:value="442" table:style-name="ce10">
            <text:p>442</text:p>
          </table:table-cell>
          <table:table-cell office:value-type="float" office:value="12538997" table:style-name="ce10">
            <text:p>12 538 9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50" table:style-name="ce10">
            <text:p>50</text:p>
          </table:table-cell>
          <table:table-cell office:value-type="float" office:value="1077" table:style-name="ce10">
            <text:p>1 077</text:p>
          </table:table-cell>
          <table:table-cell office:value-type="float" office:value="885" table:style-name="ce10">
            <text:p>885</text:p>
          </table:table-cell>
          <table:table-cell office:value-type="float" office:value="28530773" table:style-name="ce10">
            <text:p>28 530 7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131" table:style-name="ce10">
            <text:p>131</text:p>
          </table:table-cell>
          <table:table-cell office:value-type="float" office:value="1316" table:style-name="ce10">
            <text:p>1 316</text:p>
          </table:table-cell>
          <table:table-cell office:value-type="float" office:value="1123" table:style-name="ce10">
            <text:p>1 123</text:p>
          </table:table-cell>
          <table:table-cell office:value-type="float" office:value="27047005" table:style-name="ce10">
            <text:p>27 047 00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292" table:style-name="ce10">
            <text:p>292</text:p>
          </table:table-cell>
          <table:table-cell office:value-type="float" office:value="4662" table:style-name="ce10">
            <text:p>4 662</text:p>
          </table:table-cell>
          <table:table-cell office:value-type="float" office:value="3813" table:style-name="ce10">
            <text:p>3 813</text:p>
          </table:table-cell>
          <table:table-cell office:value-type="float" office:value="104783470" table:style-name="ce10">
            <text:p>104 783 4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266" table:style-name="ce10">
            <text:p>266</text:p>
          </table:table-cell>
          <table:table-cell office:value-type="float" office:value="9260" table:style-name="ce10">
            <text:p>9 260</text:p>
          </table:table-cell>
          <table:table-cell office:value-type="float" office:value="6963" table:style-name="ce10">
            <text:p>6 963</text:p>
          </table:table-cell>
          <table:table-cell office:value-type="float" office:value="163017192" table:style-name="ce10">
            <text:p>163 017 1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16" table:style-name="ce10">
            <text:p>116</text:p>
          </table:table-cell>
          <table:table-cell office:value-type="float" office:value="9145" table:style-name="ce10">
            <text:p>9 145</text:p>
          </table:table-cell>
          <table:table-cell office:value-type="float" office:value="7748" table:style-name="ce10">
            <text:p>7 748</text:p>
          </table:table-cell>
          <table:table-cell office:value-type="float" office:value="133253593" table:style-name="ce10">
            <text:p>133 253 5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260" table:style-name="ce10">
            <text:p>260</text:p>
          </table:table-cell>
          <table:table-cell office:value-type="float" office:value="788" table:style-name="ce10">
            <text:p>788</text:p>
          </table:table-cell>
          <table:table-cell office:value-type="float" office:value="646" table:style-name="ce10">
            <text:p>646</text:p>
          </table:table-cell>
          <table:table-cell office:value-type="float" office:value="19294003" table:style-name="ce10">
            <text:p>19 294 00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75" table:style-name="ce10">
            <text:p>175</text:p>
          </table:table-cell>
          <table:table-cell office:value-type="float" office:value="567" table:style-name="ce10">
            <text:p>567</text:p>
          </table:table-cell>
          <table:table-cell office:value-type="float" office:value="333" table:style-name="ce10">
            <text:p>333</text:p>
          </table:table-cell>
          <table:table-cell office:value-type="float" office:value="9241226" table:style-name="ce10">
            <text:p>9 241 2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216" table:style-name="ce10">
            <text:p>1 216</text:p>
          </table:table-cell>
          <table:table-cell office:value-type="float" office:value="24908" table:style-name="ce10">
            <text:p>24 908</text:p>
          </table:table-cell>
          <table:table-cell office:value-type="float" office:value="22782" table:style-name="ce10">
            <text:p>22 782</text:p>
          </table:table-cell>
          <table:table-cell office:value-type="float" office:value="747951607" table:style-name="ce10">
            <text:p>747 951 6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178" table:style-name="ce10">
            <text:p>178</text:p>
          </table:table-cell>
          <table:table-cell office:value-type="float" office:value="1444" table:style-name="ce10">
            <text:p>1 444</text:p>
          </table:table-cell>
          <table:table-cell office:value-type="float" office:value="1233" table:style-name="ce10">
            <text:p>1 233</text:p>
          </table:table-cell>
          <table:table-cell office:value-type="float" office:value="40207569" table:style-name="ce10">
            <text:p>40 207 56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30" table:style-name="ce10">
            <text:p>130</text:p>
          </table:table-cell>
          <table:table-cell office:value-type="float" office:value="6617" table:style-name="ce10">
            <text:p>6 617</text:p>
          </table:table-cell>
          <table:table-cell office:value-type="float" office:value="5631" table:style-name="ce10">
            <text:p>5 631</text:p>
          </table:table-cell>
          <table:table-cell office:value-type="float" office:value="151482367" table:style-name="ce10">
            <text:p>151 482 3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99" table:style-name="ce10">
            <text:p>99</text:p>
          </table:table-cell>
          <table:table-cell office:value-type="float" office:value="2628" table:style-name="ce10">
            <text:p>2 628</text:p>
          </table:table-cell>
          <table:table-cell office:value-type="float" office:value="2264" table:style-name="ce10">
            <text:p>2 264</text:p>
          </table:table-cell>
          <table:table-cell office:value-type="float" office:value="66959275" table:style-name="ce10">
            <text:p>66 959 2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21" table:style-name="ce10">
            <text:p>221</text:p>
          </table:table-cell>
          <table:table-cell office:value-type="float" office:value="8937" table:style-name="ce10">
            <text:p>8 937</text:p>
          </table:table-cell>
          <table:table-cell office:value-type="float" office:value="7783" table:style-name="ce10">
            <text:p>7 783</text:p>
          </table:table-cell>
          <table:table-cell office:value-type="float" office:value="216997148" table:style-name="ce10">
            <text:p>216 997 1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64" table:style-name="ce10">
            <text:p>164</text:p>
          </table:table-cell>
          <table:table-cell office:value-type="float" office:value="699" table:style-name="ce10">
            <text:p>699</text:p>
          </table:table-cell>
          <table:table-cell office:value-type="float" office:value="614" table:style-name="ce10">
            <text:p>614</text:p>
          </table:table-cell>
          <table:table-cell office:value-type="float" office:value="14871276" table:style-name="ce10">
            <text:p>14 871 2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2148" table:style-name="ce10">
            <text:p>2 148</text:p>
          </table:table-cell>
          <table:table-cell office:value-type="float" office:value="3362" table:style-name="ce10">
            <text:p>3 362</text:p>
          </table:table-cell>
          <table:table-cell office:value-type="float" office:value="2692" table:style-name="ce10">
            <text:p>2 692</text:p>
          </table:table-cell>
          <table:table-cell office:value-type="float" office:value="69054670" table:style-name="ce10">
            <text:p>69 054 6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6" table:style-name="ce10">
            <text:p>36</text:p>
          </table:table-cell>
          <table:table-cell office:value-type="float" office:value="524" table:style-name="ce10">
            <text:p>524</text:p>
          </table:table-cell>
          <table:table-cell office:value-type="float" office:value="453" table:style-name="ce10">
            <text:p>453</text:p>
          </table:table-cell>
          <table:table-cell office:value-type="float" office:value="12696073" table:style-name="ce10">
            <text:p>12 696 0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26" table:style-name="ce10">
            <text:p>26</text:p>
          </table:table-cell>
          <table:table-cell office:value-type="float" office:value="404" table:style-name="ce10">
            <text:p>404</text:p>
          </table:table-cell>
          <table:table-cell office:value-type="float" office:value="366" table:style-name="ce10">
            <text:p>366</text:p>
          </table:table-cell>
          <table:table-cell office:value-type="float" office:value="11097500" table:style-name="ce10">
            <text:p>11 097 5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52" table:style-name="ce10">
            <text:p>52</text:p>
          </table:table-cell>
          <table:table-cell office:value-type="float" office:value="1041" table:style-name="ce10">
            <text:p>1 041</text:p>
          </table:table-cell>
          <table:table-cell office:value-type="float" office:value="848" table:style-name="ce10">
            <text:p>848</text:p>
          </table:table-cell>
          <table:table-cell office:value-type="float" office:value="27825816" table:style-name="ce10">
            <text:p>27 825 8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81" table:style-name="ce10">
            <text:p>81</text:p>
          </table:table-cell>
          <table:table-cell office:value-type="float" office:value="476" table:style-name="ce10">
            <text:p>476</text:p>
          </table:table-cell>
          <table:table-cell office:value-type="float" office:value="415" table:style-name="ce10">
            <text:p>415</text:p>
          </table:table-cell>
          <table:table-cell office:value-type="float" office:value="9868880" table:style-name="ce10">
            <text:p>9 868 8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311" table:style-name="ce10">
            <text:p>311</text:p>
          </table:table-cell>
          <table:table-cell office:value-type="float" office:value="5261" table:style-name="ce10">
            <text:p>5 261</text:p>
          </table:table-cell>
          <table:table-cell office:value-type="float" office:value="4210" table:style-name="ce10">
            <text:p>4 210</text:p>
          </table:table-cell>
          <table:table-cell office:value-type="float" office:value="102531745" table:style-name="ce10">
            <text:p>102 531 74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228" table:style-name="ce10">
            <text:p>228</text:p>
          </table:table-cell>
          <table:table-cell office:value-type="float" office:value="7197" table:style-name="ce10">
            <text:p>7 197</text:p>
          </table:table-cell>
          <table:table-cell office:value-type="float" office:value="5249" table:style-name="ce10">
            <text:p>5 249</text:p>
          </table:table-cell>
          <table:table-cell office:value-type="float" office:value="120250536" table:style-name="ce10">
            <text:p>120 250 53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16" table:style-name="ce10">
            <text:p>116</text:p>
          </table:table-cell>
          <table:table-cell office:value-type="float" office:value="7062" table:style-name="ce10">
            <text:p>7 062</text:p>
          </table:table-cell>
          <table:table-cell office:value-type="float" office:value="6214" table:style-name="ce10">
            <text:p>6 214</text:p>
          </table:table-cell>
          <table:table-cell office:value-type="float" office:value="109530646" table:style-name="ce10">
            <text:p>109 530 64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178" table:style-name="ce10">
            <text:p>178</text:p>
          </table:table-cell>
          <table:table-cell office:value-type="float" office:value="652" table:style-name="ce10">
            <text:p>652</text:p>
          </table:table-cell>
          <table:table-cell office:value-type="float" office:value="512" table:style-name="ce10">
            <text:p>512</text:p>
          </table:table-cell>
          <table:table-cell office:value-type="float" office:value="14947617" table:style-name="ce10">
            <text:p>14 947 6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20" table:style-name="ce10">
            <text:p>120</text:p>
          </table:table-cell>
          <table:table-cell office:value-type="float" office:value="346" table:style-name="ce10">
            <text:p>346</text:p>
          </table:table-cell>
          <table:table-cell office:value-type="float" office:value="169" table:style-name="ce10">
            <text:p>169</text:p>
          </table:table-cell>
          <table:table-cell office:value-type="float" office:value="4501266" table:style-name="ce10">
            <text:p>4 501 26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86" table:style-name="ce10">
            <text:p>286</text:p>
          </table:table-cell>
          <table:table-cell office:value-type="float" office:value="6763" table:style-name="ce10">
            <text:p>6 763</text:p>
          </table:table-cell>
          <table:table-cell office:value-type="float" office:value="5828" table:style-name="ce10">
            <text:p>5 828</text:p>
          </table:table-cell>
          <table:table-cell office:value-type="float" office:value="199345962" table:style-name="ce10">
            <text:p>199 345 9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102" table:style-name="ce10">
            <text:p>102</text:p>
          </table:table-cell>
          <table:table-cell office:value-type="float" office:value="851" table:style-name="ce10">
            <text:p>851</text:p>
          </table:table-cell>
          <table:table-cell office:value-type="float" office:value="754" table:style-name="ce10">
            <text:p>754</text:p>
          </table:table-cell>
          <table:table-cell office:value-type="float" office:value="24672565" table:style-name="ce10">
            <text:p>24 672 5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80" table:style-name="ce10">
            <text:p>80</text:p>
          </table:table-cell>
          <table:table-cell office:value-type="float" office:value="2477" table:style-name="ce10">
            <text:p>2 477</text:p>
          </table:table-cell>
          <table:table-cell office:value-type="float" office:value="2149" table:style-name="ce10">
            <text:p>2 149</text:p>
          </table:table-cell>
          <table:table-cell office:value-type="float" office:value="59179851" table:style-name="ce10">
            <text:p>59 179 8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12" table:style-name="ce10">
            <text:p>112</text:p>
          </table:table-cell>
          <table:table-cell office:value-type="float" office:value="2089" table:style-name="ce10">
            <text:p>2 089</text:p>
          </table:table-cell>
          <table:table-cell office:value-type="float" office:value="1769" table:style-name="ce10">
            <text:p>1 769</text:p>
          </table:table-cell>
          <table:table-cell office:value-type="float" office:value="48394368" table:style-name="ce10">
            <text:p>48 394 3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03" table:style-name="ce10">
            <text:p>203</text:p>
          </table:table-cell>
          <table:table-cell office:value-type="float" office:value="7398" table:style-name="ce10">
            <text:p>7 398</text:p>
          </table:table-cell>
          <table:table-cell office:value-type="float" office:value="6522" table:style-name="ce10">
            <text:p>6 522</text:p>
          </table:table-cell>
          <table:table-cell office:value-type="float" office:value="183818975" table:style-name="ce10">
            <text:p>183 818 9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77" table:style-name="ce10">
            <text:p>177</text:p>
          </table:table-cell>
          <table:table-cell office:value-type="float" office:value="366" table:style-name="ce10">
            <text:p>366</text:p>
          </table:table-cell>
          <table:table-cell office:value-type="float" office:value="330" table:style-name="ce10">
            <text:p>330</text:p>
          </table:table-cell>
          <table:table-cell office:value-type="float" office:value="7082396" table:style-name="ce10">
            <text:p>7 082 39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1623" table:style-name="ce10">
            <text:p>1 623</text:p>
          </table:table-cell>
          <table:table-cell office:value-type="float" office:value="2380" table:style-name="ce10">
            <text:p>2 380</text:p>
          </table:table-cell>
          <table:table-cell office:value-type="float" office:value="1943" table:style-name="ce10">
            <text:p>1 943</text:p>
          </table:table-cell>
          <table:table-cell office:value-type="float" office:value="49761054" table:style-name="ce10">
            <text:p>49 761 0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9" table:style-name="ce10">
            <text:p>9</text:p>
          </table:table-cell>
          <table:table-cell office:value-type="float" office:value="199" table:style-name="ce10">
            <text:p>199</text:p>
          </table:table-cell>
          <table:table-cell office:value-type="float" office:value="164" table:style-name="ce10">
            <text:p>164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12" table:style-name="ce10">
            <text:p>12</text:p>
          </table:table-cell>
          <table:table-cell office:value-type="float" office:value="181" table:style-name="ce10">
            <text:p>181</text:p>
          </table:table-cell>
          <table:table-cell office:value-type="float" office:value="148" table:style-name="ce10">
            <text:p>148</text:p>
          </table:table-cell>
          <table:table-cell office:value-type="float" office:value="5199315" table:style-name="ce10">
            <text:p>5 199 3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3153472" table:style-name="ce10">
            <text:p>3 153 4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50" table:style-name="ce10">
            <text:p>50</text:p>
          </table:table-cell>
          <table:table-cell office:value-type="float" office:value="340" table:style-name="ce10">
            <text:p>340</text:p>
          </table:table-cell>
          <table:table-cell office:value-type="float" office:value="267" table:style-name="ce10">
            <text:p>267</text:p>
          </table:table-cell>
          <table:table-cell office:value-type="float" office:value="7589425" table:style-name="ce10">
            <text:p>7 589 4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84" table:style-name="ce10">
            <text:p>84</text:p>
          </table:table-cell>
          <table:table-cell office:value-type="float" office:value="1700" table:style-name="ce10">
            <text:p>1 700</text:p>
          </table:table-cell>
          <table:table-cell office:value-type="float" office:value="1359" table:style-name="ce10">
            <text:p>1 359</text:p>
          </table:table-cell>
          <table:table-cell office:value-type="float" office:value="31454100" table:style-name="ce10">
            <text:p>31 454 1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6" table:style-name="ce10">
            <text:p>6</text:p>
          </table:table-cell>
          <table:table-cell office:value-type="float" office:value="384" table:style-name="ce10">
            <text:p>384</text:p>
          </table:table-cell>
          <table:table-cell office:value-type="float" office:value="331" table:style-name="ce10">
            <text:p>331</text:p>
          </table:table-cell>
          <table:table-cell office:value-type="float" office:value="5767376" table:style-name="ce10">
            <text:p>5 767 3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4" table:style-name="ce10">
            <text:p>14</text:p>
          </table:table-cell>
          <table:table-cell office:value-type="float" office:value="311" table:style-name="ce10">
            <text:p>311</text:p>
          </table:table-cell>
          <table:table-cell office:value-type="float" office:value="286" table:style-name="ce10">
            <text:p>286</text:p>
          </table:table-cell>
          <table:table-cell office:value-type="float" office:value="9770985" table:style-name="ce10">
            <text:p>9 770 9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1453799" table:style-name="ce10">
            <text:p>1 453 7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9" table:style-name="ce10">
            <text:p>9</text:p>
          </table:table-cell>
          <table:table-cell office:value-type="float" office:value="379" table:style-name="ce10">
            <text:p>379</text:p>
          </table:table-cell>
          <table:table-cell office:value-type="float" office:value="332" table:style-name="ce10">
            <text:p>332</text:p>
          </table:table-cell>
          <table:table-cell office:value-type="float" office:value="9999937" table:style-name="ce10">
            <text:p>9 999 9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5" table:style-name="ce10">
            <text:p>15</text:p>
          </table:table-cell>
          <table:table-cell office:value-type="float" office:value="298" table:style-name="ce10">
            <text:p>298</text:p>
          </table:table-cell>
          <table:table-cell office:value-type="float" office:value="315" table:style-name="ce10">
            <text:p>315</text:p>
          </table:table-cell>
          <table:table-cell office:value-type="float" office:value="9920461" table:style-name="ce10">
            <text:p>9 920 4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12" table:style-name="ce10">
            <text:p>12</text:p>
          </table:table-cell>
          <table:table-cell office:value-type="float" office:value="429" table:style-name="ce10">
            <text:p>429</text:p>
          </table:table-cell>
          <table:table-cell office:value-type="float" office:value="358" table:style-name="ce10">
            <text:p>358</text:p>
          </table:table-cell>
          <table:table-cell office:value-type="float" office:value="10496652" table:style-name="ce10">
            <text:p>10 496 6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21" table:style-name="ce10">
            <text:p>21</text:p>
          </table:table-cell>
          <table:table-cell office:value-type="float" office:value="75" table:style-name="ce10">
            <text:p>75</text:p>
          </table:table-cell>
          <table:table-cell office:value-type="float" office:value="68" table:style-name="ce10">
            <text:p>68</text:p>
          </table:table-cell>
          <table:table-cell office:value-type="float" office:value="1542780" table:style-name="ce10">
            <text:p>1 542 7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162" table:style-name="ce10">
            <text:p>162</text:p>
          </table:table-cell>
          <table:table-cell office:value-type="float" office:value="254" table:style-name="ce10">
            <text:p>254</text:p>
          </table:table-cell>
          <table:table-cell office:value-type="float" office:value="264" table:style-name="ce10">
            <text:p>264</text:p>
          </table:table-cell>
          <table:table-cell office:value-type="float" office:value="6571862" table:style-name="ce10">
            <text:p>6 571 8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9" table:style-name="ce10">
            <text:p>39</text:p>
          </table:table-cell>
          <table:table-cell office:value-type="float" office:value="474" table:style-name="ce10">
            <text:p>474</text:p>
          </table:table-cell>
          <table:table-cell office:value-type="float" office:value="402" table:style-name="ce10">
            <text:p>402</text:p>
          </table:table-cell>
          <table:table-cell office:value-type="float" office:value="10514207" table:style-name="ce10">
            <text:p>10 514 2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66" table:style-name="ce10">
            <text:p>66</text:p>
          </table:table-cell>
          <table:table-cell office:value-type="float" office:value="1056" table:style-name="ce10">
            <text:p>1 056</text:p>
          </table:table-cell>
          <table:table-cell office:value-type="float" office:value="898" table:style-name="ce10">
            <text:p>898</text:p>
          </table:table-cell>
          <table:table-cell office:value-type="float" office:value="25846906" table:style-name="ce10">
            <text:p>25 846 9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95" table:style-name="ce10">
            <text:p>95</text:p>
          </table:table-cell>
          <table:table-cell office:value-type="float" office:value="2411" table:style-name="ce10">
            <text:p>2 411</text:p>
          </table:table-cell>
          <table:table-cell office:value-type="float" office:value="2002" table:style-name="ce10">
            <text:p>2 002</text:p>
          </table:table-cell>
          <table:table-cell office:value-type="float" office:value="59167059" table:style-name="ce10">
            <text:p>59 167 05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481" table:style-name="ce10">
            <text:p>481</text:p>
          </table:table-cell>
          <table:table-cell office:value-type="float" office:value="5298" table:style-name="ce10">
            <text:p>5 298</text:p>
          </table:table-cell>
          <table:table-cell office:value-type="float" office:value="4459" table:style-name="ce10">
            <text:p>4 459</text:p>
          </table:table-cell>
          <table:table-cell office:value-type="float" office:value="106387140" table:style-name="ce10">
            <text:p>106 387 1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866" table:style-name="ce10">
            <text:p>866</text:p>
          </table:table-cell>
          <table:table-cell office:value-type="float" office:value="13051" table:style-name="ce10">
            <text:p>13 051</text:p>
          </table:table-cell>
          <table:table-cell office:value-type="float" office:value="10435" table:style-name="ce10">
            <text:p>10 435</text:p>
          </table:table-cell>
          <table:table-cell office:value-type="float" office:value="266214034" table:style-name="ce10">
            <text:p>266 214 0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342" table:style-name="ce10">
            <text:p>342</text:p>
          </table:table-cell>
          <table:table-cell office:value-type="float" office:value="15653" table:style-name="ce10">
            <text:p>15 653</text:p>
          </table:table-cell>
          <table:table-cell office:value-type="float" office:value="11473" table:style-name="ce10">
            <text:p>11 473</text:p>
          </table:table-cell>
          <table:table-cell office:value-type="float" office:value="256321208" table:style-name="ce10">
            <text:p>256 321 2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73" table:style-name="ce10">
            <text:p>173</text:p>
          </table:table-cell>
          <table:table-cell office:value-type="float" office:value="14587" table:style-name="ce10">
            <text:p>14 587</text:p>
          </table:table-cell>
          <table:table-cell office:value-type="float" office:value="12737" table:style-name="ce10">
            <text:p>12 737</text:p>
          </table:table-cell>
          <table:table-cell office:value-type="float" office:value="211024667" table:style-name="ce10">
            <text:p>211 024 6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783" table:style-name="ce10">
            <text:p>783</text:p>
          </table:table-cell>
          <table:table-cell office:value-type="float" office:value="2245" table:style-name="ce10">
            <text:p>2 245</text:p>
          </table:table-cell>
          <table:table-cell office:value-type="float" office:value="1864" table:style-name="ce10">
            <text:p>1 864</text:p>
          </table:table-cell>
          <table:table-cell office:value-type="float" office:value="53394899" table:style-name="ce10">
            <text:p>53 394 8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52" table:style-name="ce10">
            <text:p>152</text:p>
          </table:table-cell>
          <table:table-cell office:value-type="float" office:value="700" table:style-name="ce10">
            <text:p>700</text:p>
          </table:table-cell>
          <table:table-cell office:value-type="float" office:value="321" table:style-name="ce10">
            <text:p>321</text:p>
          </table:table-cell>
          <table:table-cell office:value-type="float" office:value="8226189" table:style-name="ce10">
            <text:p>8 226 1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405" table:style-name="ce10">
            <text:p>405</text:p>
          </table:table-cell>
          <table:table-cell office:value-type="float" office:value="11918" table:style-name="ce10">
            <text:p>11 918</text:p>
          </table:table-cell>
          <table:table-cell office:value-type="float" office:value="10768" table:style-name="ce10">
            <text:p>10 768</text:p>
          </table:table-cell>
          <table:table-cell office:value-type="float" office:value="370092526" table:style-name="ce10">
            <text:p>370 092 5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206" table:style-name="ce10">
            <text:p>206</text:p>
          </table:table-cell>
          <table:table-cell office:value-type="float" office:value="1447" table:style-name="ce10">
            <text:p>1 447</text:p>
          </table:table-cell>
          <table:table-cell office:value-type="float" office:value="1344" table:style-name="ce10">
            <text:p>1 344</text:p>
          </table:table-cell>
          <table:table-cell office:value-type="float" office:value="43675002" table:style-name="ce10">
            <text:p>43 675 0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76" table:style-name="ce10">
            <text:p>276</text:p>
          </table:table-cell>
          <table:table-cell office:value-type="float" office:value="11808" table:style-name="ce10">
            <text:p>11 808</text:p>
          </table:table-cell>
          <table:table-cell office:value-type="float" office:value="10180" table:style-name="ce10">
            <text:p>10 180</text:p>
          </table:table-cell>
          <table:table-cell office:value-type="float" office:value="275457526" table:style-name="ce10">
            <text:p>275 457 5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287" table:style-name="ce10">
            <text:p>287</text:p>
          </table:table-cell>
          <table:table-cell office:value-type="float" office:value="7442" table:style-name="ce10">
            <text:p>7 442</text:p>
          </table:table-cell>
          <table:table-cell office:value-type="float" office:value="6440" table:style-name="ce10">
            <text:p>6 440</text:p>
          </table:table-cell>
          <table:table-cell office:value-type="float" office:value="185003268" table:style-name="ce10">
            <text:p>185 003 2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48" table:style-name="ce10">
            <text:p>348</text:p>
          </table:table-cell>
          <table:table-cell office:value-type="float" office:value="14151" table:style-name="ce10">
            <text:p>14 151</text:p>
          </table:table-cell>
          <table:table-cell office:value-type="float" office:value="12356" table:style-name="ce10">
            <text:p>12 356</text:p>
          </table:table-cell>
          <table:table-cell office:value-type="float" office:value="345615568" table:style-name="ce10">
            <text:p>345 615 5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226" table:style-name="ce10">
            <text:p>226</text:p>
          </table:table-cell>
          <table:table-cell office:value-type="float" office:value="1356" table:style-name="ce10">
            <text:p>1 356</text:p>
          </table:table-cell>
          <table:table-cell office:value-type="float" office:value="1073" table:style-name="ce10">
            <text:p>1 073</text:p>
          </table:table-cell>
          <table:table-cell office:value-type="float" office:value="25531642" table:style-name="ce10">
            <text:p>25 531 6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1583" table:style-name="ce10">
            <text:p>1 583</text:p>
          </table:table-cell>
          <table:table-cell office:value-type="float" office:value="3285" table:style-name="ce10">
            <text:p>3 285</text:p>
          </table:table-cell>
          <table:table-cell office:value-type="float" office:value="2692" table:style-name="ce10">
            <text:p>2 692</text:p>
          </table:table-cell>
          <table:table-cell office:value-type="float" office:value="67841441" table:style-name="ce10">
            <text:p>67 841 4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8" table:style-name="ce10">
            <text:p>8</text:p>
          </table:table-cell>
          <table:table-cell office:value-type="float" office:value="100" table:style-name="ce10">
            <text:p>100</text:p>
          </table:table-cell>
          <table:table-cell office:value-type="float" office:value="83" table:style-name="ce10">
            <text:p>83</text:p>
          </table:table-cell>
          <table:table-cell office:value-type="float" office:value="2408917" table:style-name="ce10">
            <text:p>2 408 9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4" table:style-name="ce10">
            <text:p>4</text:p>
          </table:table-cell>
          <table:table-cell office:value-type="float" office:value="27" table:style-name="ce10">
            <text:p>27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63" table:style-name="ce10">
            <text:p>63</text:p>
          </table:table-cell>
          <table:table-cell office:value-type="float" office:value="572" table:style-name="ce10">
            <text:p>572</text:p>
          </table:table-cell>
          <table:table-cell office:value-type="float" office:value="552" table:style-name="ce10">
            <text:p>552</text:p>
          </table:table-cell>
          <table:table-cell office:value-type="float" office:value="12579361" table:style-name="ce10">
            <text:p>12 579 3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94" table:style-name="ce10">
            <text:p>94</text:p>
          </table:table-cell>
          <table:table-cell office:value-type="float" office:value="953" table:style-name="ce10">
            <text:p>953</text:p>
          </table:table-cell>
          <table:table-cell office:value-type="float" office:value="848" table:style-name="ce10">
            <text:p>848</text:p>
          </table:table-cell>
          <table:table-cell office:value-type="float" office:value="25667102" table:style-name="ce10">
            <text:p>25 667 1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41" table:style-name="ce10">
            <text:p>41</text:p>
          </table:table-cell>
          <table:table-cell office:value-type="float" office:value="1305" table:style-name="ce10">
            <text:p>1 305</text:p>
          </table:table-cell>
          <table:table-cell office:value-type="float" office:value="1042" table:style-name="ce10">
            <text:p>1 042</text:p>
          </table:table-cell>
          <table:table-cell office:value-type="float" office:value="23229376" table:style-name="ce10">
            <text:p>23 229 3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25" table:style-name="ce10">
            <text:p>25</text:p>
          </table:table-cell>
          <table:table-cell office:value-type="float" office:value="368" table:style-name="ce10">
            <text:p>368</text:p>
          </table:table-cell>
          <table:table-cell office:value-type="float" office:value="324" table:style-name="ce10">
            <text:p>324</text:p>
          </table:table-cell>
          <table:table-cell office:value-type="float" office:value="6973271" table:style-name="ce10">
            <text:p>6 973 2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21" table:style-name="ce10">
            <text:p>21</text:p>
          </table:table-cell>
          <table:table-cell office:value-type="float" office:value="77" table:style-name="ce10">
            <text:p>77</text:p>
          </table:table-cell>
          <table:table-cell office:value-type="float" office:value="88" table:style-name="ce10">
            <text:p>88</text:p>
          </table:table-cell>
          <table:table-cell office:value-type="float" office:value="2337393" table:style-name="ce10">
            <text:p>2 337 3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3" table:style-name="ce10">
            <text:p>23</text:p>
          </table:table-cell>
          <table:table-cell office:value-type="float" office:value="827" table:style-name="ce10">
            <text:p>827</text:p>
          </table:table-cell>
          <table:table-cell office:value-type="float" office:value="789" table:style-name="ce10">
            <text:p>789</text:p>
          </table:table-cell>
          <table:table-cell office:value-type="float" office:value="31461649" table:style-name="ce10">
            <text:p>31 461 6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44" table:style-name="ce10">
            <text:p>44</text:p>
          </table:table-cell>
          <table:table-cell office:value-type="float" office:value="447" table:style-name="ce10">
            <text:p>447</text:p>
          </table:table-cell>
          <table:table-cell office:value-type="float" office:value="355" table:style-name="ce10">
            <text:p>355</text:p>
          </table:table-cell>
          <table:table-cell office:value-type="float" office:value="9746400" table:style-name="ce10">
            <text:p>9 746 4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2719353" table:style-name="ce10">
            <text:p>2 719 3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24" table:style-name="ce10">
            <text:p>24</text:p>
          </table:table-cell>
          <table:table-cell office:value-type="float" office:value="247" table:style-name="ce10">
            <text:p>247</text:p>
          </table:table-cell>
          <table:table-cell office:value-type="float" office:value="219" table:style-name="ce10">
            <text:p>219</text:p>
          </table:table-cell>
          <table:table-cell office:value-type="float" office:value="7302770" table:style-name="ce10">
            <text:p>7 302 7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4" table:style-name="ce10">
            <text:p>24</text:p>
          </table:table-cell>
          <table:table-cell office:value-type="float" office:value="812" table:style-name="ce10">
            <text:p>812</text:p>
          </table:table-cell>
          <table:table-cell office:value-type="float" office:value="692" table:style-name="ce10">
            <text:p>692</text:p>
          </table:table-cell>
          <table:table-cell office:value-type="float" office:value="23677668" table:style-name="ce10">
            <text:p>23 677 6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83" table:style-name="ce10">
            <text:p>8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4" table:style-name="ce10">
            <text:p>4</text:p>
          </table:table-cell>
          <table:table-cell office:value-type="float" office:value="77" table:style-name="ce10">
            <text:p>77</text:p>
          </table:table-cell>
          <table:table-cell office:value-type="float" office:value="71" table:style-name="ce10">
            <text:p>71</text:p>
          </table:table-cell>
          <table:table-cell office:value-type="float" office:value="2736578" table:style-name="ce10">
            <text:p>2 736 57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6050070" table:style-name="ce10">
            <text:p>6 050 0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31" table:style-name="ce10">
            <text:p>31</text:p>
          </table:table-cell>
          <table:table-cell office:value-type="float" office:value="257" table:style-name="ce10">
            <text:p>257</text:p>
          </table:table-cell>
          <table:table-cell office:value-type="float" office:value="241" table:style-name="ce10">
            <text:p>241</text:p>
          </table:table-cell>
          <table:table-cell office:value-type="float" office:value="7812258" table:style-name="ce10">
            <text:p>7 812 2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7" table:style-name="ce10">
            <text:p>7</text:p>
          </table:table-cell>
          <table:table-cell office:value-type="float" office:value="55" table:style-name="ce10">
            <text:p>55</text:p>
          </table:table-cell>
          <table:table-cell office:value-type="float" office:value="47" table:style-name="ce10">
            <text:p>47</text:p>
          </table:table-cell>
          <table:table-cell office:value-type="float" office:value="1260840" table:style-name="ce10">
            <text:p>1 260 8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3" table:style-name="ce10">
            <text:p>3</text:p>
          </table:table-cell>
          <table:table-cell office:value-type="float" office:value="155" table:style-name="ce10">
            <text:p>155</text:p>
          </table:table-cell>
          <table:table-cell office:value-type="float" office:value="145" table:style-name="ce10">
            <text:p>145</text:p>
          </table:table-cell>
          <table:table-cell office:value-type="float" office:value="2346813" table:style-name="ce10">
            <text:p>2 346 81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7" table:style-name="ce10">
            <text:p>7</text:p>
          </table:table-cell>
          <table:table-cell office:value-type="float" office:value="363" table:style-name="ce10">
            <text:p>363</text:p>
          </table:table-cell>
          <table:table-cell office:value-type="float" office:value="341" table:style-name="ce10">
            <text:p>341</text:p>
          </table:table-cell>
          <table:table-cell office:value-type="float" office:value="13070238" table:style-name="ce10">
            <text:p>13 070 23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12" table:style-name="ce10">
            <text:p>12</text:p>
          </table:table-cell>
          <table:table-cell office:value-type="float" office:value="137" table:style-name="ce10">
            <text:p>137</text:p>
          </table:table-cell>
          <table:table-cell office:value-type="float" office:value="100" table:style-name="ce10">
            <text:p>100</text:p>
          </table:table-cell>
          <table:table-cell office:value-type="float" office:value="2926741" table:style-name="ce10">
            <text:p>2 926 7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1" table:style-name="ce10">
            <text:p>11</text:p>
          </table:table-cell>
          <table:table-cell office:value-type="float" office:value="323" table:style-name="ce10">
            <text:p>323</text:p>
          </table:table-cell>
          <table:table-cell office:value-type="float" office:value="293" table:style-name="ce10">
            <text:p>293</text:p>
          </table:table-cell>
          <table:table-cell office:value-type="float" office:value="9420292" table:style-name="ce10">
            <text:p>9 420 2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7" table:style-name="ce10">
            <text:p>7</text:p>
          </table:table-cell>
          <table:table-cell office:value-type="float" office:value="312" table:style-name="ce10">
            <text:p>312</text:p>
          </table:table-cell>
          <table:table-cell office:value-type="float" office:value="279" table:style-name="ce10">
            <text:p>279</text:p>
          </table:table-cell>
          <table:table-cell office:value-type="float" office:value="9128504" table:style-name="ce10">
            <text:p>9 128 50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33" table:style-name="ce10">
            <text:p>3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77" table:style-name="ce10">
            <text:p>77</text:p>
          </table:table-cell>
          <table:table-cell office:value-type="float" office:value="943" table:style-name="ce10">
            <text:p>943</text:p>
          </table:table-cell>
          <table:table-cell office:value-type="float" office:value="807" table:style-name="ce10">
            <text:p>807</text:p>
          </table:table-cell>
          <table:table-cell office:value-type="float" office:value="19831614" table:style-name="ce10">
            <text:p>19 831 61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82" table:style-name="ce10">
            <text:p>82</text:p>
          </table:table-cell>
          <table:table-cell office:value-type="float" office:value="1639" table:style-name="ce10">
            <text:p>1 639</text:p>
          </table:table-cell>
          <table:table-cell office:value-type="float" office:value="1486" table:style-name="ce10">
            <text:p>1 486</text:p>
          </table:table-cell>
          <table:table-cell office:value-type="float" office:value="45399136" table:style-name="ce10">
            <text:p>45 399 13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96" table:style-name="ce10">
            <text:p>96</text:p>
          </table:table-cell>
          <table:table-cell office:value-type="float" office:value="2436" table:style-name="ce10">
            <text:p>2 436</text:p>
          </table:table-cell>
          <table:table-cell office:value-type="float" office:value="1960" table:style-name="ce10">
            <text:p>1 960</text:p>
          </table:table-cell>
          <table:table-cell office:value-type="float" office:value="60466461" table:style-name="ce10">
            <text:p>60 466 4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189" table:style-name="ce10">
            <text:p>189</text:p>
          </table:table-cell>
          <table:table-cell office:value-type="float" office:value="2270" table:style-name="ce10">
            <text:p>2 270</text:p>
          </table:table-cell>
          <table:table-cell office:value-type="float" office:value="1905" table:style-name="ce10">
            <text:p>1 905</text:p>
          </table:table-cell>
          <table:table-cell office:value-type="float" office:value="45607591" table:style-name="ce10">
            <text:p>45 607 5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829" table:style-name="ce10">
            <text:p>829</text:p>
          </table:table-cell>
          <table:table-cell office:value-type="float" office:value="15286" table:style-name="ce10">
            <text:p>15 286</text:p>
          </table:table-cell>
          <table:table-cell office:value-type="float" office:value="12514" table:style-name="ce10">
            <text:p>12 514</text:p>
          </table:table-cell>
          <table:table-cell office:value-type="float" office:value="320898406" table:style-name="ce10">
            <text:p>320 898 4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278" table:style-name="ce10">
            <text:p>278</text:p>
          </table:table-cell>
          <table:table-cell office:value-type="float" office:value="16420" table:style-name="ce10">
            <text:p>16 420</text:p>
          </table:table-cell>
          <table:table-cell office:value-type="float" office:value="11381" table:style-name="ce10">
            <text:p>11 381</text:p>
          </table:table-cell>
          <table:table-cell office:value-type="float" office:value="260259501" table:style-name="ce10">
            <text:p>260 259 5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67" table:style-name="ce10">
            <text:p>167</text:p>
          </table:table-cell>
          <table:table-cell office:value-type="float" office:value="17009" table:style-name="ce10">
            <text:p>17 009</text:p>
          </table:table-cell>
          <table:table-cell office:value-type="float" office:value="14656" table:style-name="ce10">
            <text:p>14 656</text:p>
          </table:table-cell>
          <table:table-cell office:value-type="float" office:value="236400344" table:style-name="ce10">
            <text:p>236 400 3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247" table:style-name="ce10">
            <text:p>247</text:p>
          </table:table-cell>
          <table:table-cell office:value-type="float" office:value="1834" table:style-name="ce10">
            <text:p>1 834</text:p>
          </table:table-cell>
          <table:table-cell office:value-type="float" office:value="1463" table:style-name="ce10">
            <text:p>1 463</text:p>
          </table:table-cell>
          <table:table-cell office:value-type="float" office:value="45741050" table:style-name="ce10">
            <text:p>45 741 05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33" table:style-name="ce10">
            <text:p>133</text:p>
          </table:table-cell>
          <table:table-cell office:value-type="float" office:value="338" table:style-name="ce10">
            <text:p>338</text:p>
          </table:table-cell>
          <table:table-cell office:value-type="float" office:value="206" table:style-name="ce10">
            <text:p>206</text:p>
          </table:table-cell>
          <table:table-cell office:value-type="float" office:value="5665568" table:style-name="ce10">
            <text:p>5 665 5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787" table:style-name="ce10">
            <text:p>787</text:p>
          </table:table-cell>
          <table:table-cell office:value-type="float" office:value="27271" table:style-name="ce10">
            <text:p>27 271</text:p>
          </table:table-cell>
          <table:table-cell office:value-type="float" office:value="24743" table:style-name="ce10">
            <text:p>24 743</text:p>
          </table:table-cell>
          <table:table-cell office:value-type="float" office:value="848990835" table:style-name="ce10">
            <text:p>848 990 8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249" table:style-name="ce10">
            <text:p>249</text:p>
          </table:table-cell>
          <table:table-cell office:value-type="float" office:value="3321" table:style-name="ce10">
            <text:p>3 321</text:p>
          </table:table-cell>
          <table:table-cell office:value-type="float" office:value="2845" table:style-name="ce10">
            <text:p>2 845</text:p>
          </table:table-cell>
          <table:table-cell office:value-type="float" office:value="89661299" table:style-name="ce10">
            <text:p>89 661 2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17" table:style-name="ce10">
            <text:p>217</text:p>
          </table:table-cell>
          <table:table-cell office:value-type="float" office:value="8038" table:style-name="ce10">
            <text:p>8 038</text:p>
          </table:table-cell>
          <table:table-cell office:value-type="float" office:value="6796" table:style-name="ce10">
            <text:p>6 796</text:p>
          </table:table-cell>
          <table:table-cell office:value-type="float" office:value="184539316" table:style-name="ce10">
            <text:p>184 539 3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08" table:style-name="ce10">
            <text:p>308</text:p>
          </table:table-cell>
          <table:table-cell office:value-type="float" office:value="7873" table:style-name="ce10">
            <text:p>7 873</text:p>
          </table:table-cell>
          <table:table-cell office:value-type="float" office:value="6864" table:style-name="ce10">
            <text:p>6 864</text:p>
          </table:table-cell>
          <table:table-cell office:value-type="float" office:value="201584033" table:style-name="ce10">
            <text:p>201 584 03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453" table:style-name="ce10">
            <text:p>453</text:p>
          </table:table-cell>
          <table:table-cell office:value-type="float" office:value="18581" table:style-name="ce10">
            <text:p>18 581</text:p>
          </table:table-cell>
          <table:table-cell office:value-type="float" office:value="16097" table:style-name="ce10">
            <text:p>16 097</text:p>
          </table:table-cell>
          <table:table-cell office:value-type="float" office:value="443477258" table:style-name="ce10">
            <text:p>443 477 2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89" table:style-name="ce10">
            <text:p>189</text:p>
          </table:table-cell>
          <table:table-cell office:value-type="float" office:value="936" table:style-name="ce10">
            <text:p>936</text:p>
          </table:table-cell>
          <table:table-cell office:value-type="float" office:value="822" table:style-name="ce10">
            <text:p>822</text:p>
          </table:table-cell>
          <table:table-cell office:value-type="float" office:value="19288304" table:style-name="ce10">
            <text:p>19 288 30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2520" table:style-name="ce10">
            <text:p>2 520</text:p>
          </table:table-cell>
          <table:table-cell office:value-type="float" office:value="3624" table:style-name="ce10">
            <text:p>3 624</text:p>
          </table:table-cell>
          <table:table-cell office:value-type="float" office:value="3046" table:style-name="ce10">
            <text:p>3 046</text:p>
          </table:table-cell>
          <table:table-cell office:value-type="float" office:value="79217295" table:style-name="ce10">
            <text:p>79 217 2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111" table:style-name="ce10">
            <text:p>111</text:p>
          </table:table-cell>
          <table:table-cell office:value-type="float" office:value="1430" table:style-name="ce10">
            <text:p>1 430</text:p>
          </table:table-cell>
          <table:table-cell office:value-type="float" office:value="1245" table:style-name="ce10">
            <text:p>1 245</text:p>
          </table:table-cell>
          <table:table-cell office:value-type="float" office:value="37408579" table:style-name="ce10">
            <text:p>37 408 57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99" table:style-name="ce10">
            <text:p>99</text:p>
          </table:table-cell>
          <table:table-cell office:value-type="float" office:value="2723" table:style-name="ce10">
            <text:p>2 723</text:p>
          </table:table-cell>
          <table:table-cell office:value-type="float" office:value="2451" table:style-name="ce10">
            <text:p>2 451</text:p>
          </table:table-cell>
          <table:table-cell office:value-type="float" office:value="81960370" table:style-name="ce10">
            <text:p>81 960 3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223" table:style-name="ce10">
            <text:p>223</text:p>
          </table:table-cell>
          <table:table-cell office:value-type="float" office:value="5480" table:style-name="ce10">
            <text:p>5 480</text:p>
          </table:table-cell>
          <table:table-cell office:value-type="float" office:value="4454" table:style-name="ce10">
            <text:p>4 454</text:p>
          </table:table-cell>
          <table:table-cell office:value-type="float" office:value="142734955" table:style-name="ce10">
            <text:p>142 734 9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515" table:style-name="ce10">
            <text:p>515</text:p>
          </table:table-cell>
          <table:table-cell office:value-type="float" office:value="5469" table:style-name="ce10">
            <text:p>5 469</text:p>
          </table:table-cell>
          <table:table-cell office:value-type="float" office:value="4693" table:style-name="ce10">
            <text:p>4 693</text:p>
          </table:table-cell>
          <table:table-cell office:value-type="float" office:value="120354492" table:style-name="ce10">
            <text:p>120 354 4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1339" table:style-name="ce10">
            <text:p>1 339</text:p>
          </table:table-cell>
          <table:table-cell office:value-type="float" office:value="24700" table:style-name="ce10">
            <text:p>24 700</text:p>
          </table:table-cell>
          <table:table-cell office:value-type="float" office:value="21580" table:style-name="ce10">
            <text:p>21 580</text:p>
          </table:table-cell>
          <table:table-cell office:value-type="float" office:value="694330143" table:style-name="ce10">
            <text:p>694 330 1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273" table:style-name="ce10">
            <text:p>273</text:p>
          </table:table-cell>
          <table:table-cell office:value-type="float" office:value="8992" table:style-name="ce10">
            <text:p>8 992</text:p>
          </table:table-cell>
          <table:table-cell office:value-type="float" office:value="6893" table:style-name="ce10">
            <text:p>6 893</text:p>
          </table:table-cell>
          <table:table-cell office:value-type="float" office:value="169775113" table:style-name="ce10">
            <text:p>169 775 11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277" table:style-name="ce10">
            <text:p>277</text:p>
          </table:table-cell>
          <table:table-cell office:value-type="float" office:value="18770" table:style-name="ce10">
            <text:p>18 770</text:p>
          </table:table-cell>
          <table:table-cell office:value-type="float" office:value="16394" table:style-name="ce10">
            <text:p>16 394</text:p>
          </table:table-cell>
          <table:table-cell office:value-type="float" office:value="292325679" table:style-name="ce10">
            <text:p>292 325 67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837" table:style-name="ce10">
            <text:p>837</text:p>
          </table:table-cell>
          <table:table-cell office:value-type="float" office:value="6999" table:style-name="ce10">
            <text:p>6 999</text:p>
          </table:table-cell>
          <table:table-cell office:value-type="float" office:value="5643" table:style-name="ce10">
            <text:p>5 643</text:p>
          </table:table-cell>
          <table:table-cell office:value-type="float" office:value="208093276" table:style-name="ce10">
            <text:p>208 093 2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399" table:style-name="ce10">
            <text:p>399</text:p>
          </table:table-cell>
          <table:table-cell office:value-type="float" office:value="1771" table:style-name="ce10">
            <text:p>1 771</text:p>
          </table:table-cell>
          <table:table-cell office:value-type="float" office:value="1012" table:style-name="ce10">
            <text:p>1 012</text:p>
          </table:table-cell>
          <table:table-cell office:value-type="float" office:value="33074659" table:style-name="ce10">
            <text:p>33 074 65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914" table:style-name="ce10">
            <text:p>914</text:p>
          </table:table-cell>
          <table:table-cell office:value-type="float" office:value="38021" table:style-name="ce10">
            <text:p>38 021</text:p>
          </table:table-cell>
          <table:table-cell office:value-type="float" office:value="33036" table:style-name="ce10">
            <text:p>33 036</text:p>
          </table:table-cell>
          <table:table-cell office:value-type="float" office:value="1218028941" table:style-name="ce10">
            <text:p>1 218 028 9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666" table:style-name="ce10">
            <text:p>666</text:p>
          </table:table-cell>
          <table:table-cell office:value-type="float" office:value="7204" table:style-name="ce10">
            <text:p>7 204</text:p>
          </table:table-cell>
          <table:table-cell office:value-type="float" office:value="6601" table:style-name="ce10">
            <text:p>6 601</text:p>
          </table:table-cell>
          <table:table-cell office:value-type="float" office:value="248568043" table:style-name="ce10">
            <text:p>248 568 0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95" table:style-name="ce10">
            <text:p>295</text:p>
          </table:table-cell>
          <table:table-cell office:value-type="float" office:value="11226" table:style-name="ce10">
            <text:p>11 226</text:p>
          </table:table-cell>
          <table:table-cell office:value-type="float" office:value="10067" table:style-name="ce10">
            <text:p>10 067</text:p>
          </table:table-cell>
          <table:table-cell office:value-type="float" office:value="292620329" table:style-name="ce10">
            <text:p>292 620 3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640" table:style-name="ce10">
            <text:p>640</text:p>
          </table:table-cell>
          <table:table-cell office:value-type="float" office:value="14703" table:style-name="ce10">
            <text:p>14 703</text:p>
          </table:table-cell>
          <table:table-cell office:value-type="float" office:value="13174" table:style-name="ce10">
            <text:p>13 174</text:p>
          </table:table-cell>
          <table:table-cell office:value-type="float" office:value="412971782" table:style-name="ce10">
            <text:p>412 971 7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577" table:style-name="ce10">
            <text:p>577</text:p>
          </table:table-cell>
          <table:table-cell office:value-type="float" office:value="23313" table:style-name="ce10">
            <text:p>23 313</text:p>
          </table:table-cell>
          <table:table-cell office:value-type="float" office:value="20569" table:style-name="ce10">
            <text:p>20 569</text:p>
          </table:table-cell>
          <table:table-cell office:value-type="float" office:value="595762582" table:style-name="ce10">
            <text:p>595 762 5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291" table:style-name="ce10">
            <text:p>291</text:p>
          </table:table-cell>
          <table:table-cell office:value-type="float" office:value="3392" table:style-name="ce10">
            <text:p>3 392</text:p>
          </table:table-cell>
          <table:table-cell office:value-type="float" office:value="2781" table:style-name="ce10">
            <text:p>2 781</text:p>
          </table:table-cell>
          <table:table-cell office:value-type="float" office:value="80737960" table:style-name="ce10">
            <text:p>80 737 9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4245" table:style-name="ce10">
            <text:p>4 245</text:p>
          </table:table-cell>
          <table:table-cell office:value-type="float" office:value="16186" table:style-name="ce10">
            <text:p>16 186</text:p>
          </table:table-cell>
          <table:table-cell office:value-type="float" office:value="12032" table:style-name="ce10">
            <text:p>12 032</text:p>
          </table:table-cell>
          <table:table-cell office:value-type="float" office:value="440789388" table:style-name="ce10">
            <text:p>440 789 38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15" table:style-name="ce10">
            <text:p>15</text:p>
          </table:table-cell>
          <table:table-cell office:value-type="float" office:value="215" table:style-name="ce10">
            <text:p>215</text:p>
          </table:table-cell>
          <table:table-cell office:value-type="float" office:value="167" table:style-name="ce10">
            <text:p>167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0" table:style-name="ce10">
            <text:p>10</text:p>
          </table:table-cell>
          <table:table-cell office:value-type="float" office:value="226" table:style-name="ce10">
            <text:p>226</text:p>
          </table:table-cell>
          <table:table-cell office:value-type="float" office:value="198" table:style-name="ce10">
            <text:p>198</text:p>
          </table:table-cell>
          <table:table-cell office:value-type="float" office:value="6702800" table:style-name="ce10">
            <text:p>6 702 8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9" table:style-name="ce10">
            <text:p>9</text:p>
          </table:table-cell>
          <table:table-cell office:value-type="float" office:value="280" table:style-name="ce10">
            <text:p>280</text:p>
          </table:table-cell>
          <table:table-cell office:value-type="float" office:value="256" table:style-name="ce10">
            <text:p>256</text:p>
          </table:table-cell>
          <table:table-cell office:value-type="float" office:value="8270134" table:style-name="ce10">
            <text:p>8 270 1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123" table:style-name="ce10">
            <text:p>123</text:p>
          </table:table-cell>
          <table:table-cell office:value-type="float" office:value="1046" table:style-name="ce10">
            <text:p>1 046</text:p>
          </table:table-cell>
          <table:table-cell office:value-type="float" office:value="928" table:style-name="ce10">
            <text:p>928</text:p>
          </table:table-cell>
          <table:table-cell office:value-type="float" office:value="20740035" table:style-name="ce10">
            <text:p>20 740 0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141" table:style-name="ce10">
            <text:p>141</text:p>
          </table:table-cell>
          <table:table-cell office:value-type="float" office:value="1851" table:style-name="ce10">
            <text:p>1 851</text:p>
          </table:table-cell>
          <table:table-cell office:value-type="float" office:value="1565" table:style-name="ce10">
            <text:p>1 565</text:p>
          </table:table-cell>
          <table:table-cell office:value-type="float" office:value="39049521" table:style-name="ce10">
            <text:p>39 049 52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7" table:style-name="ce10">
            <text:p>7</text:p>
          </table:table-cell>
          <table:table-cell office:value-type="float" office:value="1030" table:style-name="ce10">
            <text:p>1 030</text:p>
          </table:table-cell>
          <table:table-cell office:value-type="float" office:value="783" table:style-name="ce10">
            <text:p>783</text:p>
          </table:table-cell>
          <table:table-cell office:value-type="float" office:value="16468948" table:style-name="ce10">
            <text:p>16 468 9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9" table:style-name="ce10">
            <text:p>9</text:p>
          </table:table-cell>
          <table:table-cell office:value-type="float" office:value="610" table:style-name="ce10">
            <text:p>610</text:p>
          </table:table-cell>
          <table:table-cell office:value-type="float" office:value="559" table:style-name="ce10">
            <text:p>559</text:p>
          </table:table-cell>
          <table:table-cell office:value-type="float" office:value="8191460" table:style-name="ce10">
            <text:p>8 191 4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37" table:style-name="ce10">
            <text:p>37</text:p>
          </table:table-cell>
          <table:table-cell office:value-type="float" office:value="630" table:style-name="ce10">
            <text:p>630</text:p>
          </table:table-cell>
          <table:table-cell office:value-type="float" office:value="570" table:style-name="ce10">
            <text:p>570</text:p>
          </table:table-cell>
          <table:table-cell office:value-type="float" office:value="20921208" table:style-name="ce10">
            <text:p>20 921 2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39" table:style-name="ce10">
            <text:p>39</text:p>
          </table:table-cell>
          <table:table-cell office:value-type="float" office:value="1096" table:style-name="ce10">
            <text:p>1 096</text:p>
          </table:table-cell>
          <table:table-cell office:value-type="float" office:value="1034" table:style-name="ce10">
            <text:p>1 034</text:p>
          </table:table-cell>
          <table:table-cell office:value-type="float" office:value="46260799" table:style-name="ce10">
            <text:p>46 260 7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4600309" table:style-name="ce10">
            <text:p>4 600 3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9" table:style-name="ce10">
            <text:p>9</text:p>
          </table:table-cell>
          <table:table-cell office:value-type="float" office:value="681" table:style-name="ce10">
            <text:p>681</text:p>
          </table:table-cell>
          <table:table-cell office:value-type="float" office:value="644" table:style-name="ce10">
            <text:p>644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1" table:style-name="ce10">
            <text:p>31</text:p>
          </table:table-cell>
          <table:table-cell office:value-type="float" office:value="662" table:style-name="ce10">
            <text:p>662</text:p>
          </table:table-cell>
          <table:table-cell office:value-type="float" office:value="614" table:style-name="ce10">
            <text:p>614</text:p>
          </table:table-cell>
          <table:table-cell office:value-type="float" office:value="20149867" table:style-name="ce10">
            <text:p>20 149 8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0" table:style-name="ce10">
            <text:p>30</text:p>
          </table:table-cell>
          <table:table-cell office:value-type="float" office:value="1277" table:style-name="ce10">
            <text:p>1 277</text:p>
          </table:table-cell>
          <table:table-cell office:value-type="float" office:value="1100" table:style-name="ce10">
            <text:p>1 100</text:p>
          </table:table-cell>
          <table:table-cell office:value-type="float" office:value="35342830" table:style-name="ce10">
            <text:p>35 342 83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34" table:style-name="ce10">
            <text:p>34</text:p>
          </table:table-cell>
          <table:table-cell office:value-type="float" office:value="441" table:style-name="ce10">
            <text:p>441</text:p>
          </table:table-cell>
          <table:table-cell office:value-type="float" office:value="375" table:style-name="ce10">
            <text:p>375</text:p>
          </table:table-cell>
          <table:table-cell office:value-type="float" office:value="8175882" table:style-name="ce10">
            <text:p>8 175 8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281" table:style-name="ce10">
            <text:p>281</text:p>
          </table:table-cell>
          <table:table-cell office:value-type="float" office:value="635" table:style-name="ce10">
            <text:p>635</text:p>
          </table:table-cell>
          <table:table-cell office:value-type="float" office:value="671" table:style-name="ce10">
            <text:p>671</text:p>
          </table:table-cell>
          <table:table-cell office:value-type="float" office:value="15213918" table:style-name="ce10">
            <text:p>15 213 91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7" table:style-name="ce10">
            <text:p>7</text:p>
          </table:table-cell>
          <table:table-cell office:value-type="float" office:value="186" table:style-name="ce10">
            <text:p>186</text:p>
          </table:table-cell>
          <table:table-cell office:value-type="float" office:value="170" table:style-name="ce10">
            <text:p>170</text:p>
          </table:table-cell>
          <table:table-cell office:value-type="float" office:value="5307305" table:style-name="ce10">
            <text:p>5 307 30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50" table:style-name="ce10">
            <text:p>50</text:p>
          </table:table-cell>
          <table:table-cell office:value-type="float" office:value="358" table:style-name="ce10">
            <text:p>358</text:p>
          </table:table-cell>
          <table:table-cell office:value-type="float" office:value="335" table:style-name="ce10">
            <text:p>335</text:p>
          </table:table-cell>
          <table:table-cell office:value-type="float" office:value="7988049" table:style-name="ce10">
            <text:p>7 988 0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63" table:style-name="ce10">
            <text:p>63</text:p>
          </table:table-cell>
          <table:table-cell office:value-type="float" office:value="707" table:style-name="ce10">
            <text:p>707</text:p>
          </table:table-cell>
          <table:table-cell office:value-type="float" office:value="546" table:style-name="ce10">
            <text:p>546</text:p>
          </table:table-cell>
          <table:table-cell office:value-type="float" office:value="14782140" table:style-name="ce10">
            <text:p>14 782 1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30" table:style-name="ce10">
            <text:p>30</text:p>
          </table:table-cell>
          <table:table-cell office:value-type="float" office:value="837" table:style-name="ce10">
            <text:p>837</text:p>
          </table:table-cell>
          <table:table-cell office:value-type="float" office:value="609" table:style-name="ce10">
            <text:p>609</text:p>
          </table:table-cell>
          <table:table-cell office:value-type="float" office:value="13616765" table:style-name="ce10">
            <text:p>13 616 7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4" table:style-name="ce10">
            <text:p>14</text:p>
          </table:table-cell>
          <table:table-cell office:value-type="float" office:value="577" table:style-name="ce10">
            <text:p>577</text:p>
          </table:table-cell>
          <table:table-cell office:value-type="float" office:value="535" table:style-name="ce10">
            <text:p>535</text:p>
          </table:table-cell>
          <table:table-cell office:value-type="float" office:value="10731957" table:style-name="ce10">
            <text:p>10 731 9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19" table:style-name="ce10">
            <text:p>19</text:p>
          </table:table-cell>
          <table:table-cell office:value-type="float" office:value="96" table:style-name="ce10">
            <text:p>96</text:p>
          </table:table-cell>
          <table:table-cell office:value-type="float" office:value="76" table:style-name="ce10">
            <text:p>76</text:p>
          </table:table-cell>
          <table:table-cell office:value-type="float" office:value="2461174" table:style-name="ce10">
            <text:p>2 461 17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6" table:style-name="ce10">
            <text:p>26</text:p>
          </table:table-cell>
          <table:table-cell office:value-type="float" office:value="891" table:style-name="ce10">
            <text:p>891</text:p>
          </table:table-cell>
          <table:table-cell office:value-type="float" office:value="812" table:style-name="ce10">
            <text:p>812</text:p>
          </table:table-cell>
          <table:table-cell office:value-type="float" office:value="32099970" table:style-name="ce10">
            <text:p>32 099 9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22" table:style-name="ce10">
            <text:p>22</text:p>
          </table:table-cell>
          <table:table-cell office:value-type="float" office:value="216" table:style-name="ce10">
            <text:p>216</text:p>
          </table:table-cell>
          <table:table-cell office:value-type="float" office:value="177" table:style-name="ce10">
            <text:p>177</text:p>
          </table:table-cell>
          <table:table-cell office:value-type="float" office:value="6296748" table:style-name="ce10">
            <text:p>6 296 7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5" table:style-name="ce10">
            <text:p>5</text:p>
          </table:table-cell>
          <table:table-cell office:value-type="float" office:value="222" table:style-name="ce10">
            <text:p>222</text:p>
          </table:table-cell>
          <table:table-cell office:value-type="float" office:value="178" table:style-name="ce10">
            <text:p>178</text:p>
          </table:table-cell>
          <table:table-cell office:value-type="float" office:value="6389158" table:style-name="ce10">
            <text:p>6 389 1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6" table:style-name="ce10">
            <text:p>16</text:p>
          </table:table-cell>
          <table:table-cell office:value-type="float" office:value="352" table:style-name="ce10">
            <text:p>352</text:p>
          </table:table-cell>
          <table:table-cell office:value-type="float" office:value="319" table:style-name="ce10">
            <text:p>319</text:p>
          </table:table-cell>
          <table:table-cell office:value-type="float" office:value="11261458" table:style-name="ce10">
            <text:p>11 261 4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17" table:style-name="ce10">
            <text:p>17</text:p>
          </table:table-cell>
          <table:table-cell office:value-type="float" office:value="536" table:style-name="ce10">
            <text:p>536</text:p>
          </table:table-cell>
          <table:table-cell office:value-type="float" office:value="476" table:style-name="ce10">
            <text:p>476</text:p>
          </table:table-cell>
          <table:table-cell office:value-type="float" office:value="15105670" table:style-name="ce10">
            <text:p>15 105 6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6" table:style-name="ce10">
            <text:p>16</text:p>
          </table:table-cell>
          <table:table-cell office:value-type="float" office:value="90" table:style-name="ce10">
            <text:p>90</text:p>
          </table:table-cell>
          <table:table-cell office:value-type="float" office:value="91" table:style-name="ce10">
            <text:p>91</text:p>
          </table:table-cell>
          <table:table-cell office:value-type="float" office:value="1987796" table:style-name="ce10">
            <text:p>1 987 79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103" table:style-name="ce10">
            <text:p>103</text:p>
          </table:table-cell>
          <table:table-cell office:value-type="float" office:value="342" table:style-name="ce10">
            <text:p>342</text:p>
          </table:table-cell>
          <table:table-cell office:value-type="float" office:value="330" table:style-name="ce10">
            <text:p>330</text:p>
          </table:table-cell>
          <table:table-cell office:value-type="float" office:value="8554819" table:style-name="ce10">
            <text:p>8 554 81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0" table:style-name="ce10">
            <text:p>30</text:p>
          </table:table-cell>
          <table:table-cell office:value-type="float" office:value="341" table:style-name="ce10">
            <text:p>341</text:p>
          </table:table-cell>
          <table:table-cell office:value-type="float" office:value="296" table:style-name="ce10">
            <text:p>296</text:p>
          </table:table-cell>
          <table:table-cell office:value-type="float" office:value="7716749" table:style-name="ce10">
            <text:p>7 716 7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48" table:style-name="ce10">
            <text:p>48</text:p>
          </table:table-cell>
          <table:table-cell office:value-type="float" office:value="790" table:style-name="ce10">
            <text:p>790</text:p>
          </table:table-cell>
          <table:table-cell office:value-type="float" office:value="716" table:style-name="ce10">
            <text:p>716</text:p>
          </table:table-cell>
          <table:table-cell office:value-type="float" office:value="21172606" table:style-name="ce10">
            <text:p>21 172 6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64" table:style-name="ce10">
            <text:p>64</text:p>
          </table:table-cell>
          <table:table-cell office:value-type="float" office:value="1151" table:style-name="ce10">
            <text:p>1 151</text:p>
          </table:table-cell>
          <table:table-cell office:value-type="float" office:value="925" table:style-name="ce10">
            <text:p>925</text:p>
          </table:table-cell>
          <table:table-cell office:value-type="float" office:value="30188720" table:style-name="ce10">
            <text:p>30 188 72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127" table:style-name="ce10">
            <text:p>127</text:p>
          </table:table-cell>
          <table:table-cell office:value-type="float" office:value="1128" table:style-name="ce10">
            <text:p>1 128</text:p>
          </table:table-cell>
          <table:table-cell office:value-type="float" office:value="951" table:style-name="ce10">
            <text:p>951</text:p>
          </table:table-cell>
          <table:table-cell office:value-type="float" office:value="22491044" table:style-name="ce10">
            <text:p>22 491 0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412" table:style-name="ce10">
            <text:p>412</text:p>
          </table:table-cell>
          <table:table-cell office:value-type="float" office:value="7171" table:style-name="ce10">
            <text:p>7 171</text:p>
          </table:table-cell>
          <table:table-cell office:value-type="float" office:value="5872" table:style-name="ce10">
            <text:p>5 872</text:p>
          </table:table-cell>
          <table:table-cell office:value-type="float" office:value="146684968" table:style-name="ce10">
            <text:p>146 684 9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224" table:style-name="ce10">
            <text:p>224</text:p>
          </table:table-cell>
          <table:table-cell office:value-type="float" office:value="9556" table:style-name="ce10">
            <text:p>9 556</text:p>
          </table:table-cell>
          <table:table-cell office:value-type="float" office:value="6692" table:style-name="ce10">
            <text:p>6 692</text:p>
          </table:table-cell>
          <table:table-cell office:value-type="float" office:value="149975380" table:style-name="ce10">
            <text:p>149 975 3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10" table:style-name="ce10">
            <text:p>110</text:p>
          </table:table-cell>
          <table:table-cell office:value-type="float" office:value="8838" table:style-name="ce10">
            <text:p>8 838</text:p>
          </table:table-cell>
          <table:table-cell office:value-type="float" office:value="7714" table:style-name="ce10">
            <text:p>7 714</text:p>
          </table:table-cell>
          <table:table-cell office:value-type="float" office:value="130153472" table:style-name="ce10">
            <text:p>130 153 4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183" table:style-name="ce10">
            <text:p>183</text:p>
          </table:table-cell>
          <table:table-cell office:value-type="float" office:value="989" table:style-name="ce10">
            <text:p>989</text:p>
          </table:table-cell>
          <table:table-cell office:value-type="float" office:value="837" table:style-name="ce10">
            <text:p>837</text:p>
          </table:table-cell>
          <table:table-cell office:value-type="float" office:value="23818425" table:style-name="ce10">
            <text:p>23 818 4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12" table:style-name="ce10">
            <text:p>112</text:p>
          </table:table-cell>
          <table:table-cell office:value-type="float" office:value="312" table:style-name="ce10">
            <text:p>312</text:p>
          </table:table-cell>
          <table:table-cell office:value-type="float" office:value="161" table:style-name="ce10">
            <text:p>161</text:p>
          </table:table-cell>
          <table:table-cell office:value-type="float" office:value="4490471" table:style-name="ce10">
            <text:p>4 490 4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389" table:style-name="ce10">
            <text:p>389</text:p>
          </table:table-cell>
          <table:table-cell office:value-type="float" office:value="11518" table:style-name="ce10">
            <text:p>11 518</text:p>
          </table:table-cell>
          <table:table-cell office:value-type="float" office:value="10496" table:style-name="ce10">
            <text:p>10 496</text:p>
          </table:table-cell>
          <table:table-cell office:value-type="float" office:value="356181197" table:style-name="ce10">
            <text:p>356 181 1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169" table:style-name="ce10">
            <text:p>169</text:p>
          </table:table-cell>
          <table:table-cell office:value-type="float" office:value="2055" table:style-name="ce10">
            <text:p>2 055</text:p>
          </table:table-cell>
          <table:table-cell office:value-type="float" office:value="1785" table:style-name="ce10">
            <text:p>1 785</text:p>
          </table:table-cell>
          <table:table-cell office:value-type="float" office:value="53505661" table:style-name="ce10">
            <text:p>53 505 6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74" table:style-name="ce10">
            <text:p>74</text:p>
          </table:table-cell>
          <table:table-cell office:value-type="float" office:value="3872" table:style-name="ce10">
            <text:p>3 872</text:p>
          </table:table-cell>
          <table:table-cell office:value-type="float" office:value="3363" table:style-name="ce10">
            <text:p>3 363</text:p>
          </table:table-cell>
          <table:table-cell office:value-type="float" office:value="90562241" table:style-name="ce10">
            <text:p>90 562 2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77" table:style-name="ce10">
            <text:p>177</text:p>
          </table:table-cell>
          <table:table-cell office:value-type="float" office:value="4238" table:style-name="ce10">
            <text:p>4 238</text:p>
          </table:table-cell>
          <table:table-cell office:value-type="float" office:value="3709" table:style-name="ce10">
            <text:p>3 709</text:p>
          </table:table-cell>
          <table:table-cell office:value-type="float" office:value="105384337" table:style-name="ce10">
            <text:p>105 384 3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43" table:style-name="ce10">
            <text:p>243</text:p>
          </table:table-cell>
          <table:table-cell office:value-type="float" office:value="10153" table:style-name="ce10">
            <text:p>10 153</text:p>
          </table:table-cell>
          <table:table-cell office:value-type="float" office:value="8885" table:style-name="ce10">
            <text:p>8 885</text:p>
          </table:table-cell>
          <table:table-cell office:value-type="float" office:value="247673684" table:style-name="ce10">
            <text:p>247 673 68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34" table:style-name="ce10">
            <text:p>134</text:p>
          </table:table-cell>
          <table:table-cell office:value-type="float" office:value="662" table:style-name="ce10">
            <text:p>662</text:p>
          </table:table-cell>
          <table:table-cell office:value-type="float" office:value="603" table:style-name="ce10">
            <text:p>603</text:p>
          </table:table-cell>
          <table:table-cell office:value-type="float" office:value="13907442" table:style-name="ce10">
            <text:p>13 907 4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1902" table:style-name="ce10">
            <text:p>1 902</text:p>
          </table:table-cell>
          <table:table-cell office:value-type="float" office:value="3120" table:style-name="ce10">
            <text:p>3 120</text:p>
          </table:table-cell>
          <table:table-cell office:value-type="float" office:value="2534" table:style-name="ce10">
            <text:p>2 534</text:p>
          </table:table-cell>
          <table:table-cell office:value-type="float" office:value="64532839" table:style-name="ce10">
            <text:p>64 532 8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89" table:style-name="ce10">
            <text:p>89</text:p>
          </table:table-cell>
          <table:table-cell office:value-type="float" office:value="1419" table:style-name="ce10">
            <text:p>1 419</text:p>
          </table:table-cell>
          <table:table-cell office:value-type="float" office:value="1194" table:style-name="ce10">
            <text:p>1 194</text:p>
          </table:table-cell>
          <table:table-cell office:value-type="float" office:value="33573567" table:style-name="ce10">
            <text:p>33 573 5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66" table:style-name="ce10">
            <text:p>66</text:p>
          </table:table-cell>
          <table:table-cell office:value-type="float" office:value="1390" table:style-name="ce10">
            <text:p>1 390</text:p>
          </table:table-cell>
          <table:table-cell office:value-type="float" office:value="1216" table:style-name="ce10">
            <text:p>1 216</text:p>
          </table:table-cell>
          <table:table-cell office:value-type="float" office:value="35099429" table:style-name="ce10">
            <text:p>35 099 4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120" table:style-name="ce10">
            <text:p>120</text:p>
          </table:table-cell>
          <table:table-cell office:value-type="float" office:value="2371" table:style-name="ce10">
            <text:p>2 371</text:p>
          </table:table-cell>
          <table:table-cell office:value-type="float" office:value="1859" table:style-name="ce10">
            <text:p>1 859</text:p>
          </table:table-cell>
          <table:table-cell office:value-type="float" office:value="60069353" table:style-name="ce10">
            <text:p>60 069 3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302" table:style-name="ce10">
            <text:p>302</text:p>
          </table:table-cell>
          <table:table-cell office:value-type="float" office:value="3065" table:style-name="ce10">
            <text:p>3 065</text:p>
          </table:table-cell>
          <table:table-cell office:value-type="float" office:value="2667" table:style-name="ce10">
            <text:p>2 667</text:p>
          </table:table-cell>
          <table:table-cell office:value-type="float" office:value="64121187" table:style-name="ce10">
            <text:p>64 121 1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1031" table:style-name="ce10">
            <text:p>1 031</text:p>
          </table:table-cell>
          <table:table-cell office:value-type="float" office:value="13397" table:style-name="ce10">
            <text:p>13 397</text:p>
          </table:table-cell>
          <table:table-cell office:value-type="float" office:value="10878" table:style-name="ce10">
            <text:p>10 878</text:p>
          </table:table-cell>
          <table:table-cell office:value-type="float" office:value="281135617" table:style-name="ce10">
            <text:p>281 135 6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481" table:style-name="ce10">
            <text:p>481</text:p>
          </table:table-cell>
          <table:table-cell office:value-type="float" office:value="15494" table:style-name="ce10">
            <text:p>15 494</text:p>
          </table:table-cell>
          <table:table-cell office:value-type="float" office:value="11501" table:style-name="ce10">
            <text:p>11 501</text:p>
          </table:table-cell>
          <table:table-cell office:value-type="float" office:value="258418909" table:style-name="ce10">
            <text:p>258 418 9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235" table:style-name="ce10">
            <text:p>235</text:p>
          </table:table-cell>
          <table:table-cell office:value-type="float" office:value="14864" table:style-name="ce10">
            <text:p>14 864</text:p>
          </table:table-cell>
          <table:table-cell office:value-type="float" office:value="12780" table:style-name="ce10">
            <text:p>12 780</text:p>
          </table:table-cell>
          <table:table-cell office:value-type="float" office:value="217372697" table:style-name="ce10">
            <text:p>217 372 6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528" table:style-name="ce10">
            <text:p>528</text:p>
          </table:table-cell>
          <table:table-cell office:value-type="float" office:value="1494" table:style-name="ce10">
            <text:p>1 494</text:p>
          </table:table-cell>
          <table:table-cell office:value-type="float" office:value="1218" table:style-name="ce10">
            <text:p>1 218</text:p>
          </table:table-cell>
          <table:table-cell office:value-type="float" office:value="35695190" table:style-name="ce10">
            <text:p>35 695 1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295" table:style-name="ce10">
            <text:p>295</text:p>
          </table:table-cell>
          <table:table-cell office:value-type="float" office:value="960" table:style-name="ce10">
            <text:p>960</text:p>
          </table:table-cell>
          <table:table-cell office:value-type="float" office:value="604" table:style-name="ce10">
            <text:p>604</text:p>
          </table:table-cell>
          <table:table-cell office:value-type="float" office:value="16257798" table:style-name="ce10">
            <text:p>16 257 79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721" table:style-name="ce10">
            <text:p>721</text:p>
          </table:table-cell>
          <table:table-cell office:value-type="float" office:value="17050" table:style-name="ce10">
            <text:p>17 050</text:p>
          </table:table-cell>
          <table:table-cell office:value-type="float" office:value="15300" table:style-name="ce10">
            <text:p>15 300</text:p>
          </table:table-cell>
          <table:table-cell office:value-type="float" office:value="503802099" table:style-name="ce10">
            <text:p>503 802 0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308" table:style-name="ce10">
            <text:p>308</text:p>
          </table:table-cell>
          <table:table-cell office:value-type="float" office:value="2666" table:style-name="ce10">
            <text:p>2 666</text:p>
          </table:table-cell>
          <table:table-cell office:value-type="float" office:value="2351" table:style-name="ce10">
            <text:p>2 351</text:p>
          </table:table-cell>
          <table:table-cell office:value-type="float" office:value="75981816" table:style-name="ce10">
            <text:p>75 981 8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97" table:style-name="ce10">
            <text:p>197</text:p>
          </table:table-cell>
          <table:table-cell office:value-type="float" office:value="8657" table:style-name="ce10">
            <text:p>8 657</text:p>
          </table:table-cell>
          <table:table-cell office:value-type="float" office:value="7484" table:style-name="ce10">
            <text:p>7 484</text:p>
          </table:table-cell>
          <table:table-cell office:value-type="float" office:value="205703664" table:style-name="ce10">
            <text:p>205 703 66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04" table:style-name="ce10">
            <text:p>304</text:p>
          </table:table-cell>
          <table:table-cell office:value-type="float" office:value="7926" table:style-name="ce10">
            <text:p>7 926</text:p>
          </table:table-cell>
          <table:table-cell office:value-type="float" office:value="6862" table:style-name="ce10">
            <text:p>6 862</text:p>
          </table:table-cell>
          <table:table-cell office:value-type="float" office:value="200845563" table:style-name="ce10">
            <text:p>200 845 56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97" table:style-name="ce10">
            <text:p>397</text:p>
          </table:table-cell>
          <table:table-cell office:value-type="float" office:value="16305" table:style-name="ce10">
            <text:p>16 305</text:p>
          </table:table-cell>
          <table:table-cell office:value-type="float" office:value="14128" table:style-name="ce10">
            <text:p>14 128</text:p>
          </table:table-cell>
          <table:table-cell office:value-type="float" office:value="397270226" table:style-name="ce10">
            <text:p>397 270 2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427" table:style-name="ce10">
            <text:p>427</text:p>
          </table:table-cell>
          <table:table-cell office:value-type="float" office:value="2123" table:style-name="ce10">
            <text:p>2 123</text:p>
          </table:table-cell>
          <table:table-cell office:value-type="float" office:value="1828" table:style-name="ce10">
            <text:p>1 828</text:p>
          </table:table-cell>
          <table:table-cell office:value-type="float" office:value="42260092" table:style-name="ce10">
            <text:p>42 260 0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3525" table:style-name="ce10">
            <text:p>3 525</text:p>
          </table:table-cell>
          <table:table-cell office:value-type="float" office:value="5990" table:style-name="ce10">
            <text:p>5 990</text:p>
          </table:table-cell>
          <table:table-cell office:value-type="float" office:value="5063" table:style-name="ce10">
            <text:p>5 063</text:p>
          </table:table-cell>
          <table:table-cell office:value-type="float" office:value="124002079" table:style-name="ce10">
            <text:p>124 002 07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71" table:style-name="ce10">
            <text:p>71</text:p>
          </table:table-cell>
          <table:table-cell office:value-type="float" office:value="1123" table:style-name="ce10">
            <text:p>1 123</text:p>
          </table:table-cell>
          <table:table-cell office:value-type="float" office:value="921" table:style-name="ce10">
            <text:p>921</text:p>
          </table:table-cell>
          <table:table-cell office:value-type="float" office:value="23230660" table:style-name="ce10">
            <text:p>23 230 6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46" table:style-name="ce10">
            <text:p>46</text:p>
          </table:table-cell>
          <table:table-cell office:value-type="float" office:value="748" table:style-name="ce10">
            <text:p>748</text:p>
          </table:table-cell>
          <table:table-cell office:value-type="float" office:value="628" table:style-name="ce10">
            <text:p>628</text:p>
          </table:table-cell>
          <table:table-cell office:value-type="float" office:value="17764137" table:style-name="ce10">
            <text:p>17 764 1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61" table:style-name="ce10">
            <text:p>61</text:p>
          </table:table-cell>
          <table:table-cell office:value-type="float" office:value="1360" table:style-name="ce10">
            <text:p>1 360</text:p>
          </table:table-cell>
          <table:table-cell office:value-type="float" office:value="1128" table:style-name="ce10">
            <text:p>1 128</text:p>
          </table:table-cell>
          <table:table-cell office:value-type="float" office:value="36896249" table:style-name="ce10">
            <text:p>36 896 2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365" table:style-name="ce10">
            <text:p>365</text:p>
          </table:table-cell>
          <table:table-cell office:value-type="float" office:value="4127" table:style-name="ce10">
            <text:p>4 127</text:p>
          </table:table-cell>
          <table:table-cell office:value-type="float" office:value="3461" table:style-name="ce10">
            <text:p>3 461</text:p>
          </table:table-cell>
          <table:table-cell office:value-type="float" office:value="81444341" table:style-name="ce10">
            <text:p>81 444 3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709" table:style-name="ce10">
            <text:p>709</text:p>
          </table:table-cell>
          <table:table-cell office:value-type="float" office:value="9375" table:style-name="ce10">
            <text:p>9 375</text:p>
          </table:table-cell>
          <table:table-cell office:value-type="float" office:value="7647" table:style-name="ce10">
            <text:p>7 647</text:p>
          </table:table-cell>
          <table:table-cell office:value-type="float" office:value="197945269" table:style-name="ce10">
            <text:p>197 945 26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504" table:style-name="ce10">
            <text:p>504</text:p>
          </table:table-cell>
          <table:table-cell office:value-type="float" office:value="20122" table:style-name="ce10">
            <text:p>20 122</text:p>
          </table:table-cell>
          <table:table-cell office:value-type="float" office:value="14853" table:style-name="ce10">
            <text:p>14 853</text:p>
          </table:table-cell>
          <table:table-cell office:value-type="float" office:value="329055844" table:style-name="ce10">
            <text:p>329 055 8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97" table:style-name="ce10">
            <text:p>197</text:p>
          </table:table-cell>
          <table:table-cell office:value-type="float" office:value="11824" table:style-name="ce10">
            <text:p>11 824</text:p>
          </table:table-cell>
          <table:table-cell office:value-type="float" office:value="10274" table:style-name="ce10">
            <text:p>10 274</text:p>
          </table:table-cell>
          <table:table-cell office:value-type="float" office:value="174803089" table:style-name="ce10">
            <text:p>174 803 0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511" table:style-name="ce10">
            <text:p>511</text:p>
          </table:table-cell>
          <table:table-cell office:value-type="float" office:value="2828" table:style-name="ce10">
            <text:p>2 828</text:p>
          </table:table-cell>
          <table:table-cell office:value-type="float" office:value="2361" table:style-name="ce10">
            <text:p>2 361</text:p>
          </table:table-cell>
          <table:table-cell office:value-type="float" office:value="72628431" table:style-name="ce10">
            <text:p>72 628 43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306" table:style-name="ce10">
            <text:p>306</text:p>
          </table:table-cell>
          <table:table-cell office:value-type="float" office:value="609" table:style-name="ce10">
            <text:p>609</text:p>
          </table:table-cell>
          <table:table-cell office:value-type="float" office:value="370" table:style-name="ce10">
            <text:p>370</text:p>
          </table:table-cell>
          <table:table-cell office:value-type="float" office:value="9833501" table:style-name="ce10">
            <text:p>9 833 5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658" table:style-name="ce10">
            <text:p>658</text:p>
          </table:table-cell>
          <table:table-cell office:value-type="float" office:value="15591" table:style-name="ce10">
            <text:p>15 591</text:p>
          </table:table-cell>
          <table:table-cell office:value-type="float" office:value="14003" table:style-name="ce10">
            <text:p>14 003</text:p>
          </table:table-cell>
          <table:table-cell office:value-type="float" office:value="461668253" table:style-name="ce10">
            <text:p>461 668 2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355" table:style-name="ce10">
            <text:p>355</text:p>
          </table:table-cell>
          <table:table-cell office:value-type="float" office:value="2610" table:style-name="ce10">
            <text:p>2 610</text:p>
          </table:table-cell>
          <table:table-cell office:value-type="float" office:value="2259" table:style-name="ce10">
            <text:p>2 259</text:p>
          </table:table-cell>
          <table:table-cell office:value-type="float" office:value="72652099" table:style-name="ce10">
            <text:p>72 652 0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66" table:style-name="ce10">
            <text:p>266</text:p>
          </table:table-cell>
          <table:table-cell office:value-type="float" office:value="11927" table:style-name="ce10">
            <text:p>11 927</text:p>
          </table:table-cell>
          <table:table-cell office:value-type="float" office:value="10360" table:style-name="ce10">
            <text:p>10 360</text:p>
          </table:table-cell>
          <table:table-cell office:value-type="float" office:value="281015252" table:style-name="ce10">
            <text:p>281 015 2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22" table:style-name="ce10">
            <text:p>322</text:p>
          </table:table-cell>
          <table:table-cell office:value-type="float" office:value="6959" table:style-name="ce10">
            <text:p>6 959</text:p>
          </table:table-cell>
          <table:table-cell office:value-type="float" office:value="5992" table:style-name="ce10">
            <text:p>5 992</text:p>
          </table:table-cell>
          <table:table-cell office:value-type="float" office:value="172511221" table:style-name="ce10">
            <text:p>172 511 22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484" table:style-name="ce10">
            <text:p>484</text:p>
          </table:table-cell>
          <table:table-cell office:value-type="float" office:value="23024" table:style-name="ce10">
            <text:p>23 024</text:p>
          </table:table-cell>
          <table:table-cell office:value-type="float" office:value="20142" table:style-name="ce10">
            <text:p>20 142</text:p>
          </table:table-cell>
          <table:table-cell office:value-type="float" office:value="584498955" table:style-name="ce10">
            <text:p>584 498 9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387" table:style-name="ce10">
            <text:p>387</text:p>
          </table:table-cell>
          <table:table-cell office:value-type="float" office:value="3375" table:style-name="ce10">
            <text:p>3 375</text:p>
          </table:table-cell>
          <table:table-cell office:value-type="float" office:value="2387" table:style-name="ce10">
            <text:p>2 387</text:p>
          </table:table-cell>
          <table:table-cell office:value-type="float" office:value="59166017" table:style-name="ce10">
            <text:p>59 166 0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3134" table:style-name="ce10">
            <text:p>3 134</text:p>
          </table:table-cell>
          <table:table-cell office:value-type="float" office:value="4770" table:style-name="ce10">
            <text:p>4 770</text:p>
          </table:table-cell>
          <table:table-cell office:value-type="float" office:value="3887" table:style-name="ce10">
            <text:p>3 887</text:p>
          </table:table-cell>
          <table:table-cell office:value-type="float" office:value="95832755" table:style-name="ce10">
            <text:p>95 832 7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52" table:style-name="ce10">
            <text:p>52</text:p>
          </table:table-cell>
          <table:table-cell office:value-type="float" office:value="798" table:style-name="ce10">
            <text:p>798</text:p>
          </table:table-cell>
          <table:table-cell office:value-type="float" office:value="647" table:style-name="ce10">
            <text:p>647</text:p>
          </table:table-cell>
          <table:table-cell office:value-type="float" office:value="19259773" table:style-name="ce10">
            <text:p>19 259 7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4" table:style-name="ce10">
            <text:p>14</text:p>
          </table:table-cell>
          <table:table-cell office:value-type="float" office:value="895" table:style-name="ce10">
            <text:p>895</text:p>
          </table:table-cell>
          <table:table-cell office:value-type="float" office:value="342" table:style-name="ce10">
            <text:p>342</text:p>
          </table:table-cell>
          <table:table-cell office:value-type="float" office:value="10090610" table:style-name="ce10">
            <text:p>10 090 6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76" table:style-name="ce10">
            <text:p>76</text:p>
          </table:table-cell>
          <table:table-cell office:value-type="float" office:value="1276" table:style-name="ce10">
            <text:p>1 276</text:p>
          </table:table-cell>
          <table:table-cell office:value-type="float" office:value="1017" table:style-name="ce10">
            <text:p>1 017</text:p>
          </table:table-cell>
          <table:table-cell office:value-type="float" office:value="32547775" table:style-name="ce10">
            <text:p>32 547 7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224" table:style-name="ce10">
            <text:p>224</text:p>
          </table:table-cell>
          <table:table-cell office:value-type="float" office:value="1705" table:style-name="ce10">
            <text:p>1 705</text:p>
          </table:table-cell>
          <table:table-cell office:value-type="float" office:value="1441" table:style-name="ce10">
            <text:p>1 441</text:p>
          </table:table-cell>
          <table:table-cell office:value-type="float" office:value="34652906" table:style-name="ce10">
            <text:p>34 652 9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438" table:style-name="ce10">
            <text:p>438</text:p>
          </table:table-cell>
          <table:table-cell office:value-type="float" office:value="7423" table:style-name="ce10">
            <text:p>7 423</text:p>
          </table:table-cell>
          <table:table-cell office:value-type="float" office:value="5955" table:style-name="ce10">
            <text:p>5 955</text:p>
          </table:table-cell>
          <table:table-cell office:value-type="float" office:value="153441561" table:style-name="ce10">
            <text:p>153 441 5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319" table:style-name="ce10">
            <text:p>319</text:p>
          </table:table-cell>
          <table:table-cell office:value-type="float" office:value="9227" table:style-name="ce10">
            <text:p>9 227</text:p>
          </table:table-cell>
          <table:table-cell office:value-type="float" office:value="6696" table:style-name="ce10">
            <text:p>6 696</text:p>
          </table:table-cell>
          <table:table-cell office:value-type="float" office:value="152619602" table:style-name="ce10">
            <text:p>152 619 6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23" table:style-name="ce10">
            <text:p>123</text:p>
          </table:table-cell>
          <table:table-cell office:value-type="float" office:value="9078" table:style-name="ce10">
            <text:p>9 078</text:p>
          </table:table-cell>
          <table:table-cell office:value-type="float" office:value="7597" table:style-name="ce10">
            <text:p>7 597</text:p>
          </table:table-cell>
          <table:table-cell office:value-type="float" office:value="125973567" table:style-name="ce10">
            <text:p>125 973 5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220" table:style-name="ce10">
            <text:p>220</text:p>
          </table:table-cell>
          <table:table-cell office:value-type="float" office:value="661" table:style-name="ce10">
            <text:p>661</text:p>
          </table:table-cell>
          <table:table-cell office:value-type="float" office:value="540" table:style-name="ce10">
            <text:p>540</text:p>
          </table:table-cell>
          <table:table-cell office:value-type="float" office:value="16823685" table:style-name="ce10">
            <text:p>16 823 6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59" table:style-name="ce10">
            <text:p>159</text:p>
          </table:table-cell>
          <table:table-cell office:value-type="float" office:value="513" table:style-name="ce10">
            <text:p>513</text:p>
          </table:table-cell>
          <table:table-cell office:value-type="float" office:value="257" table:style-name="ce10">
            <text:p>257</text:p>
          </table:table-cell>
          <table:table-cell office:value-type="float" office:value="6794671" table:style-name="ce10">
            <text:p>6 794 6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536" table:style-name="ce10">
            <text:p>1 536</text:p>
          </table:table-cell>
          <table:table-cell office:value-type="float" office:value="29471" table:style-name="ce10">
            <text:p>29 471</text:p>
          </table:table-cell>
          <table:table-cell office:value-type="float" office:value="26253" table:style-name="ce10">
            <text:p>26 253</text:p>
          </table:table-cell>
          <table:table-cell office:value-type="float" office:value="879349091" table:style-name="ce10">
            <text:p>879 349 0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179" table:style-name="ce10">
            <text:p>179</text:p>
          </table:table-cell>
          <table:table-cell office:value-type="float" office:value="1755" table:style-name="ce10">
            <text:p>1 755</text:p>
          </table:table-cell>
          <table:table-cell office:value-type="float" office:value="1611" table:style-name="ce10">
            <text:p>1 611</text:p>
          </table:table-cell>
          <table:table-cell office:value-type="float" office:value="51771373" table:style-name="ce10">
            <text:p>51 771 3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07" table:style-name="ce10">
            <text:p>207</text:p>
          </table:table-cell>
          <table:table-cell office:value-type="float" office:value="10799" table:style-name="ce10">
            <text:p>10 799</text:p>
          </table:table-cell>
          <table:table-cell office:value-type="float" office:value="9028" table:style-name="ce10">
            <text:p>9 028</text:p>
          </table:table-cell>
          <table:table-cell office:value-type="float" office:value="242049181" table:style-name="ce10">
            <text:p>242 049 18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93" table:style-name="ce10">
            <text:p>193</text:p>
          </table:table-cell>
          <table:table-cell office:value-type="float" office:value="4732" table:style-name="ce10">
            <text:p>4 732</text:p>
          </table:table-cell>
          <table:table-cell office:value-type="float" office:value="4042" table:style-name="ce10">
            <text:p>4 042</text:p>
          </table:table-cell>
          <table:table-cell office:value-type="float" office:value="115325252" table:style-name="ce10">
            <text:p>115 325 2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10" table:style-name="ce10">
            <text:p>310</text:p>
          </table:table-cell>
          <table:table-cell office:value-type="float" office:value="10115" table:style-name="ce10">
            <text:p>10 115</text:p>
          </table:table-cell>
          <table:table-cell office:value-type="float" office:value="8530" table:style-name="ce10">
            <text:p>8 530</text:p>
          </table:table-cell>
          <table:table-cell office:value-type="float" office:value="243880309" table:style-name="ce10">
            <text:p>243 880 3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159" table:style-name="ce10">
            <text:p>159</text:p>
          </table:table-cell>
          <table:table-cell office:value-type="float" office:value="1675" table:style-name="ce10">
            <text:p>1 675</text:p>
          </table:table-cell>
          <table:table-cell office:value-type="float" office:value="1334" table:style-name="ce10">
            <text:p>1 334</text:p>
          </table:table-cell>
          <table:table-cell office:value-type="float" office:value="34198220" table:style-name="ce10">
            <text:p>34 198 22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2543" table:style-name="ce10">
            <text:p>2 543</text:p>
          </table:table-cell>
          <table:table-cell office:value-type="float" office:value="3885" table:style-name="ce10">
            <text:p>3 885</text:p>
          </table:table-cell>
          <table:table-cell office:value-type="float" office:value="2991" table:style-name="ce10">
            <text:p>2 991</text:p>
          </table:table-cell>
          <table:table-cell office:value-type="float" office:value="80298575" table:style-name="ce10">
            <text:p>80 298 5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75" table:style-name="ce10">
            <text:p>75</text:p>
          </table:table-cell>
          <table:table-cell office:value-type="float" office:value="1151" table:style-name="ce10">
            <text:p>1 151</text:p>
          </table:table-cell>
          <table:table-cell office:value-type="float" office:value="977" table:style-name="ce10">
            <text:p>977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38" table:style-name="ce10">
            <text:p>3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 enfants handicapes</text:p>
          </table:table-cell>
          <table:table-cell office:value-type="float" office:value="50" table:style-name="ce10">
            <text:p>5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29352978" table:style-name="ce10">
            <text:p>29 352 97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cueil des jeunes enfants</text:p>
          </table:table-cell>
          <table:table-cell office:value-type="float" office:value="349" table:style-name="ce10">
            <text:p>349</text:p>
          </table:table-cell>
          <table:table-cell office:value-type="float" office:value="4055" table:style-name="ce10">
            <text:p>4 055</text:p>
          </table:table-cell>
          <table:table-cell office:value-type="float" office:value="3611" table:style-name="ce10">
            <text:p>3 611</text:p>
          </table:table-cell>
          <table:table-cell office:value-type="float" office:value="87566452" table:style-name="ce10">
            <text:p>87 566 4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ction sociale NCA</text:p>
          </table:table-cell>
          <table:table-cell office:value-type="float" office:value="693" table:style-name="ce10">
            <text:p>693</text:p>
          </table:table-cell>
          <table:table-cell office:value-type="float" office:value="9842" table:style-name="ce10">
            <text:p>9 842</text:p>
          </table:table-cell>
          <table:table-cell office:value-type="float" office:value="8308" table:style-name="ce10">
            <text:p>8 308</text:p>
          </table:table-cell>
          <table:table-cell office:value-type="float" office:value="219605985" table:style-name="ce10">
            <text:p>219 605 9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a domicile</text:p>
          </table:table-cell>
          <table:table-cell office:value-type="float" office:value="330" table:style-name="ce10">
            <text:p>330</text:p>
          </table:table-cell>
          <table:table-cell office:value-type="float" office:value="13258" table:style-name="ce10">
            <text:p>13 258</text:p>
          </table:table-cell>
          <table:table-cell office:value-type="float" office:value="9369" table:style-name="ce10">
            <text:p>9 369</text:p>
          </table:table-cell>
          <table:table-cell office:value-type="float" office:value="206967116" table:style-name="ce10">
            <text:p>206 967 1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ide par le travail</text:p>
          </table:table-cell>
          <table:table-cell office:value-type="float" office:value="124" table:style-name="ce10">
            <text:p>124</text:p>
          </table:table-cell>
          <table:table-cell office:value-type="float" office:value="7837" table:style-name="ce10">
            <text:p>7 837</text:p>
          </table:table-cell>
          <table:table-cell office:value-type="float" office:value="6896" table:style-name="ce10">
            <text:p>6 896</text:p>
          </table:table-cell>
          <table:table-cell office:value-type="float" office:value="124807333" table:style-name="ce10">
            <text:p>124 807 33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Autres enseignements</text:p>
          </table:table-cell>
          <table:table-cell office:value-type="float" office:value="374" table:style-name="ce10">
            <text:p>374</text:p>
          </table:table-cell>
          <table:table-cell office:value-type="float" office:value="1491" table:style-name="ce10">
            <text:p>1 491</text:p>
          </table:table-cell>
          <table:table-cell office:value-type="float" office:value="1246" table:style-name="ce10">
            <text:p>1 246</text:p>
          </table:table-cell>
          <table:table-cell office:value-type="float" office:value="37353647" table:style-name="ce10">
            <text:p>37 353 64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culturel</text:p>
          </table:table-cell>
          <table:table-cell office:value-type="float" office:value="185" table:style-name="ce10">
            <text:p>18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446" table:style-name="ce10">
            <text:p>446</text:p>
          </table:table-cell>
          <table:table-cell office:value-type="float" office:value="14288" table:style-name="ce10">
            <text:p>14 288</text:p>
          </table:table-cell>
          <table:table-cell office:value-type="float" office:value="12889" table:style-name="ce10">
            <text:p>12 889</text:p>
          </table:table-cell>
          <table:table-cell office:value-type="float" office:value="449187317" table:style-name="ce10">
            <text:p>449 187 3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Formation continue d adultes</text:p>
          </table:table-cell>
          <table:table-cell office:value-type="float" office:value="326" table:style-name="ce10">
            <text:p>326</text:p>
          </table:table-cell>
          <table:table-cell office:value-type="float" office:value="2807" table:style-name="ce10">
            <text:p>2 807</text:p>
          </table:table-cell>
          <table:table-cell office:value-type="float" office:value="2622" table:style-name="ce10">
            <text:p>2 622</text:p>
          </table:table-cell>
          <table:table-cell office:value-type="float" office:value="80478756" table:style-name="ce10">
            <text:p>80 478 75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51" table:style-name="ce10">
            <text:p>151</text:p>
          </table:table-cell>
          <table:table-cell office:value-type="float" office:value="5883" table:style-name="ce10">
            <text:p>5 883</text:p>
          </table:table-cell>
          <table:table-cell office:value-type="float" office:value="5202" table:style-name="ce10">
            <text:p>5 202</text:p>
          </table:table-cell>
          <table:table-cell office:value-type="float" office:value="147532980" table:style-name="ce10">
            <text:p>147 532 9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265" table:style-name="ce10">
            <text:p>265</text:p>
          </table:table-cell>
          <table:table-cell office:value-type="float" office:value="5846" table:style-name="ce10">
            <text:p>5 846</text:p>
          </table:table-cell>
          <table:table-cell office:value-type="float" office:value="5049" table:style-name="ce10">
            <text:p>5 049</text:p>
          </table:table-cell>
          <table:table-cell office:value-type="float" office:value="145972154" table:style-name="ce10">
            <text:p>145 972 1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57" table:style-name="ce10">
            <text:p>257</text:p>
          </table:table-cell>
          <table:table-cell office:value-type="float" office:value="11256" table:style-name="ce10">
            <text:p>11 256</text:p>
          </table:table-cell>
          <table:table-cell office:value-type="float" office:value="9730" table:style-name="ce10">
            <text:p>9 730</text:p>
          </table:table-cell>
          <table:table-cell office:value-type="float" office:value="278232115" table:style-name="ce10">
            <text:p>278 232 1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Loisirs</text:p>
          </table:table-cell>
          <table:table-cell office:value-type="float" office:value="222" table:style-name="ce10">
            <text:p>222</text:p>
          </table:table-cell>
          <table:table-cell office:value-type="float" office:value="1219" table:style-name="ce10">
            <text:p>1 219</text:p>
          </table:table-cell>
          <table:table-cell office:value-type="float" office:value="1083" table:style-name="ce10">
            <text:p>1 083</text:p>
          </table:table-cell>
          <table:table-cell office:value-type="float" office:value="26401089" table:style-name="ce10">
            <text:p>26 401 0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mble</text:p>
          </table:table-cell>
          <table:table-cell office:value-type="string" table:style-name="ce9">
            <text:p>Sports</text:p>
          </table:table-cell>
          <table:table-cell office:value-type="float" office:value="2279" table:style-name="ce10">
            <text:p>2 279</text:p>
          </table:table-cell>
          <table:table-cell office:value-type="float" office:value="4864" table:style-name="ce10">
            <text:p>4 864</text:p>
          </table:table-cell>
          <table:table-cell office:value-type="float" office:value="3978" table:style-name="ce10">
            <text:p>3 978</text:p>
          </table:table-cell>
          <table:table-cell office:value-type="float" office:value="103768940" table:style-name="ce10">
            <text:p>103 768 9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4240" table:style-name="ce10">
            <text:p>4 240</text:p>
          </table:table-cell>
          <table:table-cell office:value-type="float" office:value="112162" table:style-name="ce10">
            <text:p>112 162</text:p>
          </table:table-cell>
          <table:table-cell office:value-type="float" office:value="92314" table:style-name="ce10">
            <text:p>92 314</text:p>
          </table:table-cell>
          <table:table-cell office:value-type="float" office:value="2313773147" table:style-name="ce10">
            <text:p>2 313 773 14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82" table:style-name="ce10">
            <text:p>82</text:p>
          </table:table-cell>
          <table:table-cell office:value-type="float" office:value="577" table:style-name="ce10">
            <text:p>577</text:p>
          </table:table-cell>
          <table:table-cell office:value-type="float" office:value="517" table:style-name="ce10">
            <text:p>517</text:p>
          </table:table-cell>
          <table:table-cell office:value-type="float" office:value="12153290" table:style-name="ce10">
            <text:p>12 153 2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2812" table:style-name="ce10">
            <text:p>2 812</text:p>
          </table:table-cell>
          <table:table-cell office:value-type="float" office:value="3896" table:style-name="ce10">
            <text:p>3 896</text:p>
          </table:table-cell>
          <table:table-cell office:value-type="float" office:value="4476" table:style-name="ce10">
            <text:p>4 476</text:p>
          </table:table-cell>
          <table:table-cell office:value-type="float" office:value="138351272" table:style-name="ce10">
            <text:p>138 351 2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1212" table:style-name="ce10">
            <text:p>1 212</text:p>
          </table:table-cell>
          <table:table-cell office:value-type="float" office:value="5411" table:style-name="ce10">
            <text:p>5 411</text:p>
          </table:table-cell>
          <table:table-cell office:value-type="float" office:value="4539" table:style-name="ce10">
            <text:p>4 539</text:p>
          </table:table-cell>
          <table:table-cell office:value-type="float" office:value="126382075" table:style-name="ce10">
            <text:p>126 382 0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2575" table:style-name="ce10">
            <text:p>2 575</text:p>
          </table:table-cell>
          <table:table-cell office:value-type="float" office:value="42015" table:style-name="ce10">
            <text:p>42 015</text:p>
          </table:table-cell>
          <table:table-cell office:value-type="float" office:value="36257" table:style-name="ce10">
            <text:p>36 257</text:p>
          </table:table-cell>
          <table:table-cell office:value-type="float" office:value="1206565620" table:style-name="ce10">
            <text:p>1 206 565 62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670" table:style-name="ce10">
            <text:p>670</text:p>
          </table:table-cell>
          <table:table-cell office:value-type="float" office:value="4235" table:style-name="ce10">
            <text:p>4 235</text:p>
          </table:table-cell>
          <table:table-cell office:value-type="float" office:value="4335" table:style-name="ce10">
            <text:p>4 335</text:p>
          </table:table-cell>
          <table:table-cell office:value-type="float" office:value="112986344" table:style-name="ce10">
            <text:p>112 986 3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5551" table:style-name="ce10">
            <text:p>5 551</text:p>
          </table:table-cell>
          <table:table-cell office:value-type="float" office:value="19874" table:style-name="ce10">
            <text:p>19 874</text:p>
          </table:table-cell>
          <table:table-cell office:value-type="float" office:value="16446" table:style-name="ce10">
            <text:p>16 446</text:p>
          </table:table-cell>
          <table:table-cell office:value-type="float" office:value="466374290" table:style-name="ce10">
            <text:p>466 374 2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507" table:style-name="ce10">
            <text:p>507</text:p>
          </table:table-cell>
          <table:table-cell office:value-type="float" office:value="19489" table:style-name="ce10">
            <text:p>19 489</text:p>
          </table:table-cell>
          <table:table-cell office:value-type="float" office:value="16785" table:style-name="ce10">
            <text:p>16 785</text:p>
          </table:table-cell>
          <table:table-cell office:value-type="float" office:value="613559573" table:style-name="ce10">
            <text:p>613 559 5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1322" table:style-name="ce10">
            <text:p>1 322</text:p>
          </table:table-cell>
          <table:table-cell office:value-type="float" office:value="14174" table:style-name="ce10">
            <text:p>14 174</text:p>
          </table:table-cell>
          <table:table-cell office:value-type="float" office:value="12456" table:style-name="ce10">
            <text:p>12 456</text:p>
          </table:table-cell>
          <table:table-cell office:value-type="float" office:value="357682611" table:style-name="ce10">
            <text:p>357 682 6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5030" table:style-name="ce10">
            <text:p>5 030</text:p>
          </table:table-cell>
          <table:table-cell office:value-type="float" office:value="10409" table:style-name="ce10">
            <text:p>10 409</text:p>
          </table:table-cell>
          <table:table-cell office:value-type="float" office:value="8146" table:style-name="ce10">
            <text:p>8 146</text:p>
          </table:table-cell>
          <table:table-cell office:value-type="float" office:value="210175412" table:style-name="ce10">
            <text:p>210 175 4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1597" table:style-name="ce10">
            <text:p>1 597</text:p>
          </table:table-cell>
          <table:table-cell office:value-type="float" office:value="40619" table:style-name="ce10">
            <text:p>40 619</text:p>
          </table:table-cell>
          <table:table-cell office:value-type="float" office:value="33178" table:style-name="ce10">
            <text:p>33 178</text:p>
          </table:table-cell>
          <table:table-cell office:value-type="float" office:value="830816899" table:style-name="ce10">
            <text:p>830 816 8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s</text:p>
          </table:table-cell>
          <table:table-cell office:value-type="float" office:value="301" table:style-name="ce10">
            <text:p>301</text:p>
          </table:table-cell>
          <table:table-cell office:value-type="float" office:value="6581913" table:style-name="ce10">
            <text:p>6 581 91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948" table:style-name="ce10">
            <text:p>948</text:p>
          </table:table-cell>
          <table:table-cell office:value-type="float" office:value="1469" table:style-name="ce10">
            <text:p>1 469</text:p>
          </table:table-cell>
          <table:table-cell office:value-type="float" office:value="1558" table:style-name="ce10">
            <text:p>1 558</text:p>
          </table:table-cell>
          <table:table-cell office:value-type="float" office:value="45393458" table:style-name="ce10">
            <text:p>45 393 4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422" table:style-name="ce10">
            <text:p>422</text:p>
          </table:table-cell>
          <table:table-cell office:value-type="float" office:value="2809" table:style-name="ce10">
            <text:p>2 809</text:p>
          </table:table-cell>
          <table:table-cell office:value-type="float" office:value="2326" table:style-name="ce10">
            <text:p>2 326</text:p>
          </table:table-cell>
          <table:table-cell office:value-type="float" office:value="61993595" table:style-name="ce10">
            <text:p>61 993 5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622" table:style-name="ce10">
            <text:p>622</text:p>
          </table:table-cell>
          <table:table-cell office:value-type="float" office:value="9449" table:style-name="ce10">
            <text:p>9 449</text:p>
          </table:table-cell>
          <table:table-cell office:value-type="float" office:value="8423" table:style-name="ce10">
            <text:p>8 423</text:p>
          </table:table-cell>
          <table:table-cell office:value-type="float" office:value="272726606" table:style-name="ce10">
            <text:p>272 726 6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213" table:style-name="ce10">
            <text:p>213</text:p>
          </table:table-cell>
          <table:table-cell office:value-type="string" table:style-name="ce10">
            <text:p>s</text:p>
          </table:table-cell>
          <table:table-cell office:value-type="float" office:value="1147" table:style-name="ce10">
            <text:p>1 147</text:p>
          </table:table-cell>
          <table:table-cell office:value-type="float" office:value="28690541" table:style-name="ce10">
            <text:p>28 690 5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1742" table:style-name="ce10">
            <text:p>1 742</text:p>
          </table:table-cell>
          <table:table-cell office:value-type="float" office:value="6424" table:style-name="ce10">
            <text:p>6 424</text:p>
          </table:table-cell>
          <table:table-cell office:value-type="float" office:value="5454" table:style-name="ce10">
            <text:p>5 454</text:p>
          </table:table-cell>
          <table:table-cell office:value-type="float" office:value="143887539" table:style-name="ce10">
            <text:p>143 887 5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248" table:style-name="ce10">
            <text:p>248</text:p>
          </table:table-cell>
          <table:table-cell office:value-type="float" office:value="6100" table:style-name="ce10">
            <text:p>6 100</text:p>
          </table:table-cell>
          <table:table-cell office:value-type="float" office:value="5150" table:style-name="ce10">
            <text:p>5 150</text:p>
          </table:table-cell>
          <table:table-cell office:value-type="float" office:value="195516651" table:style-name="ce10">
            <text:p>195 516 6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632" table:style-name="ce10">
            <text:p>632</text:p>
          </table:table-cell>
          <table:table-cell office:value-type="float" office:value="5408" table:style-name="ce10">
            <text:p>5 408</text:p>
          </table:table-cell>
          <table:table-cell office:value-type="float" office:value="4638" table:style-name="ce10">
            <text:p>4 638</text:p>
          </table:table-cell>
          <table:table-cell office:value-type="float" office:value="131146234" table:style-name="ce10">
            <text:p>131 146 2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1369" table:style-name="ce10">
            <text:p>1 369</text:p>
          </table:table-cell>
          <table:table-cell office:value-type="float" office:value="2429" table:style-name="ce10">
            <text:p>2 429</text:p>
          </table:table-cell>
          <table:table-cell office:value-type="float" office:value="2090" table:style-name="ce10">
            <text:p>2 090</text:p>
          </table:table-cell>
          <table:table-cell office:value-type="float" office:value="49361111" table:style-name="ce10">
            <text:p>49 361 1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1363" table:style-name="ce10">
            <text:p>1 363</text:p>
          </table:table-cell>
          <table:table-cell office:value-type="float" office:value="44506" table:style-name="ce10">
            <text:p>44 506</text:p>
          </table:table-cell>
          <table:table-cell office:value-type="float" office:value="36951" table:style-name="ce10">
            <text:p>36 951</text:p>
          </table:table-cell>
          <table:table-cell office:value-type="float" office:value="913967646" table:style-name="ce10">
            <text:p>913 967 64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30" table:style-name="ce10">
            <text:p>30</text:p>
          </table:table-cell>
          <table:table-cell office:value-type="float" office:value="305" table:style-name="ce10">
            <text:p>305</text:p>
          </table:table-cell>
          <table:table-cell office:value-type="float" office:value="253" table:style-name="ce10">
            <text:p>253</text:p>
          </table:table-cell>
          <table:table-cell office:value-type="float" office:value="5232252" table:style-name="ce10">
            <text:p>5 232 2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986" table:style-name="ce10">
            <text:p>986</text:p>
          </table:table-cell>
          <table:table-cell office:value-type="float" office:value="1389" table:style-name="ce10">
            <text:p>1 389</text:p>
          </table:table-cell>
          <table:table-cell office:value-type="float" office:value="1673" table:style-name="ce10">
            <text:p>1 673</text:p>
          </table:table-cell>
          <table:table-cell office:value-type="float" office:value="51765043" table:style-name="ce10">
            <text:p>51 765 0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456" table:style-name="ce10">
            <text:p>456</text:p>
          </table:table-cell>
          <table:table-cell office:value-type="float" office:value="4323" table:style-name="ce10">
            <text:p>4 323</text:p>
          </table:table-cell>
          <table:table-cell office:value-type="float" office:value="3524" table:style-name="ce10">
            <text:p>3 524</text:p>
          </table:table-cell>
          <table:table-cell office:value-type="float" office:value="93226054" table:style-name="ce10">
            <text:p>93 226 0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850" table:style-name="ce10">
            <text:p>1 850</text:p>
          </table:table-cell>
          <table:table-cell office:value-type="float" office:value="27977" table:style-name="ce10">
            <text:p>27 977</text:p>
          </table:table-cell>
          <table:table-cell office:value-type="float" office:value="25246" table:style-name="ce10">
            <text:p>25 246</text:p>
          </table:table-cell>
          <table:table-cell office:value-type="float" office:value="824084086" table:style-name="ce10">
            <text:p>824 084 08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78" table:style-name="ce10">
            <text:p>178</text:p>
          </table:table-cell>
          <table:table-cell office:value-type="float" office:value="1344" table:style-name="ce10">
            <text:p>1 344</text:p>
          </table:table-cell>
          <table:table-cell office:value-type="float" office:value="1509" table:style-name="ce10">
            <text:p>1 509</text:p>
          </table:table-cell>
          <table:table-cell office:value-type="float" office:value="39631232" table:style-name="ce10">
            <text:p>39 631 23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2328" table:style-name="ce10">
            <text:p>2 328</text:p>
          </table:table-cell>
          <table:table-cell office:value-type="float" office:value="6998" table:style-name="ce10">
            <text:p>6 998</text:p>
          </table:table-cell>
          <table:table-cell office:value-type="float" office:value="5892" table:style-name="ce10">
            <text:p>5 892</text:p>
          </table:table-cell>
          <table:table-cell office:value-type="float" office:value="167439590" table:style-name="ce10">
            <text:p>167 439 5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95" table:style-name="ce10">
            <text:p>195</text:p>
          </table:table-cell>
          <table:table-cell office:value-type="float" office:value="6859" table:style-name="ce10">
            <text:p>6 859</text:p>
          </table:table-cell>
          <table:table-cell office:value-type="float" office:value="5751" table:style-name="ce10">
            <text:p>5 751</text:p>
          </table:table-cell>
          <table:table-cell office:value-type="float" office:value="213066807" table:style-name="ce10">
            <text:p>213 066 8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885" table:style-name="ce10">
            <text:p>885</text:p>
          </table:table-cell>
          <table:table-cell office:value-type="float" office:value="9481" table:style-name="ce10">
            <text:p>9 481</text:p>
          </table:table-cell>
          <table:table-cell office:value-type="float" office:value="8991" table:style-name="ce10">
            <text:p>8 991</text:p>
          </table:table-cell>
          <table:table-cell office:value-type="float" office:value="267098494" table:style-name="ce10">
            <text:p>267 098 49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2312" table:style-name="ce10">
            <text:p>2 312</text:p>
          </table:table-cell>
          <table:table-cell office:value-type="float" office:value="4061" table:style-name="ce10">
            <text:p>4 061</text:p>
          </table:table-cell>
          <table:table-cell office:value-type="float" office:value="3306" table:style-name="ce10">
            <text:p>3 306</text:p>
          </table:table-cell>
          <table:table-cell office:value-type="float" office:value="83925946" table:style-name="ce10">
            <text:p>83 925 94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1245" table:style-name="ce10">
            <text:p>1 245</text:p>
          </table:table-cell>
          <table:table-cell office:value-type="float" office:value="33929" table:style-name="ce10">
            <text:p>33 929</text:p>
          </table:table-cell>
          <table:table-cell office:value-type="float" office:value="28195" table:style-name="ce10">
            <text:p>28 195</text:p>
          </table:table-cell>
          <table:table-cell office:value-type="float" office:value="685194390" table:style-name="ce10">
            <text:p>685 194 3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25" table:style-name="ce10">
            <text:p>25</text:p>
          </table:table-cell>
          <table:table-cell office:value-type="float" office:value="273" table:style-name="ce10">
            <text:p>273</text:p>
          </table:table-cell>
          <table:table-cell office:value-type="float" office:value="242" table:style-name="ce10">
            <text:p>242</text:p>
          </table:table-cell>
          <table:table-cell office:value-type="float" office:value="4919291" table:style-name="ce10">
            <text:p>4 919 2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731" table:style-name="ce10">
            <text:p>731</text:p>
          </table:table-cell>
          <table:table-cell office:value-type="float" office:value="860" table:style-name="ce10">
            <text:p>860</text:p>
          </table:table-cell>
          <table:table-cell office:value-type="float" office:value="1018" table:style-name="ce10">
            <text:p>1 018</text:p>
          </table:table-cell>
          <table:table-cell office:value-type="float" office:value="31198162" table:style-name="ce10">
            <text:p>31 198 1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280" table:style-name="ce10">
            <text:p>280</text:p>
          </table:table-cell>
          <table:table-cell office:value-type="float" office:value="1654" table:style-name="ce10">
            <text:p>1 654</text:p>
          </table:table-cell>
          <table:table-cell office:value-type="float" office:value="1349" table:style-name="ce10">
            <text:p>1 349</text:p>
          </table:table-cell>
          <table:table-cell office:value-type="float" office:value="36788517" table:style-name="ce10">
            <text:p>36 788 5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691" table:style-name="ce10">
            <text:p>691</text:p>
          </table:table-cell>
          <table:table-cell office:value-type="float" office:value="8722" table:style-name="ce10">
            <text:p>8 722</text:p>
          </table:table-cell>
          <table:table-cell office:value-type="float" office:value="7365" table:style-name="ce10">
            <text:p>7 365</text:p>
          </table:table-cell>
          <table:table-cell office:value-type="float" office:value="246809904" table:style-name="ce10">
            <text:p>246 809 90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21" table:style-name="ce10">
            <text:p>121</text:p>
          </table:table-cell>
          <table:table-cell office:value-type="float" office:value="637" table:style-name="ce10">
            <text:p>637</text:p>
          </table:table-cell>
          <table:table-cell office:value-type="float" office:value="567" table:style-name="ce10">
            <text:p>567</text:p>
          </table:table-cell>
          <table:table-cell office:value-type="float" office:value="14808619" table:style-name="ce10">
            <text:p>14 808 61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1565" table:style-name="ce10">
            <text:p>1 565</text:p>
          </table:table-cell>
          <table:table-cell office:value-type="float" office:value="4947" table:style-name="ce10">
            <text:p>4 947</text:p>
          </table:table-cell>
          <table:table-cell office:value-type="float" office:value="4133" table:style-name="ce10">
            <text:p>4 133</text:p>
          </table:table-cell>
          <table:table-cell office:value-type="float" office:value="111707397" table:style-name="ce10">
            <text:p>111 707 3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25" table:style-name="ce10">
            <text:p>125</text:p>
          </table:table-cell>
          <table:table-cell office:value-type="float" office:value="2256" table:style-name="ce10">
            <text:p>2 256</text:p>
          </table:table-cell>
          <table:table-cell office:value-type="float" office:value="1903" table:style-name="ce10">
            <text:p>1 903</text:p>
          </table:table-cell>
          <table:table-cell office:value-type="float" office:value="71150003" table:style-name="ce10">
            <text:p>71 150 00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799" table:style-name="ce10">
            <text:p>799</text:p>
          </table:table-cell>
          <table:table-cell office:value-type="float" office:value="5485" table:style-name="ce10">
            <text:p>5 485</text:p>
          </table:table-cell>
          <table:table-cell office:value-type="float" office:value="4988" table:style-name="ce10">
            <text:p>4 988</text:p>
          </table:table-cell>
          <table:table-cell office:value-type="float" office:value="137598760" table:style-name="ce10">
            <text:p>137 598 7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1800" table:style-name="ce10">
            <text:p>1 800</text:p>
          </table:table-cell>
          <table:table-cell office:value-type="float" office:value="2746" table:style-name="ce10">
            <text:p>2 746</text:p>
          </table:table-cell>
          <table:table-cell office:value-type="float" office:value="2272" table:style-name="ce10">
            <text:p>2 272</text:p>
          </table:table-cell>
          <table:table-cell office:value-type="float" office:value="56843450" table:style-name="ce10">
            <text:p>56 843 45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16" table:style-name="ce10">
            <text:p>216</text:p>
          </table:table-cell>
          <table:table-cell office:value-type="float" office:value="4058" table:style-name="ce10">
            <text:p>4 058</text:p>
          </table:table-cell>
          <table:table-cell office:value-type="float" office:value="3401" table:style-name="ce10">
            <text:p>3 401</text:p>
          </table:table-cell>
          <table:table-cell office:value-type="float" office:value="86408418" table:style-name="ce10">
            <text:p>86 408 41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71" table:style-name="ce10">
            <text:p>71</text:p>
          </table:table-cell>
          <table:table-cell office:value-type="float" office:value="85" table:style-name="ce10">
            <text:p>85</text:p>
          </table:table-cell>
          <table:table-cell office:value-type="float" office:value="90" table:style-name="ce10">
            <text:p>90</text:p>
          </table:table-cell>
          <table:table-cell office:value-type="float" office:value="2940311" table:style-name="ce10">
            <text:p>2 940 31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48" table:style-name="ce10">
            <text:p>48</text:p>
          </table:table-cell>
          <table:table-cell office:value-type="float" office:value="194" table:style-name="ce10">
            <text:p>194</text:p>
          </table:table-cell>
          <table:table-cell office:value-type="float" office:value="162" table:style-name="ce10">
            <text:p>162</text:p>
          </table:table-cell>
          <table:table-cell office:value-type="float" office:value="4171840" table:style-name="ce10">
            <text:p>4 171 8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69" table:style-name="ce10">
            <text:p>69</text:p>
          </table:table-cell>
          <table:table-cell office:value-type="float" office:value="423" table:style-name="ce10">
            <text:p>423</text:p>
          </table:table-cell>
          <table:table-cell office:value-type="float" office:value="384" table:style-name="ce10">
            <text:p>384</text:p>
          </table:table-cell>
          <table:table-cell office:value-type="float" office:value="12366993" table:style-name="ce10">
            <text:p>12 366 9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239" table:style-name="ce10">
            <text:p>239</text:p>
          </table:table-cell>
          <table:table-cell office:value-type="float" office:value="779" table:style-name="ce10">
            <text:p>779</text:p>
          </table:table-cell>
          <table:table-cell office:value-type="float" office:value="677" table:style-name="ce10">
            <text:p>677</text:p>
          </table:table-cell>
          <table:table-cell office:value-type="float" office:value="17904525" table:style-name="ce10">
            <text:p>17 904 5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4" table:style-name="ce10">
            <text:p>14</text:p>
          </table:table-cell>
          <table:table-cell office:value-type="float" office:value="189" table:style-name="ce10">
            <text:p>189</text:p>
          </table:table-cell>
          <table:table-cell office:value-type="float" office:value="162" table:style-name="ce10">
            <text:p>162</text:p>
          </table:table-cell>
          <table:table-cell office:value-type="float" office:value="6689297" table:style-name="ce10">
            <text:p>6 689 2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54" table:style-name="ce10">
            <text:p>54</text:p>
          </table:table-cell>
          <table:table-cell office:value-type="float" office:value="272" table:style-name="ce10">
            <text:p>272</text:p>
          </table:table-cell>
          <table:table-cell office:value-type="float" office:value="242" table:style-name="ce10">
            <text:p>242</text:p>
          </table:table-cell>
          <table:table-cell office:value-type="float" office:value="7660957" table:style-name="ce10">
            <text:p>7 660 9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183" table:style-name="ce10">
            <text:p>183</text:p>
          </table:table-cell>
          <table:table-cell office:value-type="float" office:value="329" table:style-name="ce10">
            <text:p>329</text:p>
          </table:table-cell>
          <table:table-cell office:value-type="float" office:value="332" table:style-name="ce10">
            <text:p>332</text:p>
          </table:table-cell>
          <table:table-cell office:value-type="float" office:value="8114642" table:style-name="ce10">
            <text:p>8 114 6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973" table:style-name="ce10">
            <text:p>2 973</text:p>
          </table:table-cell>
          <table:table-cell office:value-type="float" office:value="85931" table:style-name="ce10">
            <text:p>85 931</text:p>
          </table:table-cell>
          <table:table-cell office:value-type="float" office:value="71383" table:style-name="ce10">
            <text:p>71 383</text:p>
          </table:table-cell>
          <table:table-cell office:value-type="float" office:value="1741551583" table:style-name="ce10">
            <text:p>1 741 551 58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32" table:style-name="ce10">
            <text:p>32</text:p>
          </table:table-cell>
          <table:table-cell office:value-type="float" office:value="312" table:style-name="ce10">
            <text:p>312</text:p>
          </table:table-cell>
          <table:table-cell office:value-type="float" office:value="254" table:style-name="ce10">
            <text:p>254</text:p>
          </table:table-cell>
          <table:table-cell office:value-type="float" office:value="5745991" table:style-name="ce10">
            <text:p>5 745 9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1181" table:style-name="ce10">
            <text:p>1 181</text:p>
          </table:table-cell>
          <table:table-cell office:value-type="float" office:value="2253" table:style-name="ce10">
            <text:p>2 253</text:p>
          </table:table-cell>
          <table:table-cell office:value-type="float" office:value="2384" table:style-name="ce10">
            <text:p>2 384</text:p>
          </table:table-cell>
          <table:table-cell office:value-type="float" office:value="71137921" table:style-name="ce10">
            <text:p>71 137 92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664" table:style-name="ce10">
            <text:p>664</text:p>
          </table:table-cell>
          <table:table-cell office:value-type="float" office:value="3661" table:style-name="ce10">
            <text:p>3 661</text:p>
          </table:table-cell>
          <table:table-cell office:value-type="float" office:value="3126" table:style-name="ce10">
            <text:p>3 126</text:p>
          </table:table-cell>
          <table:table-cell office:value-type="float" office:value="89777452" table:style-name="ce10">
            <text:p>89 777 4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552" table:style-name="ce10">
            <text:p>1 552</text:p>
          </table:table-cell>
          <table:table-cell office:value-type="float" office:value="16353" table:style-name="ce10">
            <text:p>16 353</text:p>
          </table:table-cell>
          <table:table-cell office:value-type="float" office:value="14332" table:style-name="ce10">
            <text:p>14 332</text:p>
          </table:table-cell>
          <table:table-cell office:value-type="float" office:value="476297772" table:style-name="ce10">
            <text:p>476 297 7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231" table:style-name="ce10">
            <text:p>231</text:p>
          </table:table-cell>
          <table:table-cell office:value-type="float" office:value="1961" table:style-name="ce10">
            <text:p>1 961</text:p>
          </table:table-cell>
          <table:table-cell office:value-type="float" office:value="1807" table:style-name="ce10">
            <text:p>1 807</text:p>
          </table:table-cell>
          <table:table-cell office:value-type="float" office:value="49713591" table:style-name="ce10">
            <text:p>49 713 5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3145" table:style-name="ce10">
            <text:p>3 145</text:p>
          </table:table-cell>
          <table:table-cell office:value-type="float" office:value="11647" table:style-name="ce10">
            <text:p>11 647</text:p>
          </table:table-cell>
          <table:table-cell office:value-type="float" office:value="9738" table:style-name="ce10">
            <text:p>9 738</text:p>
          </table:table-cell>
          <table:table-cell office:value-type="float" office:value="267141960" table:style-name="ce10">
            <text:p>267 141 9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49" table:style-name="ce10">
            <text:p>349</text:p>
          </table:table-cell>
          <table:table-cell office:value-type="float" office:value="11890" table:style-name="ce10">
            <text:p>11 890</text:p>
          </table:table-cell>
          <table:table-cell office:value-type="float" office:value="10357" table:style-name="ce10">
            <text:p>10 357</text:p>
          </table:table-cell>
          <table:table-cell office:value-type="float" office:value="377950573" table:style-name="ce10">
            <text:p>377 950 5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870" table:style-name="ce10">
            <text:p>870</text:p>
          </table:table-cell>
          <table:table-cell office:value-type="float" office:value="11355" table:style-name="ce10">
            <text:p>11 355</text:p>
          </table:table-cell>
          <table:table-cell office:value-type="float" office:value="9786" table:style-name="ce10">
            <text:p>9 786</text:p>
          </table:table-cell>
          <table:table-cell office:value-type="float" office:value="298562680" table:style-name="ce10">
            <text:p>298 562 6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1809" table:style-name="ce10">
            <text:p>1 809</text:p>
          </table:table-cell>
          <table:table-cell office:value-type="float" office:value="4641" table:style-name="ce10">
            <text:p>4 641</text:p>
          </table:table-cell>
          <table:table-cell office:value-type="float" office:value="3764" table:style-name="ce10">
            <text:p>3 764</text:p>
          </table:table-cell>
          <table:table-cell office:value-type="float" office:value="93373083" table:style-name="ce10">
            <text:p>93 373 08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90" table:style-name="ce10">
            <text:p>290</text:p>
          </table:table-cell>
          <table:table-cell office:value-type="float" office:value="4593" table:style-name="ce10">
            <text:p>4 593</text:p>
          </table:table-cell>
          <table:table-cell office:value-type="float" office:value="3949" table:style-name="ce10">
            <text:p>3 949</text:p>
          </table:table-cell>
          <table:table-cell office:value-type="float" office:value="107309920" table:style-name="ce10">
            <text:p>107 309 92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83" table:style-name="ce10">
            <text:p>83</text:p>
          </table:table-cell>
          <table:table-cell office:value-type="float" office:value="440" table:style-name="ce10">
            <text:p>440</text:p>
          </table:table-cell>
          <table:table-cell office:value-type="float" office:value="378" table:style-name="ce10">
            <text:p>378</text:p>
          </table:table-cell>
          <table:table-cell office:value-type="float" office:value="9721684" table:style-name="ce10">
            <text:p>9 721 68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00" table:style-name="ce10">
            <text:p>100</text:p>
          </table:table-cell>
          <table:table-cell office:value-type="float" office:value="1382" table:style-name="ce10">
            <text:p>1 382</text:p>
          </table:table-cell>
          <table:table-cell office:value-type="float" office:value="1261" table:style-name="ce10">
            <text:p>1 261</text:p>
          </table:table-cell>
          <table:table-cell office:value-type="float" office:value="44209907" table:style-name="ce10">
            <text:p>44 209 9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0" table:style-name="ce10">
            <text:p>10</text:p>
          </table:table-cell>
          <table:table-cell office:value-type="float" office:value="160" table:style-name="ce10">
            <text:p>160</text:p>
          </table:table-cell>
          <table:table-cell office:value-type="float" office:value="130" table:style-name="ce10">
            <text:p>130</text:p>
          </table:table-cell>
          <table:table-cell office:value-type="float" office:value="3366441" table:style-name="ce10">
            <text:p>3 366 4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241" table:style-name="ce10">
            <text:p>241</text:p>
          </table:table-cell>
          <table:table-cell office:value-type="float" office:value="1409" table:style-name="ce10">
            <text:p>1 409</text:p>
          </table:table-cell>
          <table:table-cell office:value-type="float" office:value="1218" table:style-name="ce10">
            <text:p>1 218</text:p>
          </table:table-cell>
          <table:table-cell office:value-type="float" office:value="32403657" table:style-name="ce10">
            <text:p>32 403 6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24" table:style-name="ce10">
            <text:p>24</text:p>
          </table:table-cell>
          <table:table-cell office:value-type="float" office:value="537" table:style-name="ce10">
            <text:p>537</text:p>
          </table:table-cell>
          <table:table-cell office:value-type="float" office:value="462" table:style-name="ce10">
            <text:p>462</text:p>
          </table:table-cell>
          <table:table-cell office:value-type="float" office:value="18639435" table:style-name="ce10">
            <text:p>18 639 4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43" table:style-name="ce10">
            <text:p>43</text:p>
          </table:table-cell>
          <table:table-cell office:value-type="float" office:value="369" table:style-name="ce10">
            <text:p>369</text:p>
          </table:table-cell>
          <table:table-cell office:value-type="float" office:value="360" table:style-name="ce10">
            <text:p>360</text:p>
          </table:table-cell>
          <table:table-cell office:value-type="float" office:value="10217165" table:style-name="ce10">
            <text:p>10 217 1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93" table:style-name="ce10">
            <text:p>93</text:p>
          </table:table-cell>
          <table:table-cell office:value-type="float" office:value="251" table:style-name="ce10">
            <text:p>251</text:p>
          </table:table-cell>
          <table:table-cell office:value-type="float" office:value="241" table:style-name="ce10">
            <text:p>241</text:p>
          </table:table-cell>
          <table:table-cell office:value-type="float" office:value="5851567" table:style-name="ce10">
            <text:p>5 851 5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88" table:style-name="ce10">
            <text:p>88</text:p>
          </table:table-cell>
          <table:table-cell office:value-type="float" office:value="1567" table:style-name="ce10">
            <text:p>1 567</text:p>
          </table:table-cell>
          <table:table-cell office:value-type="float" office:value="1439" table:style-name="ce10">
            <text:p>1 439</text:p>
          </table:table-cell>
          <table:table-cell office:value-type="float" office:value="43044556" table:style-name="ce10">
            <text:p>43 044 55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32" table:style-name="ce10">
            <text:p>32</text:p>
          </table:table-cell>
          <table:table-cell office:value-type="float" office:value="104" table:style-name="ce10">
            <text:p>104</text:p>
          </table:table-cell>
          <table:table-cell office:value-type="float" office:value="92" table:style-name="ce10">
            <text:p>92</text:p>
          </table:table-cell>
          <table:table-cell office:value-type="float" office:value="2937723" table:style-name="ce10">
            <text:p>2 937 72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24" table:style-name="ce10">
            <text:p>24</text:p>
          </table:table-cell>
          <table:table-cell office:value-type="float" office:value="527" table:style-name="ce10">
            <text:p>527</text:p>
          </table:table-cell>
          <table:table-cell office:value-type="float" office:value="465" table:style-name="ce10">
            <text:p>465</text:p>
          </table:table-cell>
          <table:table-cell office:value-type="float" office:value="16461930" table:style-name="ce10">
            <text:p>16 461 93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144" table:style-name="ce10">
            <text:p>144</text:p>
          </table:table-cell>
          <table:table-cell office:value-type="float" office:value="941" table:style-name="ce10">
            <text:p>941</text:p>
          </table:table-cell>
          <table:table-cell office:value-type="float" office:value="825" table:style-name="ce10">
            <text:p>825</text:p>
          </table:table-cell>
          <table:table-cell office:value-type="float" office:value="22641696" table:style-name="ce10">
            <text:p>22 641 69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1" table:style-name="ce10">
            <text:p>11</text:p>
          </table:table-cell>
          <table:table-cell office:value-type="float" office:value="545" table:style-name="ce10">
            <text:p>545</text:p>
          </table:table-cell>
          <table:table-cell office:value-type="float" office:value="553" table:style-name="ce10">
            <text:p>553</text:p>
          </table:table-cell>
          <table:table-cell office:value-type="float" office:value="26725251" table:style-name="ce10">
            <text:p>26 725 2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24" table:style-name="ce10">
            <text:p>24</text:p>
          </table:table-cell>
          <table:table-cell office:value-type="float" office:value="210" table:style-name="ce10">
            <text:p>210</text:p>
          </table:table-cell>
          <table:table-cell office:value-type="float" office:value="180" table:style-name="ce10">
            <text:p>180</text:p>
          </table:table-cell>
          <table:table-cell office:value-type="float" office:value="7744316" table:style-name="ce10">
            <text:p>7 744 3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37" table:style-name="ce10">
            <text:p>37</text:p>
          </table:table-cell>
          <table:table-cell office:value-type="float" office:value="127" table:style-name="ce10">
            <text:p>127</text:p>
          </table:table-cell>
          <table:table-cell office:value-type="float" office:value="124" table:style-name="ce10">
            <text:p>124</text:p>
          </table:table-cell>
          <table:table-cell office:value-type="float" office:value="2940756" table:style-name="ce10">
            <text:p>2 940 75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696" table:style-name="ce10">
            <text:p>2 696</text:p>
          </table:table-cell>
          <table:table-cell office:value-type="float" office:value="90495" table:style-name="ce10">
            <text:p>90 495</text:p>
          </table:table-cell>
          <table:table-cell office:value-type="float" office:value="74467" table:style-name="ce10">
            <text:p>74 467</text:p>
          </table:table-cell>
          <table:table-cell office:value-type="float" office:value="1818463660" table:style-name="ce10">
            <text:p>1 818 463 6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29" table:style-name="ce10">
            <text:p>29</text:p>
          </table:table-cell>
          <table:table-cell office:value-type="float" office:value="322" table:style-name="ce10">
            <text:p>322</text:p>
          </table:table-cell>
          <table:table-cell office:value-type="float" office:value="285" table:style-name="ce10">
            <text:p>285</text:p>
          </table:table-cell>
          <table:table-cell office:value-type="float" office:value="7854507" table:style-name="ce10">
            <text:p>7 854 5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1213" table:style-name="ce10">
            <text:p>1 213</text:p>
          </table:table-cell>
          <table:table-cell office:value-type="float" office:value="2366" table:style-name="ce10">
            <text:p>2 366</text:p>
          </table:table-cell>
          <table:table-cell office:value-type="float" office:value="2642" table:style-name="ce10">
            <text:p>2 642</text:p>
          </table:table-cell>
          <table:table-cell office:value-type="float" office:value="87154239" table:style-name="ce10">
            <text:p>87 154 2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530" table:style-name="ce10">
            <text:p>530</text:p>
          </table:table-cell>
          <table:table-cell office:value-type="float" office:value="4202" table:style-name="ce10">
            <text:p>4 202</text:p>
          </table:table-cell>
          <table:table-cell office:value-type="float" office:value="3411" table:style-name="ce10">
            <text:p>3 411</text:p>
          </table:table-cell>
          <table:table-cell office:value-type="float" office:value="94180206" table:style-name="ce10">
            <text:p>94 180 2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424" table:style-name="ce10">
            <text:p>1 424</text:p>
          </table:table-cell>
          <table:table-cell office:value-type="float" office:value="32814" table:style-name="ce10">
            <text:p>32 814</text:p>
          </table:table-cell>
          <table:table-cell office:value-type="float" office:value="29297" table:style-name="ce10">
            <text:p>29 297</text:p>
          </table:table-cell>
          <table:table-cell office:value-type="float" office:value="991222701" table:style-name="ce10">
            <text:p>991 222 7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20" table:style-name="ce10">
            <text:p>120</text:p>
          </table:table-cell>
          <table:table-cell office:value-type="float" office:value="1145" table:style-name="ce10">
            <text:p>1 145</text:p>
          </table:table-cell>
          <table:table-cell office:value-type="float" office:value="1079" table:style-name="ce10">
            <text:p>1 079</text:p>
          </table:table-cell>
          <table:table-cell office:value-type="float" office:value="29633981" table:style-name="ce10">
            <text:p>29 633 98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2774" table:style-name="ce10">
            <text:p>2 774</text:p>
          </table:table-cell>
          <table:table-cell office:value-type="float" office:value="10852" table:style-name="ce10">
            <text:p>10 852</text:p>
          </table:table-cell>
          <table:table-cell office:value-type="float" office:value="9254" table:style-name="ce10">
            <text:p>9 254</text:p>
          </table:table-cell>
          <table:table-cell office:value-type="float" office:value="253479993" table:style-name="ce10">
            <text:p>253 479 9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293" table:style-name="ce10">
            <text:p>293</text:p>
          </table:table-cell>
          <table:table-cell office:value-type="float" office:value="9834" table:style-name="ce10">
            <text:p>9 834</text:p>
          </table:table-cell>
          <table:table-cell office:value-type="float" office:value="8376" table:style-name="ce10">
            <text:p>8 376</text:p>
          </table:table-cell>
          <table:table-cell office:value-type="float" office:value="300444482" table:style-name="ce10">
            <text:p>300 444 4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796" table:style-name="ce10">
            <text:p>796</text:p>
          </table:table-cell>
          <table:table-cell office:value-type="float" office:value="11119" table:style-name="ce10">
            <text:p>11 119</text:p>
          </table:table-cell>
          <table:table-cell office:value-type="float" office:value="10170" table:style-name="ce10">
            <text:p>10 170</text:p>
          </table:table-cell>
          <table:table-cell office:value-type="float" office:value="299251147" table:style-name="ce10">
            <text:p>299 251 14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2709" table:style-name="ce10">
            <text:p>2 709</text:p>
          </table:table-cell>
          <table:table-cell office:value-type="float" office:value="4560" table:style-name="ce10">
            <text:p>4 560</text:p>
          </table:table-cell>
          <table:table-cell office:value-type="float" office:value="3868" table:style-name="ce10">
            <text:p>3 868</text:p>
          </table:table-cell>
          <table:table-cell office:value-type="float" office:value="98505599" table:style-name="ce10">
            <text:p>98 505 5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4349" table:style-name="ce10">
            <text:p>4 349</text:p>
          </table:table-cell>
          <table:table-cell office:value-type="float" office:value="116806" table:style-name="ce10">
            <text:p>116 806</text:p>
          </table:table-cell>
          <table:table-cell office:value-type="float" office:value="101520" table:style-name="ce10">
            <text:p>101 520</text:p>
          </table:table-cell>
          <table:table-cell office:value-type="float" office:value="2840244024" table:style-name="ce10">
            <text:p>2 840 244 02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19" table:style-name="ce10">
            <text:p>19</text:p>
          </table:table-cell>
          <table:table-cell office:value-type="float" office:value="114" table:style-name="ce10">
            <text:p>114</text:p>
          </table:table-cell>
          <table:table-cell office:value-type="float" office:value="103" table:style-name="ce10">
            <text:p>103</text:p>
          </table:table-cell>
          <table:table-cell office:value-type="float" office:value="3367677" table:style-name="ce10">
            <text:p>3 367 67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4931" table:style-name="ce10">
            <text:p>4 931</text:p>
          </table:table-cell>
          <table:table-cell office:value-type="float" office:value="7060" table:style-name="ce10">
            <text:p>7 060</text:p>
          </table:table-cell>
          <table:table-cell office:value-type="float" office:value="8061" table:style-name="ce10">
            <text:p>8 061</text:p>
          </table:table-cell>
          <table:table-cell office:value-type="float" office:value="287036353" table:style-name="ce10">
            <text:p>287 036 3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1905" table:style-name="ce10">
            <text:p>1 905</text:p>
          </table:table-cell>
          <table:table-cell office:value-type="float" office:value="18678" table:style-name="ce10">
            <text:p>18 678</text:p>
          </table:table-cell>
          <table:table-cell office:value-type="float" office:value="17203" table:style-name="ce10">
            <text:p>17 203</text:p>
          </table:table-cell>
          <table:table-cell office:value-type="float" office:value="753329310" table:style-name="ce10">
            <text:p>753 329 3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2837" table:style-name="ce10">
            <text:p>2 837</text:p>
          </table:table-cell>
          <table:table-cell office:value-type="float" office:value="54194" table:style-name="ce10">
            <text:p>54 194</text:p>
          </table:table-cell>
          <table:table-cell office:value-type="float" office:value="46432" table:style-name="ce10">
            <text:p>46 432</text:p>
          </table:table-cell>
          <table:table-cell office:value-type="float" office:value="1711594908" table:style-name="ce10">
            <text:p>1 711 594 9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373" table:style-name="ce10">
            <text:p>373</text:p>
          </table:table-cell>
          <table:table-cell office:value-type="float" office:value="3737" table:style-name="ce10">
            <text:p>3 737</text:p>
          </table:table-cell>
          <table:table-cell office:value-type="float" office:value="3699" table:style-name="ce10">
            <text:p>3 699</text:p>
          </table:table-cell>
          <table:table-cell office:value-type="float" office:value="118996483" table:style-name="ce10">
            <text:p>118 996 48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8952" table:style-name="ce10">
            <text:p>8 952</text:p>
          </table:table-cell>
          <table:table-cell office:value-type="float" office:value="39001" table:style-name="ce10">
            <text:p>39 001</text:p>
          </table:table-cell>
          <table:table-cell office:value-type="float" office:value="34598" table:style-name="ce10">
            <text:p>34 598</text:p>
          </table:table-cell>
          <table:table-cell office:value-type="float" office:value="1250330275" table:style-name="ce10">
            <text:p>1 250 330 2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649" table:style-name="ce10">
            <text:p>649</text:p>
          </table:table-cell>
          <table:table-cell office:value-type="float" office:value="31476" table:style-name="ce10">
            <text:p>31 476</text:p>
          </table:table-cell>
          <table:table-cell office:value-type="float" office:value="27569" table:style-name="ce10">
            <text:p>27 569</text:p>
          </table:table-cell>
          <table:table-cell office:value-type="float" office:value="1163217876" table:style-name="ce10">
            <text:p>1 163 217 8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1312" table:style-name="ce10">
            <text:p>1 312</text:p>
          </table:table-cell>
          <table:table-cell office:value-type="float" office:value="13089" table:style-name="ce10">
            <text:p>13 089</text:p>
          </table:table-cell>
          <table:table-cell office:value-type="float" office:value="11928" table:style-name="ce10">
            <text:p>11 928</text:p>
          </table:table-cell>
          <table:table-cell office:value-type="float" office:value="487206873" table:style-name="ce10">
            <text:p>487 206 8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4536" table:style-name="ce10">
            <text:p>4 536</text:p>
          </table:table-cell>
          <table:table-cell office:value-type="float" office:value="19578" table:style-name="ce10">
            <text:p>19 578</text:p>
          </table:table-cell>
          <table:table-cell office:value-type="float" office:value="14813" table:style-name="ce10">
            <text:p>14 813</text:p>
          </table:table-cell>
          <table:table-cell office:value-type="float" office:value="521527348" table:style-name="ce10">
            <text:p>521 527 3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384" table:style-name="ce10">
            <text:p>384</text:p>
          </table:table-cell>
          <table:table-cell office:value-type="float" office:value="7878" table:style-name="ce10">
            <text:p>7 878</text:p>
          </table:table-cell>
          <table:table-cell office:value-type="float" office:value="6813" table:style-name="ce10">
            <text:p>6 813</text:p>
          </table:table-cell>
          <table:table-cell office:value-type="float" office:value="181654277" table:style-name="ce10">
            <text:p>181 654 27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141" table:style-name="ce10">
            <text:p>141</text:p>
          </table:table-cell>
          <table:table-cell office:value-type="float" office:value="267" table:style-name="ce10">
            <text:p>267</text:p>
          </table:table-cell>
          <table:table-cell office:value-type="float" office:value="296" table:style-name="ce10">
            <text:p>296</text:p>
          </table:table-cell>
          <table:table-cell office:value-type="float" office:value="8618003" table:style-name="ce10">
            <text:p>8 618 00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174" table:style-name="ce10">
            <text:p>174</text:p>
          </table:table-cell>
          <table:table-cell office:value-type="float" office:value="800" table:style-name="ce10">
            <text:p>800</text:p>
          </table:table-cell>
          <table:table-cell office:value-type="float" office:value="674" table:style-name="ce10">
            <text:p>674</text:p>
          </table:table-cell>
          <table:table-cell office:value-type="float" office:value="16978607" table:style-name="ce10">
            <text:p>16 978 6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27" table:style-name="ce10">
            <text:p>127</text:p>
          </table:table-cell>
          <table:table-cell office:value-type="float" office:value="1929" table:style-name="ce10">
            <text:p>1 929</text:p>
          </table:table-cell>
          <table:table-cell office:value-type="float" office:value="1793" table:style-name="ce10">
            <text:p>1 793</text:p>
          </table:table-cell>
          <table:table-cell office:value-type="float" office:value="72980948" table:style-name="ce10">
            <text:p>72 980 9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598" table:style-name="ce10">
            <text:p>598</text:p>
          </table:table-cell>
          <table:table-cell office:value-type="float" office:value="3679" table:style-name="ce10">
            <text:p>3 679</text:p>
          </table:table-cell>
          <table:table-cell office:value-type="float" office:value="3175" table:style-name="ce10">
            <text:p>3 175</text:p>
          </table:table-cell>
          <table:table-cell office:value-type="float" office:value="73201618" table:style-name="ce10">
            <text:p>73 201 61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0" table:style-name="ce10">
            <text:p>30</text:p>
          </table:table-cell>
          <table:table-cell office:value-type="float" office:value="941" table:style-name="ce10">
            <text:p>941</text:p>
          </table:table-cell>
          <table:table-cell office:value-type="float" office:value="863" table:style-name="ce10">
            <text:p>863</text:p>
          </table:table-cell>
          <table:table-cell office:value-type="float" office:value="37374286" table:style-name="ce10">
            <text:p>37 374 28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103" table:style-name="ce10">
            <text:p>103</text:p>
          </table:table-cell>
          <table:table-cell office:value-type="float" office:value="1972" table:style-name="ce10">
            <text:p>1 972</text:p>
          </table:table-cell>
          <table:table-cell office:value-type="float" office:value="1743" table:style-name="ce10">
            <text:p>1 743</text:p>
          </table:table-cell>
          <table:table-cell office:value-type="float" office:value="45299603" table:style-name="ce10">
            <text:p>45 299 60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315" table:style-name="ce10">
            <text:p>315</text:p>
          </table:table-cell>
          <table:table-cell office:value-type="float" office:value="1076" table:style-name="ce10">
            <text:p>1 076</text:p>
          </table:table-cell>
          <table:table-cell office:value-type="float" office:value="1046" table:style-name="ce10">
            <text:p>1 046</text:p>
          </table:table-cell>
          <table:table-cell office:value-type="float" office:value="23389800" table:style-name="ce10">
            <text:p>23 389 8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09" table:style-name="ce10">
            <text:p>209</text:p>
          </table:table-cell>
          <table:table-cell office:value-type="float" office:value="3932" table:style-name="ce10">
            <text:p>3 932</text:p>
          </table:table-cell>
          <table:table-cell office:value-type="float" office:value="3302" table:style-name="ce10">
            <text:p>3 302</text:p>
          </table:table-cell>
          <table:table-cell office:value-type="float" office:value="90496654" table:style-name="ce10">
            <text:p>90 496 6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48" table:style-name="ce10">
            <text:p>48</text:p>
          </table:table-cell>
          <table:table-cell office:value-type="float" office:value="251" table:style-name="ce10">
            <text:p>251</text:p>
          </table:table-cell>
          <table:table-cell office:value-type="float" office:value="194" table:style-name="ce10">
            <text:p>194</text:p>
          </table:table-cell>
          <table:table-cell office:value-type="float" office:value="5185192" table:style-name="ce10">
            <text:p>5 185 1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91" table:style-name="ce10">
            <text:p>91</text:p>
          </table:table-cell>
          <table:table-cell office:value-type="float" office:value="415" table:style-name="ce10">
            <text:p>415</text:p>
          </table:table-cell>
          <table:table-cell office:value-type="float" office:value="379" table:style-name="ce10">
            <text:p>379</text:p>
          </table:table-cell>
          <table:table-cell office:value-type="float" office:value="9427099" table:style-name="ce10">
            <text:p>9 427 0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72" table:style-name="ce10">
            <text:p>72</text:p>
          </table:table-cell>
          <table:table-cell office:value-type="float" office:value="1213" table:style-name="ce10">
            <text:p>1 213</text:p>
          </table:table-cell>
          <table:table-cell office:value-type="float" office:value="1069" table:style-name="ce10">
            <text:p>1 069</text:p>
          </table:table-cell>
          <table:table-cell office:value-type="float" office:value="40954768" table:style-name="ce10">
            <text:p>40 954 7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306" table:style-name="ce10">
            <text:p>306</text:p>
          </table:table-cell>
          <table:table-cell office:value-type="float" office:value="2450" table:style-name="ce10">
            <text:p>2 450</text:p>
          </table:table-cell>
          <table:table-cell office:value-type="float" office:value="1928" table:style-name="ce10">
            <text:p>1 928</text:p>
          </table:table-cell>
          <table:table-cell office:value-type="float" office:value="49305440" table:style-name="ce10">
            <text:p>49 305 4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21" table:style-name="ce10">
            <text:p>21</text:p>
          </table:table-cell>
          <table:table-cell office:value-type="float" office:value="402" table:style-name="ce10">
            <text:p>402</text:p>
          </table:table-cell>
          <table:table-cell office:value-type="float" office:value="358" table:style-name="ce10">
            <text:p>358</text:p>
          </table:table-cell>
          <table:table-cell office:value-type="float" office:value="14114373" table:style-name="ce10">
            <text:p>14 114 3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39" table:style-name="ce10">
            <text:p>39</text:p>
          </table:table-cell>
          <table:table-cell office:value-type="float" office:value="476" table:style-name="ce10">
            <text:p>476</text:p>
          </table:table-cell>
          <table:table-cell office:value-type="float" office:value="404" table:style-name="ce10">
            <text:p>404</text:p>
          </table:table-cell>
          <table:table-cell office:value-type="float" office:value="18791552" table:style-name="ce10">
            <text:p>18 791 5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119" table:style-name="ce10">
            <text:p>119</text:p>
          </table:table-cell>
          <table:table-cell office:value-type="float" office:value="432" table:style-name="ce10">
            <text:p>432</text:p>
          </table:table-cell>
          <table:table-cell office:value-type="float" office:value="421" table:style-name="ce10">
            <text:p>421</text:p>
          </table:table-cell>
          <table:table-cell office:value-type="float" office:value="10542615" table:style-name="ce10">
            <text:p>10 542 6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1509" table:style-name="ce10">
            <text:p>1 509</text:p>
          </table:table-cell>
          <table:table-cell office:value-type="float" office:value="47238" table:style-name="ce10">
            <text:p>47 238</text:p>
          </table:table-cell>
          <table:table-cell office:value-type="float" office:value="39122" table:style-name="ce10">
            <text:p>39 122</text:p>
          </table:table-cell>
          <table:table-cell office:value-type="float" office:value="952003201" table:style-name="ce10">
            <text:p>952 003 2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40" table:style-name="ce10">
            <text:p>40</text:p>
          </table:table-cell>
          <table:table-cell office:value-type="float" office:value="288" table:style-name="ce10">
            <text:p>288</text:p>
          </table:table-cell>
          <table:table-cell office:value-type="float" office:value="234" table:style-name="ce10">
            <text:p>234</text:p>
          </table:table-cell>
          <table:table-cell office:value-type="float" office:value="5633505" table:style-name="ce10">
            <text:p>5 633 50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763" table:style-name="ce10">
            <text:p>763</text:p>
          </table:table-cell>
          <table:table-cell office:value-type="float" office:value="1293" table:style-name="ce10">
            <text:p>1 293</text:p>
          </table:table-cell>
          <table:table-cell office:value-type="float" office:value="1399" table:style-name="ce10">
            <text:p>1 399</text:p>
          </table:table-cell>
          <table:table-cell office:value-type="float" office:value="42065927" table:style-name="ce10">
            <text:p>42 065 92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449" table:style-name="ce10">
            <text:p>449</text:p>
          </table:table-cell>
          <table:table-cell office:value-type="float" office:value="4188" table:style-name="ce10">
            <text:p>4 188</text:p>
          </table:table-cell>
          <table:table-cell office:value-type="float" office:value="3055" table:style-name="ce10">
            <text:p>3 055</text:p>
          </table:table-cell>
          <table:table-cell office:value-type="float" office:value="79750528" table:style-name="ce10">
            <text:p>79 750 52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856" table:style-name="ce10">
            <text:p>856</text:p>
          </table:table-cell>
          <table:table-cell office:value-type="float" office:value="14952" table:style-name="ce10">
            <text:p>14 952</text:p>
          </table:table-cell>
          <table:table-cell office:value-type="float" office:value="13352" table:style-name="ce10">
            <text:p>13 352</text:p>
          </table:table-cell>
          <table:table-cell office:value-type="float" office:value="440270812" table:style-name="ce10">
            <text:p>440 270 8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122" table:style-name="ce10">
            <text:p>122</text:p>
          </table:table-cell>
          <table:table-cell office:value-type="float" office:value="826" table:style-name="ce10">
            <text:p>826</text:p>
          </table:table-cell>
          <table:table-cell office:value-type="float" office:value="788" table:style-name="ce10">
            <text:p>788</text:p>
          </table:table-cell>
          <table:table-cell office:value-type="float" office:value="20308039" table:style-name="ce10">
            <text:p>20 308 0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1920" table:style-name="ce10">
            <text:p>1 920</text:p>
          </table:table-cell>
          <table:table-cell office:value-type="float" office:value="7044" table:style-name="ce10">
            <text:p>7 044</text:p>
          </table:table-cell>
          <table:table-cell office:value-type="float" office:value="5985" table:style-name="ce10">
            <text:p>5 985</text:p>
          </table:table-cell>
          <table:table-cell office:value-type="float" office:value="157182179" table:style-name="ce10">
            <text:p>157 182 17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173" table:style-name="ce10">
            <text:p>173</text:p>
          </table:table-cell>
          <table:table-cell office:value-type="float" office:value="3467" table:style-name="ce10">
            <text:p>3 467</text:p>
          </table:table-cell>
          <table:table-cell office:value-type="float" office:value="2973" table:style-name="ce10">
            <text:p>2 973</text:p>
          </table:table-cell>
          <table:table-cell office:value-type="float" office:value="107040623" table:style-name="ce10">
            <text:p>107 040 62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651" table:style-name="ce10">
            <text:p>651</text:p>
          </table:table-cell>
          <table:table-cell office:value-type="float" office:value="5807" table:style-name="ce10">
            <text:p>5 807</text:p>
          </table:table-cell>
          <table:table-cell office:value-type="float" office:value="5029" table:style-name="ce10">
            <text:p>5 029</text:p>
          </table:table-cell>
          <table:table-cell office:value-type="float" office:value="150379225" table:style-name="ce10">
            <text:p>150 379 2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2036" table:style-name="ce10">
            <text:p>2 036</text:p>
          </table:table-cell>
          <table:table-cell office:value-type="float" office:value="3782" table:style-name="ce10">
            <text:p>3 782</text:p>
          </table:table-cell>
          <table:table-cell office:value-type="float" office:value="3138" table:style-name="ce10">
            <text:p>3 138</text:p>
          </table:table-cell>
          <table:table-cell office:value-type="float" office:value="78440281" table:style-name="ce10">
            <text:p>78 440 28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3222" table:style-name="ce10">
            <text:p>3 222</text:p>
          </table:table-cell>
          <table:table-cell office:value-type="float" office:value="84888" table:style-name="ce10">
            <text:p>84 888</text:p>
          </table:table-cell>
          <table:table-cell office:value-type="float" office:value="70568" table:style-name="ce10">
            <text:p>70 568</text:p>
          </table:table-cell>
          <table:table-cell office:value-type="float" office:value="1753610212" table:style-name="ce10">
            <text:p>1 753 610 2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58" table:style-name="ce10">
            <text:p>58</text:p>
          </table:table-cell>
          <table:table-cell office:value-type="float" office:value="584" table:style-name="ce10">
            <text:p>584</text:p>
          </table:table-cell>
          <table:table-cell office:value-type="float" office:value="480" table:style-name="ce10">
            <text:p>480</text:p>
          </table:table-cell>
          <table:table-cell office:value-type="float" office:value="10974217" table:style-name="ce10">
            <text:p>10 974 2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2090" table:style-name="ce10">
            <text:p>2 090</text:p>
          </table:table-cell>
          <table:table-cell office:value-type="float" office:value="2899" table:style-name="ce10">
            <text:p>2 899</text:p>
          </table:table-cell>
          <table:table-cell office:value-type="float" office:value="3228" table:style-name="ce10">
            <text:p>3 228</text:p>
          </table:table-cell>
          <table:table-cell office:value-type="float" office:value="94929139" table:style-name="ce10">
            <text:p>94 929 1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971" table:style-name="ce10">
            <text:p>971</text:p>
          </table:table-cell>
          <table:table-cell office:value-type="float" office:value="4783" table:style-name="ce10">
            <text:p>4 783</text:p>
          </table:table-cell>
          <table:table-cell office:value-type="float" office:value="4111" table:style-name="ce10">
            <text:p>4 111</text:p>
          </table:table-cell>
          <table:table-cell office:value-type="float" office:value="112040369" table:style-name="ce10">
            <text:p>112 040 36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859" table:style-name="ce10">
            <text:p>1 859</text:p>
          </table:table-cell>
          <table:table-cell office:value-type="float" office:value="22197" table:style-name="ce10">
            <text:p>22 197</text:p>
          </table:table-cell>
          <table:table-cell office:value-type="float" office:value="19495" table:style-name="ce10">
            <text:p>19 495</text:p>
          </table:table-cell>
          <table:table-cell office:value-type="float" office:value="632317275" table:style-name="ce10">
            <text:p>632 317 2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293" table:style-name="ce10">
            <text:p>293</text:p>
          </table:table-cell>
          <table:table-cell office:value-type="float" office:value="1544" table:style-name="ce10">
            <text:p>1 544</text:p>
          </table:table-cell>
          <table:table-cell office:value-type="float" office:value="1932" table:style-name="ce10">
            <text:p>1 932</text:p>
          </table:table-cell>
          <table:table-cell office:value-type="float" office:value="49758859" table:style-name="ce10">
            <text:p>49 758 85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3410" table:style-name="ce10">
            <text:p>3 410</text:p>
          </table:table-cell>
          <table:table-cell office:value-type="float" office:value="10192" table:style-name="ce10">
            <text:p>10 192</text:p>
          </table:table-cell>
          <table:table-cell office:value-type="float" office:value="8789" table:style-name="ce10">
            <text:p>8 789</text:p>
          </table:table-cell>
          <table:table-cell office:value-type="float" office:value="242495587" table:style-name="ce10">
            <text:p>242 495 5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02" table:style-name="ce10">
            <text:p>302</text:p>
          </table:table-cell>
          <table:table-cell office:value-type="float" office:value="8858" table:style-name="ce10">
            <text:p>8 858</text:p>
          </table:table-cell>
          <table:table-cell office:value-type="float" office:value="7726" table:style-name="ce10">
            <text:p>7 726</text:p>
          </table:table-cell>
          <table:table-cell office:value-type="float" office:value="284748400" table:style-name="ce10">
            <text:p>284 748 4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1698" table:style-name="ce10">
            <text:p>1 698</text:p>
          </table:table-cell>
          <table:table-cell office:value-type="float" office:value="15531" table:style-name="ce10">
            <text:p>15 531</text:p>
          </table:table-cell>
          <table:table-cell office:value-type="float" office:value="15231" table:style-name="ce10">
            <text:p>15 231</text:p>
          </table:table-cell>
          <table:table-cell office:value-type="float" office:value="422827244" table:style-name="ce10">
            <text:p>422 827 2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3952" table:style-name="ce10">
            <text:p>3 952</text:p>
          </table:table-cell>
          <table:table-cell office:value-type="float" office:value="8113" table:style-name="ce10">
            <text:p>8 113</text:p>
          </table:table-cell>
          <table:table-cell office:value-type="float" office:value="6890" table:style-name="ce10">
            <text:p>6 890</text:p>
          </table:table-cell>
          <table:table-cell office:value-type="float" office:value="166262171" table:style-name="ce10">
            <text:p>166 262 1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3025" table:style-name="ce10">
            <text:p>3 025</text:p>
          </table:table-cell>
          <table:table-cell office:value-type="float" office:value="90589" table:style-name="ce10">
            <text:p>90 589</text:p>
          </table:table-cell>
          <table:table-cell office:value-type="float" office:value="75406" table:style-name="ce10">
            <text:p>75 406</text:p>
          </table:table-cell>
          <table:table-cell office:value-type="float" office:value="1899165017" table:style-name="ce10">
            <text:p>1 899 165 0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109" table:style-name="ce10">
            <text:p>109</text:p>
          </table:table-cell>
          <table:table-cell office:value-type="float" office:value="641" table:style-name="ce10">
            <text:p>641</text:p>
          </table:table-cell>
          <table:table-cell office:value-type="float" office:value="496" table:style-name="ce10">
            <text:p>496</text:p>
          </table:table-cell>
          <table:table-cell office:value-type="float" office:value="12424984" table:style-name="ce10">
            <text:p>12 424 98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2462" table:style-name="ce10">
            <text:p>2 462</text:p>
          </table:table-cell>
          <table:table-cell office:value-type="float" office:value="3038" table:style-name="ce10">
            <text:p>3 038</text:p>
          </table:table-cell>
          <table:table-cell office:value-type="float" office:value="3456" table:style-name="ce10">
            <text:p>3 456</text:p>
          </table:table-cell>
          <table:table-cell office:value-type="float" office:value="105541293" table:style-name="ce10">
            <text:p>105 541 2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961" table:style-name="ce10">
            <text:p>961</text:p>
          </table:table-cell>
          <table:table-cell office:value-type="float" office:value="4301" table:style-name="ce10">
            <text:p>4 301</text:p>
          </table:table-cell>
          <table:table-cell office:value-type="float" office:value="3689" table:style-name="ce10">
            <text:p>3 689</text:p>
          </table:table-cell>
          <table:table-cell office:value-type="float" office:value="97735915" table:style-name="ce10">
            <text:p>97 735 9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840" table:style-name="ce10">
            <text:p>1 840</text:p>
          </table:table-cell>
          <table:table-cell office:value-type="float" office:value="21694" table:style-name="ce10">
            <text:p>21 694</text:p>
          </table:table-cell>
          <table:table-cell office:value-type="float" office:value="19040" table:style-name="ce10">
            <text:p>19 040</text:p>
          </table:table-cell>
          <table:table-cell office:value-type="float" office:value="617972855" table:style-name="ce10">
            <text:p>617 972 8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279" table:style-name="ce10">
            <text:p>279</text:p>
          </table:table-cell>
          <table:table-cell office:value-type="float" office:value="1493" table:style-name="ce10">
            <text:p>1 493</text:p>
          </table:table-cell>
          <table:table-cell office:value-type="float" office:value="1877" table:style-name="ce10">
            <text:p>1 877</text:p>
          </table:table-cell>
          <table:table-cell office:value-type="float" office:value="47502074" table:style-name="ce10">
            <text:p>47 502 07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4724" table:style-name="ce10">
            <text:p>4 724</text:p>
          </table:table-cell>
          <table:table-cell office:value-type="float" office:value="14456" table:style-name="ce10">
            <text:p>14 456</text:p>
          </table:table-cell>
          <table:table-cell office:value-type="float" office:value="11836" table:style-name="ce10">
            <text:p>11 836</text:p>
          </table:table-cell>
          <table:table-cell office:value-type="float" office:value="312505160" table:style-name="ce10">
            <text:p>312 505 1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351" table:style-name="ce10">
            <text:p>351</text:p>
          </table:table-cell>
          <table:table-cell office:value-type="float" office:value="10080" table:style-name="ce10">
            <text:p>10 080</text:p>
          </table:table-cell>
          <table:table-cell office:value-type="float" office:value="8546" table:style-name="ce10">
            <text:p>8 546</text:p>
          </table:table-cell>
          <table:table-cell office:value-type="float" office:value="311849527" table:style-name="ce10">
            <text:p>311 849 52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1349" table:style-name="ce10">
            <text:p>1 349</text:p>
          </table:table-cell>
          <table:table-cell office:value-type="float" office:value="9857" table:style-name="ce10">
            <text:p>9 857</text:p>
          </table:table-cell>
          <table:table-cell office:value-type="float" office:value="10310" table:style-name="ce10">
            <text:p>10 310</text:p>
          </table:table-cell>
          <table:table-cell office:value-type="float" office:value="298235093" table:style-name="ce10">
            <text:p>298 235 0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3521" table:style-name="ce10">
            <text:p>3 521</text:p>
          </table:table-cell>
          <table:table-cell office:value-type="float" office:value="8145" table:style-name="ce10">
            <text:p>8 145</text:p>
          </table:table-cell>
          <table:table-cell office:value-type="float" office:value="6274" table:style-name="ce10">
            <text:p>6 274</text:p>
          </table:table-cell>
          <table:table-cell office:value-type="float" office:value="154998772" table:style-name="ce10">
            <text:p>154 998 7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1956" table:style-name="ce10">
            <text:p>1 956</text:p>
          </table:table-cell>
          <table:table-cell office:value-type="float" office:value="56048" table:style-name="ce10">
            <text:p>56 048</text:p>
          </table:table-cell>
          <table:table-cell office:value-type="float" office:value="45295" table:style-name="ce10">
            <text:p>45 295</text:p>
          </table:table-cell>
          <table:table-cell office:value-type="float" office:value="1129840536" table:style-name="ce10">
            <text:p>1 129 840 53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21" table:style-name="ce10">
            <text:p>21</text:p>
          </table:table-cell>
          <table:table-cell office:value-type="float" office:value="203" table:style-name="ce10">
            <text:p>203</text:p>
          </table:table-cell>
          <table:table-cell office:value-type="float" office:value="180" table:style-name="ce10">
            <text:p>180</text:p>
          </table:table-cell>
          <table:table-cell office:value-type="float" office:value="4070535" table:style-name="ce10">
            <text:p>4 070 5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1186" table:style-name="ce10">
            <text:p>1 186</text:p>
          </table:table-cell>
          <table:table-cell office:value-type="float" office:value="1439" table:style-name="ce10">
            <text:p>1 439</text:p>
          </table:table-cell>
          <table:table-cell office:value-type="float" office:value="1754" table:style-name="ce10">
            <text:p>1 754</text:p>
          </table:table-cell>
          <table:table-cell office:value-type="float" office:value="52484906" table:style-name="ce10">
            <text:p>52 484 9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382" table:style-name="ce10">
            <text:p>382</text:p>
          </table:table-cell>
          <table:table-cell office:value-type="float" office:value="3515" table:style-name="ce10">
            <text:p>3 515</text:p>
          </table:table-cell>
          <table:table-cell office:value-type="float" office:value="2772" table:style-name="ce10">
            <text:p>2 772</text:p>
          </table:table-cell>
          <table:table-cell office:value-type="float" office:value="81966189" table:style-name="ce10">
            <text:p>81 966 1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2136" table:style-name="ce10">
            <text:p>2 136</text:p>
          </table:table-cell>
          <table:table-cell office:value-type="float" office:value="32800" table:style-name="ce10">
            <text:p>32 800</text:p>
          </table:table-cell>
          <table:table-cell office:value-type="float" office:value="29005" table:style-name="ce10">
            <text:p>29 005</text:p>
          </table:table-cell>
          <table:table-cell office:value-type="float" office:value="964545201" table:style-name="ce10">
            <text:p>964 545 2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311" table:style-name="ce10">
            <text:p>311</text:p>
          </table:table-cell>
          <table:table-cell office:value-type="float" office:value="1954" table:style-name="ce10">
            <text:p>1 954</text:p>
          </table:table-cell>
          <table:table-cell office:value-type="float" office:value="1710" table:style-name="ce10">
            <text:p>1 710</text:p>
          </table:table-cell>
          <table:table-cell office:value-type="float" office:value="44372607" table:style-name="ce10">
            <text:p>44 372 6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2816" table:style-name="ce10">
            <text:p>2 816</text:p>
          </table:table-cell>
          <table:table-cell office:value-type="float" office:value="8058" table:style-name="ce10">
            <text:p>8 058</text:p>
          </table:table-cell>
          <table:table-cell office:value-type="float" office:value="6966" table:style-name="ce10">
            <text:p>6 966</text:p>
          </table:table-cell>
          <table:table-cell office:value-type="float" office:value="188195201" table:style-name="ce10">
            <text:p>188 195 2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236" table:style-name="ce10">
            <text:p>236</text:p>
          </table:table-cell>
          <table:table-cell office:value-type="float" office:value="6177" table:style-name="ce10">
            <text:p>6 177</text:p>
          </table:table-cell>
          <table:table-cell office:value-type="float" office:value="5043" table:style-name="ce10">
            <text:p>5 043</text:p>
          </table:table-cell>
          <table:table-cell office:value-type="float" office:value="183459315" table:style-name="ce10">
            <text:p>183 459 3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872" table:style-name="ce10">
            <text:p>872</text:p>
          </table:table-cell>
          <table:table-cell office:value-type="float" office:value="9761" table:style-name="ce10">
            <text:p>9 761</text:p>
          </table:table-cell>
          <table:table-cell office:value-type="float" office:value="9140" table:style-name="ce10">
            <text:p>9 140</text:p>
          </table:table-cell>
          <table:table-cell office:value-type="float" office:value="260299786" table:style-name="ce10">
            <text:p>260 299 78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2702" table:style-name="ce10">
            <text:p>2 702</text:p>
          </table:table-cell>
          <table:table-cell office:value-type="float" office:value="5560" table:style-name="ce10">
            <text:p>5 560</text:p>
          </table:table-cell>
          <table:table-cell office:value-type="float" office:value="4325" table:style-name="ce10">
            <text:p>4 325</text:p>
          </table:table-cell>
          <table:table-cell office:value-type="float" office:value="114496795" table:style-name="ce10">
            <text:p>114 496 7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Ensemble</text:p>
          </table:table-cell>
          <table:table-cell office:value-type="float" office:value="2332" table:style-name="ce10">
            <text:p>2 332</text:p>
          </table:table-cell>
          <table:table-cell office:value-type="float" office:value="61076" table:style-name="ce10">
            <text:p>61 076</text:p>
          </table:table-cell>
          <table:table-cell office:value-type="float" office:value="50822" table:style-name="ce10">
            <text:p>50 822</text:p>
          </table:table-cell>
          <table:table-cell office:value-type="float" office:value="1288497245" table:style-name="ce10">
            <text:p>1 288 497 24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GRICULTURE SYLVICULTURE ET PECHE (AZ)</text:p>
          </table:table-cell>
          <table:table-cell office:value-type="string" table:style-name="ce9">
            <text:p>Ensemble</text:p>
          </table:table-cell>
          <table:table-cell office:value-type="float" office:value="115" table:style-name="ce10">
            <text:p>11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RTS SPECTACLES (RZ1)</text:p>
          </table:table-cell>
          <table:table-cell office:value-type="string" table:style-name="ce9">
            <text:p>Ensemble</text:p>
          </table:table-cell>
          <table:table-cell office:value-type="float" office:value="1750" table:style-name="ce10">
            <text:p>1 750</text:p>
          </table:table-cell>
          <table:table-cell office:value-type="float" office:value="2694" table:style-name="ce10">
            <text:p>2 694</text:p>
          </table:table-cell>
          <table:table-cell office:value-type="float" office:value="3322" table:style-name="ce10">
            <text:p>3 322</text:p>
          </table:table-cell>
          <table:table-cell office:value-type="float" office:value="106751429" table:style-name="ce10">
            <text:p>106 751 4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UTRES SECTEURS D ACTIVITE DES ASSOCIATIONS</text:p>
          </table:table-cell>
          <table:table-cell office:value-type="string" table:style-name="ce9">
            <text:p>Ensemble</text:p>
          </table:table-cell>
          <table:table-cell office:value-type="float" office:value="808" table:style-name="ce10">
            <text:p>808</text:p>
          </table:table-cell>
          <table:table-cell office:value-type="float" office:value="3933" table:style-name="ce10">
            <text:p>3 933</text:p>
          </table:table-cell>
          <table:table-cell office:value-type="float" office:value="3498" table:style-name="ce10">
            <text:p>3 498</text:p>
          </table:table-cell>
          <table:table-cell office:value-type="float" office:value="99323970" table:style-name="ce10">
            <text:p>99 323 9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mble</text:p>
          </table:table-cell>
          <table:table-cell office:value-type="float" office:value="1333" table:style-name="ce10">
            <text:p>1 333</text:p>
          </table:table-cell>
          <table:table-cell office:value-type="float" office:value="19293" table:style-name="ce10">
            <text:p>19 293</text:p>
          </table:table-cell>
          <table:table-cell office:value-type="float" office:value="17250" table:style-name="ce10">
            <text:p>17 250</text:p>
          </table:table-cell>
          <table:table-cell office:value-type="float" office:value="583156782" table:style-name="ce10">
            <text:p>583 156 7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HEBERGEMENT ET RESTAURATION (IZ)</text:p>
          </table:table-cell>
          <table:table-cell office:value-type="string" table:style-name="ce9">
            <text:p>Ensemble</text:p>
          </table:table-cell>
          <table:table-cell office:value-type="float" office:value="258" table:style-name="ce10">
            <text:p>25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NON-CLASSES (94.99Z)</text:p>
          </table:table-cell>
          <table:table-cell office:value-type="string" table:style-name="ce9">
            <text:p>Ensemble</text:p>
          </table:table-cell>
          <table:table-cell office:value-type="float" office:value="3942" table:style-name="ce10">
            <text:p>3 942</text:p>
          </table:table-cell>
          <table:table-cell office:value-type="float" office:value="15315" table:style-name="ce10">
            <text:p>15 315</text:p>
          </table:table-cell>
          <table:table-cell office:value-type="float" office:value="13142" table:style-name="ce10">
            <text:p>13 142</text:p>
          </table:table-cell>
          <table:table-cell office:value-type="float" office:value="365686515" table:style-name="ce10">
            <text:p>365 686 5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SANTE HUMAINE (QA)</text:p>
          </table:table-cell>
          <table:table-cell office:value-type="string" table:style-name="ce9">
            <text:p>Ensemble</text:p>
          </table:table-cell>
          <table:table-cell office:value-type="float" office:value="283" table:style-name="ce10">
            <text:p>283</text:p>
          </table:table-cell>
          <table:table-cell office:value-type="float" office:value="12357" table:style-name="ce10">
            <text:p>12 357</text:p>
          </table:table-cell>
          <table:table-cell office:value-type="float" office:value="10882" table:style-name="ce10">
            <text:p>10 882</text:p>
          </table:table-cell>
          <table:table-cell office:value-type="float" office:value="406099671" table:style-name="ce10">
            <text:p>406 099 6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SOUTIEN AUX ENTREPRISES (MN)</text:p>
          </table:table-cell>
          <table:table-cell office:value-type="string" table:style-name="ce9">
            <text:p>Ensemble</text:p>
          </table:table-cell>
          <table:table-cell office:value-type="float" office:value="613" table:style-name="ce10">
            <text:p>613</text:p>
          </table:table-cell>
          <table:table-cell office:value-type="float" office:value="6457" table:style-name="ce10">
            <text:p>6 457</text:p>
          </table:table-cell>
          <table:table-cell office:value-type="float" office:value="6878" table:style-name="ce10">
            <text:p>6 878</text:p>
          </table:table-cell>
          <table:table-cell office:value-type="float" office:value="235817370" table:style-name="ce10">
            <text:p>235 817 3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Ensemble</text:p>
          </table:table-cell>
          <table:table-cell office:value-type="float" office:value="2501" table:style-name="ce10">
            <text:p>2 501</text:p>
          </table:table-cell>
          <table:table-cell office:value-type="float" office:value="6083" table:style-name="ce10">
            <text:p>6 083</text:p>
          </table:table-cell>
          <table:table-cell office:value-type="float" office:value="5061" table:style-name="ce10">
            <text:p>5 061</text:p>
          </table:table-cell>
          <table:table-cell office:value-type="float" office:value="130170029" table:style-name="ce10">
            <text:p>130 170 0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128" table:style-name="ce10">
            <text:p>128</text:p>
          </table:table-cell>
          <table:table-cell office:value-type="float" office:value="1276" table:style-name="ce10">
            <text:p>1 276</text:p>
          </table:table-cell>
          <table:table-cell office:value-type="float" office:value="1005" table:style-name="ce10">
            <text:p>1 005</text:p>
          </table:table-cell>
          <table:table-cell office:value-type="float" office:value="29125428" table:style-name="ce10">
            <text:p>29 125 42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80" table:style-name="ce10">
            <text:p>80</text:p>
          </table:table-cell>
          <table:table-cell office:value-type="float" office:value="1256" table:style-name="ce10">
            <text:p>1 256</text:p>
          </table:table-cell>
          <table:table-cell office:value-type="float" office:value="1041" table:style-name="ce10">
            <text:p>1 041</text:p>
          </table:table-cell>
          <table:table-cell office:value-type="float" office:value="31729255" table:style-name="ce10">
            <text:p>31 729 2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118" table:style-name="ce10">
            <text:p>118</text:p>
          </table:table-cell>
          <table:table-cell office:value-type="float" office:value="2423" table:style-name="ce10">
            <text:p>2 423</text:p>
          </table:table-cell>
          <table:table-cell office:value-type="float" office:value="1852" table:style-name="ce10">
            <text:p>1 852</text:p>
          </table:table-cell>
          <table:table-cell office:value-type="float" office:value="57639877" table:style-name="ce10">
            <text:p>57 639 87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633" table:style-name="ce10">
            <text:p>633</text:p>
          </table:table-cell>
          <table:table-cell office:value-type="float" office:value="6489" table:style-name="ce10">
            <text:p>6 489</text:p>
          </table:table-cell>
          <table:table-cell office:value-type="float" office:value="5460" table:style-name="ce10">
            <text:p>5 460</text:p>
          </table:table-cell>
          <table:table-cell office:value-type="float" office:value="134415053" table:style-name="ce10">
            <text:p>134 415 0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1064" table:style-name="ce10">
            <text:p>1 064</text:p>
          </table:table-cell>
          <table:table-cell office:value-type="float" office:value="16239" table:style-name="ce10">
            <text:p>16 239</text:p>
          </table:table-cell>
          <table:table-cell office:value-type="float" office:value="13228" table:style-name="ce10">
            <text:p>13 228</text:p>
          </table:table-cell>
          <table:table-cell office:value-type="float" office:value="356282507" table:style-name="ce10">
            <text:p>356 282 5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625" table:style-name="ce10">
            <text:p>625</text:p>
          </table:table-cell>
          <table:table-cell office:value-type="float" office:value="19946" table:style-name="ce10">
            <text:p>19 946</text:p>
          </table:table-cell>
          <table:table-cell office:value-type="float" office:value="14358" table:style-name="ce10">
            <text:p>14 358</text:p>
          </table:table-cell>
          <table:table-cell office:value-type="float" office:value="325311516" table:style-name="ce10">
            <text:p>325 311 5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281" table:style-name="ce10">
            <text:p>281</text:p>
          </table:table-cell>
          <table:table-cell office:value-type="float" office:value="19412" table:style-name="ce10">
            <text:p>19 412</text:p>
          </table:table-cell>
          <table:table-cell office:value-type="float" office:value="16746" table:style-name="ce10">
            <text:p>16 746</text:p>
          </table:table-cell>
          <table:table-cell office:value-type="float" office:value="286871814" table:style-name="ce10">
            <text:p>286 871 81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92" table:style-name="ce10">
            <text:p>292</text:p>
          </table:table-cell>
          <table:table-cell office:value-type="float" office:value="13285" table:style-name="ce10">
            <text:p>13 285</text:p>
          </table:table-cell>
          <table:table-cell office:value-type="float" office:value="11316" table:style-name="ce10">
            <text:p>11 316</text:p>
          </table:table-cell>
          <table:table-cell office:value-type="float" office:value="312647463" table:style-name="ce10">
            <text:p>312 647 46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472" table:style-name="ce10">
            <text:p>472</text:p>
          </table:table-cell>
          <table:table-cell office:value-type="float" office:value="9197" table:style-name="ce10">
            <text:p>9 197</text:p>
          </table:table-cell>
          <table:table-cell office:value-type="float" office:value="7774" table:style-name="ce10">
            <text:p>7 774</text:p>
          </table:table-cell>
          <table:table-cell office:value-type="float" office:value="227918599" table:style-name="ce10">
            <text:p>227 918 5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547" table:style-name="ce10">
            <text:p>547</text:p>
          </table:table-cell>
          <table:table-cell office:value-type="float" office:value="22639" table:style-name="ce10">
            <text:p>22 639</text:p>
          </table:table-cell>
          <table:table-cell office:value-type="float" office:value="19534" table:style-name="ce10">
            <text:p>19 534</text:p>
          </table:table-cell>
          <table:table-cell office:value-type="float" office:value="551831635" table:style-name="ce10">
            <text:p>551 831 6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566" table:style-name="ce10">
            <text:p>566</text:p>
          </table:table-cell>
          <table:table-cell office:value-type="float" office:value="3565" table:style-name="ce10">
            <text:p>3 565</text:p>
          </table:table-cell>
          <table:table-cell office:value-type="float" office:value="2856" table:style-name="ce10">
            <text:p>2 856</text:p>
          </table:table-cell>
          <table:table-cell office:value-type="float" office:value="91154287" table:style-name="ce10">
            <text:p>91 154 2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403" table:style-name="ce10">
            <text:p>403</text:p>
          </table:table-cell>
          <table:table-cell office:value-type="float" office:value="1486" table:style-name="ce10">
            <text:p>1 486</text:p>
          </table:table-cell>
          <table:table-cell office:value-type="float" office:value="815" table:style-name="ce10">
            <text:p>815</text:p>
          </table:table-cell>
          <table:table-cell office:value-type="float" office:value="21730856" table:style-name="ce10">
            <text:p>21 730 85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244" table:style-name="ce10">
            <text:p>1 244</text:p>
          </table:table-cell>
          <table:table-cell office:value-type="float" office:value="33711" table:style-name="ce10">
            <text:p>33 711</text:p>
          </table:table-cell>
          <table:table-cell office:value-type="float" office:value="29684" table:style-name="ce10">
            <text:p>29 684</text:p>
          </table:table-cell>
          <table:table-cell office:value-type="float" office:value="997948219" table:style-name="ce10">
            <text:p>997 948 21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345" table:style-name="ce10">
            <text:p>345</text:p>
          </table:table-cell>
          <table:table-cell office:value-type="float" office:value="3119" table:style-name="ce10">
            <text:p>3 119</text:p>
          </table:table-cell>
          <table:table-cell office:value-type="float" office:value="2804" table:style-name="ce10">
            <text:p>2 804</text:p>
          </table:table-cell>
          <table:table-cell office:value-type="float" office:value="93011470" table:style-name="ce10">
            <text:p>93 011 4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491" table:style-name="ce10">
            <text:p>491</text:p>
          </table:table-cell>
          <table:table-cell office:value-type="float" office:value="2152" table:style-name="ce10">
            <text:p>2 152</text:p>
          </table:table-cell>
          <table:table-cell office:value-type="float" office:value="1803" table:style-name="ce10">
            <text:p>1 803</text:p>
          </table:table-cell>
          <table:table-cell office:value-type="float" office:value="42901504" table:style-name="ce10">
            <text:p>42 901 50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vergne-Rhône-Alpes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4539" table:style-name="ce10">
            <text:p>4 539</text:p>
          </table:table-cell>
          <table:table-cell office:value-type="float" office:value="8257" table:style-name="ce10">
            <text:p>8 257</text:p>
          </table:table-cell>
          <table:table-cell office:value-type="float" office:value="6343" table:style-name="ce10">
            <text:p>6 343</text:p>
          </table:table-cell>
          <table:table-cell office:value-type="float" office:value="167273908" table:style-name="ce10">
            <text:p>167 273 9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66" table:style-name="ce10">
            <text:p>66</text:p>
          </table:table-cell>
          <table:table-cell office:value-type="float" office:value="650" table:style-name="ce10">
            <text:p>650</text:p>
          </table:table-cell>
          <table:table-cell office:value-type="float" office:value="510" table:style-name="ce10">
            <text:p>510</text:p>
          </table:table-cell>
          <table:table-cell office:value-type="float" office:value="13967195" table:style-name="ce10">
            <text:p>13 967 1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33" table:style-name="ce10">
            <text:p>33</text:p>
          </table:table-cell>
          <table:table-cell office:value-type="float" office:value="631" table:style-name="ce10">
            <text:p>631</text:p>
          </table:table-cell>
          <table:table-cell office:value-type="float" office:value="537" table:style-name="ce10">
            <text:p>537</text:p>
          </table:table-cell>
          <table:table-cell office:value-type="float" office:value="15913602" table:style-name="ce10">
            <text:p>15 913 6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55" table:style-name="ce10">
            <text:p>55</text:p>
          </table:table-cell>
          <table:table-cell office:value-type="float" office:value="1109" table:style-name="ce10">
            <text:p>1 109</text:p>
          </table:table-cell>
          <table:table-cell office:value-type="float" office:value="898" table:style-name="ce10">
            <text:p>898</text:p>
          </table:table-cell>
          <table:table-cell office:value-type="float" office:value="29295195" table:style-name="ce10">
            <text:p>29 295 1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109" table:style-name="ce10">
            <text:p>109</text:p>
          </table:table-cell>
          <table:table-cell office:value-type="float" office:value="846" table:style-name="ce10">
            <text:p>846</text:p>
          </table:table-cell>
          <table:table-cell office:value-type="float" office:value="663" table:style-name="ce10">
            <text:p>663</text:p>
          </table:table-cell>
          <table:table-cell office:value-type="float" office:value="15859861" table:style-name="ce10">
            <text:p>15 859 8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420" table:style-name="ce10">
            <text:p>420</text:p>
          </table:table-cell>
          <table:table-cell office:value-type="float" office:value="5050" table:style-name="ce10">
            <text:p>5 050</text:p>
          </table:table-cell>
          <table:table-cell office:value-type="float" office:value="4033" table:style-name="ce10">
            <text:p>4 033</text:p>
          </table:table-cell>
          <table:table-cell office:value-type="float" office:value="104391225" table:style-name="ce10">
            <text:p>104 391 2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330" table:style-name="ce10">
            <text:p>330</text:p>
          </table:table-cell>
          <table:table-cell office:value-type="float" office:value="8411" table:style-name="ce10">
            <text:p>8 411</text:p>
          </table:table-cell>
          <table:table-cell office:value-type="float" office:value="6082" table:style-name="ce10">
            <text:p>6 082</text:p>
          </table:table-cell>
          <table:table-cell office:value-type="float" office:value="141455728" table:style-name="ce10">
            <text:p>141 455 72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81" table:style-name="ce10">
            <text:p>81</text:p>
          </table:table-cell>
          <table:table-cell office:value-type="float" office:value="7201" table:style-name="ce10">
            <text:p>7 201</text:p>
          </table:table-cell>
          <table:table-cell office:value-type="float" office:value="6133" table:style-name="ce10">
            <text:p>6 133</text:p>
          </table:table-cell>
          <table:table-cell office:value-type="float" office:value="105451327" table:style-name="ce10">
            <text:p>105 451 32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10" table:style-name="ce10">
            <text:p>110</text:p>
          </table:table-cell>
          <table:table-cell office:value-type="float" office:value="4526" table:style-name="ce10">
            <text:p>4 526</text:p>
          </table:table-cell>
          <table:table-cell office:value-type="float" office:value="3890" table:style-name="ce10">
            <text:p>3 890</text:p>
          </table:table-cell>
          <table:table-cell office:value-type="float" office:value="106039191" table:style-name="ce10">
            <text:p>106 039 1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68" table:style-name="ce10">
            <text:p>168</text:p>
          </table:table-cell>
          <table:table-cell office:value-type="float" office:value="4083" table:style-name="ce10">
            <text:p>4 083</text:p>
          </table:table-cell>
          <table:table-cell office:value-type="float" office:value="3504" table:style-name="ce10">
            <text:p>3 504</text:p>
          </table:table-cell>
          <table:table-cell office:value-type="float" office:value="101897843" table:style-name="ce10">
            <text:p>101 897 8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25" table:style-name="ce10">
            <text:p>225</text:p>
          </table:table-cell>
          <table:table-cell office:value-type="float" office:value="8112" table:style-name="ce10">
            <text:p>8 112</text:p>
          </table:table-cell>
          <table:table-cell office:value-type="float" office:value="6927" table:style-name="ce10">
            <text:p>6 927</text:p>
          </table:table-cell>
          <table:table-cell office:value-type="float" office:value="196545732" table:style-name="ce10">
            <text:p>196 545 73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126" table:style-name="ce10">
            <text:p>126</text:p>
          </table:table-cell>
          <table:table-cell office:value-type="float" office:value="818" table:style-name="ce10">
            <text:p>818</text:p>
          </table:table-cell>
          <table:table-cell office:value-type="float" office:value="697" table:style-name="ce10">
            <text:p>697</text:p>
          </table:table-cell>
          <table:table-cell office:value-type="float" office:value="21931458" table:style-name="ce10">
            <text:p>21 931 4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81" table:style-name="ce10">
            <text:p>81</text:p>
          </table:table-cell>
          <table:table-cell office:value-type="string" table:style-name="ce10">
            <text:p>s</text:p>
          </table:table-cell>
          <table:table-cell office:value-type="float" office:value="181" table:style-name="ce10">
            <text:p>181</text:p>
          </table:table-cell>
          <table:table-cell office:value-type="float" office:value="4992448" table:style-name="ce10">
            <text:p>4 992 4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89" table:style-name="ce10">
            <text:p>289</text:p>
          </table:table-cell>
          <table:table-cell office:value-type="float" office:value="7453" table:style-name="ce10">
            <text:p>7 453</text:p>
          </table:table-cell>
          <table:table-cell office:value-type="float" office:value="6671" table:style-name="ce10">
            <text:p>6 671</text:p>
          </table:table-cell>
          <table:table-cell office:value-type="float" office:value="219929409" table:style-name="ce10">
            <text:p>219 929 4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121" table:style-name="ce10">
            <text:p>121</text:p>
          </table:table-cell>
          <table:table-cell office:value-type="float" office:value="917" table:style-name="ce10">
            <text:p>917</text:p>
          </table:table-cell>
          <table:table-cell office:value-type="float" office:value="853" table:style-name="ce10">
            <text:p>853</text:p>
          </table:table-cell>
          <table:table-cell office:value-type="float" office:value="25269751" table:style-name="ce10">
            <text:p>25 269 7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43" table:style-name="ce10">
            <text:p>143</text:p>
          </table:table-cell>
          <table:table-cell office:value-type="string" table:style-name="ce10">
            <text:p>s</text:p>
          </table:table-cell>
          <table:table-cell office:value-type="float" office:value="442" table:style-name="ce10">
            <text:p>442</text:p>
          </table:table-cell>
          <table:table-cell office:value-type="float" office:value="10296101" table:style-name="ce10">
            <text:p>10 296 1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urgogne-Franche-Comté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1226" table:style-name="ce10">
            <text:p>1 226</text:p>
          </table:table-cell>
          <table:table-cell office:value-type="string" table:style-name="ce10">
            <text:p>s</text:p>
          </table:table-cell>
          <table:table-cell office:value-type="float" office:value="1649" table:style-name="ce10">
            <text:p>1 649</text:p>
          </table:table-cell>
          <table:table-cell office:value-type="float" office:value="39065010" table:style-name="ce10">
            <text:p>39 065 0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7" table:style-name="ce10">
            <text:p>37</text:p>
          </table:table-cell>
          <table:table-cell office:value-type="float" office:value="333" table:style-name="ce10">
            <text:p>333</text:p>
          </table:table-cell>
          <table:table-cell office:value-type="float" office:value="298" table:style-name="ce10">
            <text:p>298</text:p>
          </table:table-cell>
          <table:table-cell office:value-type="float" office:value="9357826" table:style-name="ce10">
            <text:p>9 357 8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21" table:style-name="ce10">
            <text:p>21</text:p>
          </table:table-cell>
          <table:table-cell office:value-type="float" office:value="531" table:style-name="ce10">
            <text:p>531</text:p>
          </table:table-cell>
          <table:table-cell office:value-type="float" office:value="442" table:style-name="ce10">
            <text:p>442</text:p>
          </table:table-cell>
          <table:table-cell office:value-type="float" office:value="12538997" table:style-name="ce10">
            <text:p>12 538 9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50" table:style-name="ce10">
            <text:p>50</text:p>
          </table:table-cell>
          <table:table-cell office:value-type="float" office:value="1077" table:style-name="ce10">
            <text:p>1 077</text:p>
          </table:table-cell>
          <table:table-cell office:value-type="float" office:value="885" table:style-name="ce10">
            <text:p>885</text:p>
          </table:table-cell>
          <table:table-cell office:value-type="float" office:value="28530773" table:style-name="ce10">
            <text:p>28 530 7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131" table:style-name="ce10">
            <text:p>131</text:p>
          </table:table-cell>
          <table:table-cell office:value-type="float" office:value="1316" table:style-name="ce10">
            <text:p>1 316</text:p>
          </table:table-cell>
          <table:table-cell office:value-type="float" office:value="1123" table:style-name="ce10">
            <text:p>1 123</text:p>
          </table:table-cell>
          <table:table-cell office:value-type="float" office:value="27047005" table:style-name="ce10">
            <text:p>27 047 00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292" table:style-name="ce10">
            <text:p>292</text:p>
          </table:table-cell>
          <table:table-cell office:value-type="float" office:value="4662" table:style-name="ce10">
            <text:p>4 662</text:p>
          </table:table-cell>
          <table:table-cell office:value-type="float" office:value="3813" table:style-name="ce10">
            <text:p>3 813</text:p>
          </table:table-cell>
          <table:table-cell office:value-type="float" office:value="104783470" table:style-name="ce10">
            <text:p>104 783 4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266" table:style-name="ce10">
            <text:p>266</text:p>
          </table:table-cell>
          <table:table-cell office:value-type="float" office:value="9260" table:style-name="ce10">
            <text:p>9 260</text:p>
          </table:table-cell>
          <table:table-cell office:value-type="float" office:value="6963" table:style-name="ce10">
            <text:p>6 963</text:p>
          </table:table-cell>
          <table:table-cell office:value-type="float" office:value="163017192" table:style-name="ce10">
            <text:p>163 017 1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16" table:style-name="ce10">
            <text:p>116</text:p>
          </table:table-cell>
          <table:table-cell office:value-type="float" office:value="9145" table:style-name="ce10">
            <text:p>9 145</text:p>
          </table:table-cell>
          <table:table-cell office:value-type="float" office:value="7748" table:style-name="ce10">
            <text:p>7 748</text:p>
          </table:table-cell>
          <table:table-cell office:value-type="float" office:value="133253593" table:style-name="ce10">
            <text:p>133 253 5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30" table:style-name="ce10">
            <text:p>130</text:p>
          </table:table-cell>
          <table:table-cell office:value-type="float" office:value="6617" table:style-name="ce10">
            <text:p>6 617</text:p>
          </table:table-cell>
          <table:table-cell office:value-type="float" office:value="5631" table:style-name="ce10">
            <text:p>5 631</text:p>
          </table:table-cell>
          <table:table-cell office:value-type="float" office:value="151482367" table:style-name="ce10">
            <text:p>151 482 3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99" table:style-name="ce10">
            <text:p>99</text:p>
          </table:table-cell>
          <table:table-cell office:value-type="float" office:value="2628" table:style-name="ce10">
            <text:p>2 628</text:p>
          </table:table-cell>
          <table:table-cell office:value-type="float" office:value="2264" table:style-name="ce10">
            <text:p>2 264</text:p>
          </table:table-cell>
          <table:table-cell office:value-type="float" office:value="66959275" table:style-name="ce10">
            <text:p>66 959 2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21" table:style-name="ce10">
            <text:p>221</text:p>
          </table:table-cell>
          <table:table-cell office:value-type="float" office:value="8937" table:style-name="ce10">
            <text:p>8 937</text:p>
          </table:table-cell>
          <table:table-cell office:value-type="float" office:value="7783" table:style-name="ce10">
            <text:p>7 783</text:p>
          </table:table-cell>
          <table:table-cell office:value-type="float" office:value="216997148" table:style-name="ce10">
            <text:p>216 997 1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260" table:style-name="ce10">
            <text:p>260</text:p>
          </table:table-cell>
          <table:table-cell office:value-type="float" office:value="788" table:style-name="ce10">
            <text:p>788</text:p>
          </table:table-cell>
          <table:table-cell office:value-type="float" office:value="646" table:style-name="ce10">
            <text:p>646</text:p>
          </table:table-cell>
          <table:table-cell office:value-type="float" office:value="19294003" table:style-name="ce10">
            <text:p>19 294 00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75" table:style-name="ce10">
            <text:p>175</text:p>
          </table:table-cell>
          <table:table-cell office:value-type="float" office:value="567" table:style-name="ce10">
            <text:p>567</text:p>
          </table:table-cell>
          <table:table-cell office:value-type="float" office:value="333" table:style-name="ce10">
            <text:p>333</text:p>
          </table:table-cell>
          <table:table-cell office:value-type="float" office:value="9241226" table:style-name="ce10">
            <text:p>9 241 2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216" table:style-name="ce10">
            <text:p>1 216</text:p>
          </table:table-cell>
          <table:table-cell office:value-type="float" office:value="24908" table:style-name="ce10">
            <text:p>24 908</text:p>
          </table:table-cell>
          <table:table-cell office:value-type="float" office:value="22782" table:style-name="ce10">
            <text:p>22 782</text:p>
          </table:table-cell>
          <table:table-cell office:value-type="float" office:value="747951607" table:style-name="ce10">
            <text:p>747 951 6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178" table:style-name="ce10">
            <text:p>178</text:p>
          </table:table-cell>
          <table:table-cell office:value-type="float" office:value="1444" table:style-name="ce10">
            <text:p>1 444</text:p>
          </table:table-cell>
          <table:table-cell office:value-type="float" office:value="1233" table:style-name="ce10">
            <text:p>1 233</text:p>
          </table:table-cell>
          <table:table-cell office:value-type="float" office:value="40207569" table:style-name="ce10">
            <text:p>40 207 56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64" table:style-name="ce10">
            <text:p>164</text:p>
          </table:table-cell>
          <table:table-cell office:value-type="float" office:value="699" table:style-name="ce10">
            <text:p>699</text:p>
          </table:table-cell>
          <table:table-cell office:value-type="float" office:value="614" table:style-name="ce10">
            <text:p>614</text:p>
          </table:table-cell>
          <table:table-cell office:value-type="float" office:value="14871276" table:style-name="ce10">
            <text:p>14 871 2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tag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2148" table:style-name="ce10">
            <text:p>2 148</text:p>
          </table:table-cell>
          <table:table-cell office:value-type="float" office:value="3362" table:style-name="ce10">
            <text:p>3 362</text:p>
          </table:table-cell>
          <table:table-cell office:value-type="float" office:value="2692" table:style-name="ce10">
            <text:p>2 692</text:p>
          </table:table-cell>
          <table:table-cell office:value-type="float" office:value="69054670" table:style-name="ce10">
            <text:p>69 054 6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6" table:style-name="ce10">
            <text:p>36</text:p>
          </table:table-cell>
          <table:table-cell office:value-type="float" office:value="524" table:style-name="ce10">
            <text:p>524</text:p>
          </table:table-cell>
          <table:table-cell office:value-type="float" office:value="453" table:style-name="ce10">
            <text:p>453</text:p>
          </table:table-cell>
          <table:table-cell office:value-type="float" office:value="12696073" table:style-name="ce10">
            <text:p>12 696 0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26" table:style-name="ce10">
            <text:p>26</text:p>
          </table:table-cell>
          <table:table-cell office:value-type="float" office:value="404" table:style-name="ce10">
            <text:p>404</text:p>
          </table:table-cell>
          <table:table-cell office:value-type="float" office:value="366" table:style-name="ce10">
            <text:p>366</text:p>
          </table:table-cell>
          <table:table-cell office:value-type="float" office:value="11097500" table:style-name="ce10">
            <text:p>11 097 5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52" table:style-name="ce10">
            <text:p>52</text:p>
          </table:table-cell>
          <table:table-cell office:value-type="float" office:value="1041" table:style-name="ce10">
            <text:p>1 041</text:p>
          </table:table-cell>
          <table:table-cell office:value-type="float" office:value="848" table:style-name="ce10">
            <text:p>848</text:p>
          </table:table-cell>
          <table:table-cell office:value-type="float" office:value="27825816" table:style-name="ce10">
            <text:p>27 825 8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81" table:style-name="ce10">
            <text:p>81</text:p>
          </table:table-cell>
          <table:table-cell office:value-type="float" office:value="476" table:style-name="ce10">
            <text:p>476</text:p>
          </table:table-cell>
          <table:table-cell office:value-type="float" office:value="415" table:style-name="ce10">
            <text:p>415</text:p>
          </table:table-cell>
          <table:table-cell office:value-type="float" office:value="9868880" table:style-name="ce10">
            <text:p>9 868 8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311" table:style-name="ce10">
            <text:p>311</text:p>
          </table:table-cell>
          <table:table-cell office:value-type="float" office:value="5261" table:style-name="ce10">
            <text:p>5 261</text:p>
          </table:table-cell>
          <table:table-cell office:value-type="float" office:value="4210" table:style-name="ce10">
            <text:p>4 210</text:p>
          </table:table-cell>
          <table:table-cell office:value-type="float" office:value="102531745" table:style-name="ce10">
            <text:p>102 531 74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228" table:style-name="ce10">
            <text:p>228</text:p>
          </table:table-cell>
          <table:table-cell office:value-type="float" office:value="7197" table:style-name="ce10">
            <text:p>7 197</text:p>
          </table:table-cell>
          <table:table-cell office:value-type="float" office:value="5249" table:style-name="ce10">
            <text:p>5 249</text:p>
          </table:table-cell>
          <table:table-cell office:value-type="float" office:value="120250536" table:style-name="ce10">
            <text:p>120 250 53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16" table:style-name="ce10">
            <text:p>116</text:p>
          </table:table-cell>
          <table:table-cell office:value-type="float" office:value="7062" table:style-name="ce10">
            <text:p>7 062</text:p>
          </table:table-cell>
          <table:table-cell office:value-type="float" office:value="6214" table:style-name="ce10">
            <text:p>6 214</text:p>
          </table:table-cell>
          <table:table-cell office:value-type="float" office:value="109530646" table:style-name="ce10">
            <text:p>109 530 64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80" table:style-name="ce10">
            <text:p>80</text:p>
          </table:table-cell>
          <table:table-cell office:value-type="float" office:value="2477" table:style-name="ce10">
            <text:p>2 477</text:p>
          </table:table-cell>
          <table:table-cell office:value-type="float" office:value="2149" table:style-name="ce10">
            <text:p>2 149</text:p>
          </table:table-cell>
          <table:table-cell office:value-type="float" office:value="59179851" table:style-name="ce10">
            <text:p>59 179 85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12" table:style-name="ce10">
            <text:p>112</text:p>
          </table:table-cell>
          <table:table-cell office:value-type="float" office:value="2089" table:style-name="ce10">
            <text:p>2 089</text:p>
          </table:table-cell>
          <table:table-cell office:value-type="float" office:value="1769" table:style-name="ce10">
            <text:p>1 769</text:p>
          </table:table-cell>
          <table:table-cell office:value-type="float" office:value="48394368" table:style-name="ce10">
            <text:p>48 394 3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03" table:style-name="ce10">
            <text:p>203</text:p>
          </table:table-cell>
          <table:table-cell office:value-type="float" office:value="7398" table:style-name="ce10">
            <text:p>7 398</text:p>
          </table:table-cell>
          <table:table-cell office:value-type="float" office:value="6522" table:style-name="ce10">
            <text:p>6 522</text:p>
          </table:table-cell>
          <table:table-cell office:value-type="float" office:value="183818975" table:style-name="ce10">
            <text:p>183 818 9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178" table:style-name="ce10">
            <text:p>178</text:p>
          </table:table-cell>
          <table:table-cell office:value-type="float" office:value="652" table:style-name="ce10">
            <text:p>652</text:p>
          </table:table-cell>
          <table:table-cell office:value-type="float" office:value="512" table:style-name="ce10">
            <text:p>512</text:p>
          </table:table-cell>
          <table:table-cell office:value-type="float" office:value="14947617" table:style-name="ce10">
            <text:p>14 947 6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20" table:style-name="ce10">
            <text:p>120</text:p>
          </table:table-cell>
          <table:table-cell office:value-type="float" office:value="346" table:style-name="ce10">
            <text:p>346</text:p>
          </table:table-cell>
          <table:table-cell office:value-type="float" office:value="169" table:style-name="ce10">
            <text:p>169</text:p>
          </table:table-cell>
          <table:table-cell office:value-type="float" office:value="4501266" table:style-name="ce10">
            <text:p>4 501 26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86" table:style-name="ce10">
            <text:p>286</text:p>
          </table:table-cell>
          <table:table-cell office:value-type="float" office:value="6763" table:style-name="ce10">
            <text:p>6 763</text:p>
          </table:table-cell>
          <table:table-cell office:value-type="float" office:value="5828" table:style-name="ce10">
            <text:p>5 828</text:p>
          </table:table-cell>
          <table:table-cell office:value-type="float" office:value="199345962" table:style-name="ce10">
            <text:p>199 345 9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102" table:style-name="ce10">
            <text:p>102</text:p>
          </table:table-cell>
          <table:table-cell office:value-type="float" office:value="851" table:style-name="ce10">
            <text:p>851</text:p>
          </table:table-cell>
          <table:table-cell office:value-type="float" office:value="754" table:style-name="ce10">
            <text:p>754</text:p>
          </table:table-cell>
          <table:table-cell office:value-type="float" office:value="24672565" table:style-name="ce10">
            <text:p>24 672 5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77" table:style-name="ce10">
            <text:p>177</text:p>
          </table:table-cell>
          <table:table-cell office:value-type="float" office:value="366" table:style-name="ce10">
            <text:p>366</text:p>
          </table:table-cell>
          <table:table-cell office:value-type="float" office:value="330" table:style-name="ce10">
            <text:p>330</text:p>
          </table:table-cell>
          <table:table-cell office:value-type="float" office:value="7082396" table:style-name="ce10">
            <text:p>7 082 39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e-Val de Loi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1623" table:style-name="ce10">
            <text:p>1 623</text:p>
          </table:table-cell>
          <table:table-cell office:value-type="float" office:value="2380" table:style-name="ce10">
            <text:p>2 380</text:p>
          </table:table-cell>
          <table:table-cell office:value-type="float" office:value="1943" table:style-name="ce10">
            <text:p>1 943</text:p>
          </table:table-cell>
          <table:table-cell office:value-type="float" office:value="49761054" table:style-name="ce10">
            <text:p>49 761 0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9" table:style-name="ce10">
            <text:p>9</text:p>
          </table:table-cell>
          <table:table-cell office:value-type="float" office:value="199" table:style-name="ce10">
            <text:p>199</text:p>
          </table:table-cell>
          <table:table-cell office:value-type="float" office:value="164" table:style-name="ce10">
            <text:p>164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12" table:style-name="ce10">
            <text:p>12</text:p>
          </table:table-cell>
          <table:table-cell office:value-type="float" office:value="181" table:style-name="ce10">
            <text:p>181</text:p>
          </table:table-cell>
          <table:table-cell office:value-type="float" office:value="148" table:style-name="ce10">
            <text:p>148</text:p>
          </table:table-cell>
          <table:table-cell office:value-type="float" office:value="5199315" table:style-name="ce10">
            <text:p>5 199 3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3153472" table:style-name="ce10">
            <text:p>3 153 4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50" table:style-name="ce10">
            <text:p>50</text:p>
          </table:table-cell>
          <table:table-cell office:value-type="float" office:value="340" table:style-name="ce10">
            <text:p>340</text:p>
          </table:table-cell>
          <table:table-cell office:value-type="float" office:value="267" table:style-name="ce10">
            <text:p>267</text:p>
          </table:table-cell>
          <table:table-cell office:value-type="float" office:value="7589425" table:style-name="ce10">
            <text:p>7 589 4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84" table:style-name="ce10">
            <text:p>84</text:p>
          </table:table-cell>
          <table:table-cell office:value-type="float" office:value="1700" table:style-name="ce10">
            <text:p>1 700</text:p>
          </table:table-cell>
          <table:table-cell office:value-type="float" office:value="1359" table:style-name="ce10">
            <text:p>1 359</text:p>
          </table:table-cell>
          <table:table-cell office:value-type="float" office:value="31454100" table:style-name="ce10">
            <text:p>31 454 1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6" table:style-name="ce10">
            <text:p>6</text:p>
          </table:table-cell>
          <table:table-cell office:value-type="float" office:value="384" table:style-name="ce10">
            <text:p>384</text:p>
          </table:table-cell>
          <table:table-cell office:value-type="float" office:value="331" table:style-name="ce10">
            <text:p>331</text:p>
          </table:table-cell>
          <table:table-cell office:value-type="float" office:value="5767376" table:style-name="ce10">
            <text:p>5 767 3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9" table:style-name="ce10">
            <text:p>9</text:p>
          </table:table-cell>
          <table:table-cell office:value-type="float" office:value="379" table:style-name="ce10">
            <text:p>379</text:p>
          </table:table-cell>
          <table:table-cell office:value-type="float" office:value="332" table:style-name="ce10">
            <text:p>332</text:p>
          </table:table-cell>
          <table:table-cell office:value-type="float" office:value="9999937" table:style-name="ce10">
            <text:p>9 999 9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5" table:style-name="ce10">
            <text:p>15</text:p>
          </table:table-cell>
          <table:table-cell office:value-type="float" office:value="298" table:style-name="ce10">
            <text:p>298</text:p>
          </table:table-cell>
          <table:table-cell office:value-type="float" office:value="315" table:style-name="ce10">
            <text:p>315</text:p>
          </table:table-cell>
          <table:table-cell office:value-type="float" office:value="9920461" table:style-name="ce10">
            <text:p>9 920 4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12" table:style-name="ce10">
            <text:p>12</text:p>
          </table:table-cell>
          <table:table-cell office:value-type="float" office:value="429" table:style-name="ce10">
            <text:p>429</text:p>
          </table:table-cell>
          <table:table-cell office:value-type="float" office:value="358" table:style-name="ce10">
            <text:p>358</text:p>
          </table:table-cell>
          <table:table-cell office:value-type="float" office:value="10496652" table:style-name="ce10">
            <text:p>10 496 6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4" table:style-name="ce10">
            <text:p>14</text:p>
          </table:table-cell>
          <table:table-cell office:value-type="float" office:value="311" table:style-name="ce10">
            <text:p>311</text:p>
          </table:table-cell>
          <table:table-cell office:value-type="float" office:value="286" table:style-name="ce10">
            <text:p>286</text:p>
          </table:table-cell>
          <table:table-cell office:value-type="float" office:value="9770985" table:style-name="ce10">
            <text:p>9 770 9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1453799" table:style-name="ce10">
            <text:p>1 453 7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21" table:style-name="ce10">
            <text:p>21</text:p>
          </table:table-cell>
          <table:table-cell office:value-type="float" office:value="75" table:style-name="ce10">
            <text:p>75</text:p>
          </table:table-cell>
          <table:table-cell office:value-type="float" office:value="68" table:style-name="ce10">
            <text:p>68</text:p>
          </table:table-cell>
          <table:table-cell office:value-type="float" office:value="1542780" table:style-name="ce10">
            <text:p>1 542 7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s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162" table:style-name="ce10">
            <text:p>162</text:p>
          </table:table-cell>
          <table:table-cell office:value-type="float" office:value="254" table:style-name="ce10">
            <text:p>254</text:p>
          </table:table-cell>
          <table:table-cell office:value-type="float" office:value="264" table:style-name="ce10">
            <text:p>264</text:p>
          </table:table-cell>
          <table:table-cell office:value-type="float" office:value="6571862" table:style-name="ce10">
            <text:p>6 571 86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9" table:style-name="ce10">
            <text:p>39</text:p>
          </table:table-cell>
          <table:table-cell office:value-type="float" office:value="474" table:style-name="ce10">
            <text:p>474</text:p>
          </table:table-cell>
          <table:table-cell office:value-type="float" office:value="402" table:style-name="ce10">
            <text:p>402</text:p>
          </table:table-cell>
          <table:table-cell office:value-type="float" office:value="10514207" table:style-name="ce10">
            <text:p>10 514 20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66" table:style-name="ce10">
            <text:p>66</text:p>
          </table:table-cell>
          <table:table-cell office:value-type="float" office:value="1056" table:style-name="ce10">
            <text:p>1 056</text:p>
          </table:table-cell>
          <table:table-cell office:value-type="float" office:value="898" table:style-name="ce10">
            <text:p>898</text:p>
          </table:table-cell>
          <table:table-cell office:value-type="float" office:value="25846906" table:style-name="ce10">
            <text:p>25 846 9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95" table:style-name="ce10">
            <text:p>95</text:p>
          </table:table-cell>
          <table:table-cell office:value-type="float" office:value="2411" table:style-name="ce10">
            <text:p>2 411</text:p>
          </table:table-cell>
          <table:table-cell office:value-type="float" office:value="2002" table:style-name="ce10">
            <text:p>2 002</text:p>
          </table:table-cell>
          <table:table-cell office:value-type="float" office:value="59167059" table:style-name="ce10">
            <text:p>59 167 05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481" table:style-name="ce10">
            <text:p>481</text:p>
          </table:table-cell>
          <table:table-cell office:value-type="float" office:value="5298" table:style-name="ce10">
            <text:p>5 298</text:p>
          </table:table-cell>
          <table:table-cell office:value-type="float" office:value="4459" table:style-name="ce10">
            <text:p>4 459</text:p>
          </table:table-cell>
          <table:table-cell office:value-type="float" office:value="106387140" table:style-name="ce10">
            <text:p>106 387 1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866" table:style-name="ce10">
            <text:p>866</text:p>
          </table:table-cell>
          <table:table-cell office:value-type="float" office:value="13051" table:style-name="ce10">
            <text:p>13 051</text:p>
          </table:table-cell>
          <table:table-cell office:value-type="float" office:value="10435" table:style-name="ce10">
            <text:p>10 435</text:p>
          </table:table-cell>
          <table:table-cell office:value-type="float" office:value="266214034" table:style-name="ce10">
            <text:p>266 214 0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342" table:style-name="ce10">
            <text:p>342</text:p>
          </table:table-cell>
          <table:table-cell office:value-type="float" office:value="15653" table:style-name="ce10">
            <text:p>15 653</text:p>
          </table:table-cell>
          <table:table-cell office:value-type="float" office:value="11473" table:style-name="ce10">
            <text:p>11 473</text:p>
          </table:table-cell>
          <table:table-cell office:value-type="float" office:value="256321208" table:style-name="ce10">
            <text:p>256 321 2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73" table:style-name="ce10">
            <text:p>173</text:p>
          </table:table-cell>
          <table:table-cell office:value-type="float" office:value="14587" table:style-name="ce10">
            <text:p>14 587</text:p>
          </table:table-cell>
          <table:table-cell office:value-type="float" office:value="12737" table:style-name="ce10">
            <text:p>12 737</text:p>
          </table:table-cell>
          <table:table-cell office:value-type="float" office:value="211024667" table:style-name="ce10">
            <text:p>211 024 6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76" table:style-name="ce10">
            <text:p>276</text:p>
          </table:table-cell>
          <table:table-cell office:value-type="float" office:value="11808" table:style-name="ce10">
            <text:p>11 808</text:p>
          </table:table-cell>
          <table:table-cell office:value-type="float" office:value="10180" table:style-name="ce10">
            <text:p>10 180</text:p>
          </table:table-cell>
          <table:table-cell office:value-type="float" office:value="275457526" table:style-name="ce10">
            <text:p>275 457 5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287" table:style-name="ce10">
            <text:p>287</text:p>
          </table:table-cell>
          <table:table-cell office:value-type="float" office:value="7442" table:style-name="ce10">
            <text:p>7 442</text:p>
          </table:table-cell>
          <table:table-cell office:value-type="float" office:value="6440" table:style-name="ce10">
            <text:p>6 440</text:p>
          </table:table-cell>
          <table:table-cell office:value-type="float" office:value="185003268" table:style-name="ce10">
            <text:p>185 003 2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48" table:style-name="ce10">
            <text:p>348</text:p>
          </table:table-cell>
          <table:table-cell office:value-type="float" office:value="14151" table:style-name="ce10">
            <text:p>14 151</text:p>
          </table:table-cell>
          <table:table-cell office:value-type="float" office:value="12356" table:style-name="ce10">
            <text:p>12 356</text:p>
          </table:table-cell>
          <table:table-cell office:value-type="float" office:value="345615568" table:style-name="ce10">
            <text:p>345 615 5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783" table:style-name="ce10">
            <text:p>783</text:p>
          </table:table-cell>
          <table:table-cell office:value-type="float" office:value="2245" table:style-name="ce10">
            <text:p>2 245</text:p>
          </table:table-cell>
          <table:table-cell office:value-type="float" office:value="1864" table:style-name="ce10">
            <text:p>1 864</text:p>
          </table:table-cell>
          <table:table-cell office:value-type="float" office:value="53394899" table:style-name="ce10">
            <text:p>53 394 8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52" table:style-name="ce10">
            <text:p>152</text:p>
          </table:table-cell>
          <table:table-cell office:value-type="float" office:value="700" table:style-name="ce10">
            <text:p>700</text:p>
          </table:table-cell>
          <table:table-cell office:value-type="float" office:value="321" table:style-name="ce10">
            <text:p>321</text:p>
          </table:table-cell>
          <table:table-cell office:value-type="float" office:value="8226189" table:style-name="ce10">
            <text:p>8 226 1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405" table:style-name="ce10">
            <text:p>405</text:p>
          </table:table-cell>
          <table:table-cell office:value-type="float" office:value="11918" table:style-name="ce10">
            <text:p>11 918</text:p>
          </table:table-cell>
          <table:table-cell office:value-type="float" office:value="10768" table:style-name="ce10">
            <text:p>10 768</text:p>
          </table:table-cell>
          <table:table-cell office:value-type="float" office:value="370092526" table:style-name="ce10">
            <text:p>370 092 5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206" table:style-name="ce10">
            <text:p>206</text:p>
          </table:table-cell>
          <table:table-cell office:value-type="float" office:value="1447" table:style-name="ce10">
            <text:p>1 447</text:p>
          </table:table-cell>
          <table:table-cell office:value-type="float" office:value="1344" table:style-name="ce10">
            <text:p>1 344</text:p>
          </table:table-cell>
          <table:table-cell office:value-type="float" office:value="43675002" table:style-name="ce10">
            <text:p>43 675 0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226" table:style-name="ce10">
            <text:p>226</text:p>
          </table:table-cell>
          <table:table-cell office:value-type="float" office:value="1356" table:style-name="ce10">
            <text:p>1 356</text:p>
          </table:table-cell>
          <table:table-cell office:value-type="float" office:value="1073" table:style-name="ce10">
            <text:p>1 073</text:p>
          </table:table-cell>
          <table:table-cell office:value-type="float" office:value="25531642" table:style-name="ce10">
            <text:p>25 531 6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nd-Est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1583" table:style-name="ce10">
            <text:p>1 583</text:p>
          </table:table-cell>
          <table:table-cell office:value-type="float" office:value="3285" table:style-name="ce10">
            <text:p>3 285</text:p>
          </table:table-cell>
          <table:table-cell office:value-type="float" office:value="2692" table:style-name="ce10">
            <text:p>2 692</text:p>
          </table:table-cell>
          <table:table-cell office:value-type="float" office:value="67841441" table:style-name="ce10">
            <text:p>67 841 4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8" table:style-name="ce10">
            <text:p>8</text:p>
          </table:table-cell>
          <table:table-cell office:value-type="float" office:value="100" table:style-name="ce10">
            <text:p>100</text:p>
          </table:table-cell>
          <table:table-cell office:value-type="float" office:value="83" table:style-name="ce10">
            <text:p>83</text:p>
          </table:table-cell>
          <table:table-cell office:value-type="float" office:value="2408917" table:style-name="ce10">
            <text:p>2 408 9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4" table:style-name="ce10">
            <text:p>4</text:p>
          </table:table-cell>
          <table:table-cell office:value-type="float" office:value="27" table:style-name="ce10">
            <text:p>27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63" table:style-name="ce10">
            <text:p>63</text:p>
          </table:table-cell>
          <table:table-cell office:value-type="float" office:value="572" table:style-name="ce10">
            <text:p>572</text:p>
          </table:table-cell>
          <table:table-cell office:value-type="float" office:value="552" table:style-name="ce10">
            <text:p>552</text:p>
          </table:table-cell>
          <table:table-cell office:value-type="float" office:value="12579361" table:style-name="ce10">
            <text:p>12 579 3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94" table:style-name="ce10">
            <text:p>94</text:p>
          </table:table-cell>
          <table:table-cell office:value-type="float" office:value="953" table:style-name="ce10">
            <text:p>953</text:p>
          </table:table-cell>
          <table:table-cell office:value-type="float" office:value="848" table:style-name="ce10">
            <text:p>848</text:p>
          </table:table-cell>
          <table:table-cell office:value-type="float" office:value="25667102" table:style-name="ce10">
            <text:p>25 667 1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41" table:style-name="ce10">
            <text:p>41</text:p>
          </table:table-cell>
          <table:table-cell office:value-type="float" office:value="1305" table:style-name="ce10">
            <text:p>1 305</text:p>
          </table:table-cell>
          <table:table-cell office:value-type="float" office:value="1042" table:style-name="ce10">
            <text:p>1 042</text:p>
          </table:table-cell>
          <table:table-cell office:value-type="float" office:value="23229376" table:style-name="ce10">
            <text:p>23 229 3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25" table:style-name="ce10">
            <text:p>25</text:p>
          </table:table-cell>
          <table:table-cell office:value-type="float" office:value="368" table:style-name="ce10">
            <text:p>368</text:p>
          </table:table-cell>
          <table:table-cell office:value-type="float" office:value="324" table:style-name="ce10">
            <text:p>324</text:p>
          </table:table-cell>
          <table:table-cell office:value-type="float" office:value="6973271" table:style-name="ce10">
            <text:p>6 973 2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2719353" table:style-name="ce10">
            <text:p>2 719 3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24" table:style-name="ce10">
            <text:p>24</text:p>
          </table:table-cell>
          <table:table-cell office:value-type="float" office:value="247" table:style-name="ce10">
            <text:p>247</text:p>
          </table:table-cell>
          <table:table-cell office:value-type="float" office:value="219" table:style-name="ce10">
            <text:p>219</text:p>
          </table:table-cell>
          <table:table-cell office:value-type="float" office:value="7302770" table:style-name="ce10">
            <text:p>7 302 7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4" table:style-name="ce10">
            <text:p>24</text:p>
          </table:table-cell>
          <table:table-cell office:value-type="float" office:value="812" table:style-name="ce10">
            <text:p>812</text:p>
          </table:table-cell>
          <table:table-cell office:value-type="float" office:value="692" table:style-name="ce10">
            <text:p>692</text:p>
          </table:table-cell>
          <table:table-cell office:value-type="float" office:value="23677668" table:style-name="ce10">
            <text:p>23 677 6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21" table:style-name="ce10">
            <text:p>21</text:p>
          </table:table-cell>
          <table:table-cell office:value-type="float" office:value="77" table:style-name="ce10">
            <text:p>77</text:p>
          </table:table-cell>
          <table:table-cell office:value-type="float" office:value="88" table:style-name="ce10">
            <text:p>88</text:p>
          </table:table-cell>
          <table:table-cell office:value-type="float" office:value="2337393" table:style-name="ce10">
            <text:p>2 337 39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3" table:style-name="ce10">
            <text:p>23</text:p>
          </table:table-cell>
          <table:table-cell office:value-type="float" office:value="827" table:style-name="ce10">
            <text:p>827</text:p>
          </table:table-cell>
          <table:table-cell office:value-type="float" office:value="789" table:style-name="ce10">
            <text:p>789</text:p>
          </table:table-cell>
          <table:table-cell office:value-type="float" office:value="31461649" table:style-name="ce10">
            <text:p>31 461 6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44" table:style-name="ce10">
            <text:p>44</text:p>
          </table:table-cell>
          <table:table-cell office:value-type="float" office:value="447" table:style-name="ce10">
            <text:p>447</text:p>
          </table:table-cell>
          <table:table-cell office:value-type="float" office:value="355" table:style-name="ce10">
            <text:p>355</text:p>
          </table:table-cell>
          <table:table-cell office:value-type="float" office:value="9746400" table:style-name="ce10">
            <text:p>9 746 4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deloup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83" table:style-name="ce10">
            <text:p>8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4" table:style-name="ce10">
            <text:p>4</text:p>
          </table:table-cell>
          <table:table-cell office:value-type="float" office:value="77" table:style-name="ce10">
            <text:p>77</text:p>
          </table:table-cell>
          <table:table-cell office:value-type="float" office:value="71" table:style-name="ce10">
            <text:p>71</text:p>
          </table:table-cell>
          <table:table-cell office:value-type="float" office:value="2736578" table:style-name="ce10">
            <text:p>2 736 57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6050070" table:style-name="ce10">
            <text:p>6 050 0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31" table:style-name="ce10">
            <text:p>31</text:p>
          </table:table-cell>
          <table:table-cell office:value-type="float" office:value="257" table:style-name="ce10">
            <text:p>257</text:p>
          </table:table-cell>
          <table:table-cell office:value-type="float" office:value="241" table:style-name="ce10">
            <text:p>241</text:p>
          </table:table-cell>
          <table:table-cell office:value-type="float" office:value="7812258" table:style-name="ce10">
            <text:p>7 812 2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7" table:style-name="ce10">
            <text:p>7</text:p>
          </table:table-cell>
          <table:table-cell office:value-type="float" office:value="55" table:style-name="ce10">
            <text:p>55</text:p>
          </table:table-cell>
          <table:table-cell office:value-type="float" office:value="47" table:style-name="ce10">
            <text:p>47</text:p>
          </table:table-cell>
          <table:table-cell office:value-type="float" office:value="1260840" table:style-name="ce10">
            <text:p>1 260 8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3" table:style-name="ce10">
            <text:p>3</text:p>
          </table:table-cell>
          <table:table-cell office:value-type="float" office:value="155" table:style-name="ce10">
            <text:p>155</text:p>
          </table:table-cell>
          <table:table-cell office:value-type="float" office:value="145" table:style-name="ce10">
            <text:p>145</text:p>
          </table:table-cell>
          <table:table-cell office:value-type="float" office:value="2346813" table:style-name="ce10">
            <text:p>2 346 81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1" table:style-name="ce10">
            <text:p>11</text:p>
          </table:table-cell>
          <table:table-cell office:value-type="float" office:value="323" table:style-name="ce10">
            <text:p>323</text:p>
          </table:table-cell>
          <table:table-cell office:value-type="float" office:value="293" table:style-name="ce10">
            <text:p>293</text:p>
          </table:table-cell>
          <table:table-cell office:value-type="float" office:value="9420292" table:style-name="ce10">
            <text:p>9 420 2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7" table:style-name="ce10">
            <text:p>7</text:p>
          </table:table-cell>
          <table:table-cell office:value-type="float" office:value="312" table:style-name="ce10">
            <text:p>312</text:p>
          </table:table-cell>
          <table:table-cell office:value-type="float" office:value="279" table:style-name="ce10">
            <text:p>279</text:p>
          </table:table-cell>
          <table:table-cell office:value-type="float" office:value="9128504" table:style-name="ce10">
            <text:p>9 128 50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7" table:style-name="ce10">
            <text:p>7</text:p>
          </table:table-cell>
          <table:table-cell office:value-type="float" office:value="363" table:style-name="ce10">
            <text:p>363</text:p>
          </table:table-cell>
          <table:table-cell office:value-type="float" office:value="341" table:style-name="ce10">
            <text:p>341</text:p>
          </table:table-cell>
          <table:table-cell office:value-type="float" office:value="13070238" table:style-name="ce10">
            <text:p>13 070 23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12" table:style-name="ce10">
            <text:p>12</text:p>
          </table:table-cell>
          <table:table-cell office:value-type="float" office:value="137" table:style-name="ce10">
            <text:p>137</text:p>
          </table:table-cell>
          <table:table-cell office:value-type="float" office:value="100" table:style-name="ce10">
            <text:p>100</text:p>
          </table:table-cell>
          <table:table-cell office:value-type="float" office:value="2926741" table:style-name="ce10">
            <text:p>2 926 7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ya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33" table:style-name="ce10">
            <text:p>33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77" table:style-name="ce10">
            <text:p>77</text:p>
          </table:table-cell>
          <table:table-cell office:value-type="float" office:value="943" table:style-name="ce10">
            <text:p>943</text:p>
          </table:table-cell>
          <table:table-cell office:value-type="float" office:value="807" table:style-name="ce10">
            <text:p>807</text:p>
          </table:table-cell>
          <table:table-cell office:value-type="float" office:value="19831614" table:style-name="ce10">
            <text:p>19 831 61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82" table:style-name="ce10">
            <text:p>82</text:p>
          </table:table-cell>
          <table:table-cell office:value-type="float" office:value="1639" table:style-name="ce10">
            <text:p>1 639</text:p>
          </table:table-cell>
          <table:table-cell office:value-type="float" office:value="1486" table:style-name="ce10">
            <text:p>1 486</text:p>
          </table:table-cell>
          <table:table-cell office:value-type="float" office:value="45399136" table:style-name="ce10">
            <text:p>45 399 13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96" table:style-name="ce10">
            <text:p>96</text:p>
          </table:table-cell>
          <table:table-cell office:value-type="float" office:value="2436" table:style-name="ce10">
            <text:p>2 436</text:p>
          </table:table-cell>
          <table:table-cell office:value-type="float" office:value="1960" table:style-name="ce10">
            <text:p>1 960</text:p>
          </table:table-cell>
          <table:table-cell office:value-type="float" office:value="60466461" table:style-name="ce10">
            <text:p>60 466 4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189" table:style-name="ce10">
            <text:p>189</text:p>
          </table:table-cell>
          <table:table-cell office:value-type="float" office:value="2270" table:style-name="ce10">
            <text:p>2 270</text:p>
          </table:table-cell>
          <table:table-cell office:value-type="float" office:value="1905" table:style-name="ce10">
            <text:p>1 905</text:p>
          </table:table-cell>
          <table:table-cell office:value-type="float" office:value="45607591" table:style-name="ce10">
            <text:p>45 607 5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829" table:style-name="ce10">
            <text:p>829</text:p>
          </table:table-cell>
          <table:table-cell office:value-type="float" office:value="15286" table:style-name="ce10">
            <text:p>15 286</text:p>
          </table:table-cell>
          <table:table-cell office:value-type="float" office:value="12514" table:style-name="ce10">
            <text:p>12 514</text:p>
          </table:table-cell>
          <table:table-cell office:value-type="float" office:value="320898406" table:style-name="ce10">
            <text:p>320 898 4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278" table:style-name="ce10">
            <text:p>278</text:p>
          </table:table-cell>
          <table:table-cell office:value-type="float" office:value="16420" table:style-name="ce10">
            <text:p>16 420</text:p>
          </table:table-cell>
          <table:table-cell office:value-type="float" office:value="11381" table:style-name="ce10">
            <text:p>11 381</text:p>
          </table:table-cell>
          <table:table-cell office:value-type="float" office:value="260259501" table:style-name="ce10">
            <text:p>260 259 5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67" table:style-name="ce10">
            <text:p>167</text:p>
          </table:table-cell>
          <table:table-cell office:value-type="float" office:value="17009" table:style-name="ce10">
            <text:p>17 009</text:p>
          </table:table-cell>
          <table:table-cell office:value-type="float" office:value="14656" table:style-name="ce10">
            <text:p>14 656</text:p>
          </table:table-cell>
          <table:table-cell office:value-type="float" office:value="236400344" table:style-name="ce10">
            <text:p>236 400 3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17" table:style-name="ce10">
            <text:p>217</text:p>
          </table:table-cell>
          <table:table-cell office:value-type="float" office:value="8038" table:style-name="ce10">
            <text:p>8 038</text:p>
          </table:table-cell>
          <table:table-cell office:value-type="float" office:value="6796" table:style-name="ce10">
            <text:p>6 796</text:p>
          </table:table-cell>
          <table:table-cell office:value-type="float" office:value="184539316" table:style-name="ce10">
            <text:p>184 539 3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08" table:style-name="ce10">
            <text:p>308</text:p>
          </table:table-cell>
          <table:table-cell office:value-type="float" office:value="7873" table:style-name="ce10">
            <text:p>7 873</text:p>
          </table:table-cell>
          <table:table-cell office:value-type="float" office:value="6864" table:style-name="ce10">
            <text:p>6 864</text:p>
          </table:table-cell>
          <table:table-cell office:value-type="float" office:value="201584033" table:style-name="ce10">
            <text:p>201 584 03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453" table:style-name="ce10">
            <text:p>453</text:p>
          </table:table-cell>
          <table:table-cell office:value-type="float" office:value="18581" table:style-name="ce10">
            <text:p>18 581</text:p>
          </table:table-cell>
          <table:table-cell office:value-type="float" office:value="16097" table:style-name="ce10">
            <text:p>16 097</text:p>
          </table:table-cell>
          <table:table-cell office:value-type="float" office:value="443477258" table:style-name="ce10">
            <text:p>443 477 2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247" table:style-name="ce10">
            <text:p>247</text:p>
          </table:table-cell>
          <table:table-cell office:value-type="float" office:value="1834" table:style-name="ce10">
            <text:p>1 834</text:p>
          </table:table-cell>
          <table:table-cell office:value-type="float" office:value="1463" table:style-name="ce10">
            <text:p>1 463</text:p>
          </table:table-cell>
          <table:table-cell office:value-type="float" office:value="45741050" table:style-name="ce10">
            <text:p>45 741 05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33" table:style-name="ce10">
            <text:p>133</text:p>
          </table:table-cell>
          <table:table-cell office:value-type="float" office:value="338" table:style-name="ce10">
            <text:p>338</text:p>
          </table:table-cell>
          <table:table-cell office:value-type="float" office:value="206" table:style-name="ce10">
            <text:p>206</text:p>
          </table:table-cell>
          <table:table-cell office:value-type="float" office:value="5665568" table:style-name="ce10">
            <text:p>5 665 5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787" table:style-name="ce10">
            <text:p>787</text:p>
          </table:table-cell>
          <table:table-cell office:value-type="float" office:value="27271" table:style-name="ce10">
            <text:p>27 271</text:p>
          </table:table-cell>
          <table:table-cell office:value-type="float" office:value="24743" table:style-name="ce10">
            <text:p>24 743</text:p>
          </table:table-cell>
          <table:table-cell office:value-type="float" office:value="848990835" table:style-name="ce10">
            <text:p>848 990 8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249" table:style-name="ce10">
            <text:p>249</text:p>
          </table:table-cell>
          <table:table-cell office:value-type="float" office:value="3321" table:style-name="ce10">
            <text:p>3 321</text:p>
          </table:table-cell>
          <table:table-cell office:value-type="float" office:value="2845" table:style-name="ce10">
            <text:p>2 845</text:p>
          </table:table-cell>
          <table:table-cell office:value-type="float" office:value="89661299" table:style-name="ce10">
            <text:p>89 661 2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89" table:style-name="ce10">
            <text:p>189</text:p>
          </table:table-cell>
          <table:table-cell office:value-type="float" office:value="936" table:style-name="ce10">
            <text:p>936</text:p>
          </table:table-cell>
          <table:table-cell office:value-type="float" office:value="822" table:style-name="ce10">
            <text:p>822</text:p>
          </table:table-cell>
          <table:table-cell office:value-type="float" office:value="19288304" table:style-name="ce10">
            <text:p>19 288 30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auts-de-Franc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2520" table:style-name="ce10">
            <text:p>2 520</text:p>
          </table:table-cell>
          <table:table-cell office:value-type="float" office:value="3624" table:style-name="ce10">
            <text:p>3 624</text:p>
          </table:table-cell>
          <table:table-cell office:value-type="float" office:value="3046" table:style-name="ce10">
            <text:p>3 046</text:p>
          </table:table-cell>
          <table:table-cell office:value-type="float" office:value="79217295" table:style-name="ce10">
            <text:p>79 217 29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111" table:style-name="ce10">
            <text:p>111</text:p>
          </table:table-cell>
          <table:table-cell office:value-type="float" office:value="1430" table:style-name="ce10">
            <text:p>1 430</text:p>
          </table:table-cell>
          <table:table-cell office:value-type="float" office:value="1245" table:style-name="ce10">
            <text:p>1 245</text:p>
          </table:table-cell>
          <table:table-cell office:value-type="float" office:value="37408579" table:style-name="ce10">
            <text:p>37 408 57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99" table:style-name="ce10">
            <text:p>99</text:p>
          </table:table-cell>
          <table:table-cell office:value-type="float" office:value="2723" table:style-name="ce10">
            <text:p>2 723</text:p>
          </table:table-cell>
          <table:table-cell office:value-type="float" office:value="2451" table:style-name="ce10">
            <text:p>2 451</text:p>
          </table:table-cell>
          <table:table-cell office:value-type="float" office:value="81960370" table:style-name="ce10">
            <text:p>81 960 3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223" table:style-name="ce10">
            <text:p>223</text:p>
          </table:table-cell>
          <table:table-cell office:value-type="float" office:value="5480" table:style-name="ce10">
            <text:p>5 480</text:p>
          </table:table-cell>
          <table:table-cell office:value-type="float" office:value="4454" table:style-name="ce10">
            <text:p>4 454</text:p>
          </table:table-cell>
          <table:table-cell office:value-type="float" office:value="142734955" table:style-name="ce10">
            <text:p>142 734 9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515" table:style-name="ce10">
            <text:p>515</text:p>
          </table:table-cell>
          <table:table-cell office:value-type="float" office:value="5469" table:style-name="ce10">
            <text:p>5 469</text:p>
          </table:table-cell>
          <table:table-cell office:value-type="float" office:value="4693" table:style-name="ce10">
            <text:p>4 693</text:p>
          </table:table-cell>
          <table:table-cell office:value-type="float" office:value="120354492" table:style-name="ce10">
            <text:p>120 354 4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1339" table:style-name="ce10">
            <text:p>1 339</text:p>
          </table:table-cell>
          <table:table-cell office:value-type="float" office:value="24700" table:style-name="ce10">
            <text:p>24 700</text:p>
          </table:table-cell>
          <table:table-cell office:value-type="float" office:value="21580" table:style-name="ce10">
            <text:p>21 580</text:p>
          </table:table-cell>
          <table:table-cell office:value-type="float" office:value="694330143" table:style-name="ce10">
            <text:p>694 330 1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273" table:style-name="ce10">
            <text:p>273</text:p>
          </table:table-cell>
          <table:table-cell office:value-type="float" office:value="8992" table:style-name="ce10">
            <text:p>8 992</text:p>
          </table:table-cell>
          <table:table-cell office:value-type="float" office:value="6893" table:style-name="ce10">
            <text:p>6 893</text:p>
          </table:table-cell>
          <table:table-cell office:value-type="float" office:value="169775113" table:style-name="ce10">
            <text:p>169 775 11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277" table:style-name="ce10">
            <text:p>277</text:p>
          </table:table-cell>
          <table:table-cell office:value-type="float" office:value="18770" table:style-name="ce10">
            <text:p>18 770</text:p>
          </table:table-cell>
          <table:table-cell office:value-type="float" office:value="16394" table:style-name="ce10">
            <text:p>16 394</text:p>
          </table:table-cell>
          <table:table-cell office:value-type="float" office:value="292325679" table:style-name="ce10">
            <text:p>292 325 67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95" table:style-name="ce10">
            <text:p>295</text:p>
          </table:table-cell>
          <table:table-cell office:value-type="float" office:value="11226" table:style-name="ce10">
            <text:p>11 226</text:p>
          </table:table-cell>
          <table:table-cell office:value-type="float" office:value="10067" table:style-name="ce10">
            <text:p>10 067</text:p>
          </table:table-cell>
          <table:table-cell office:value-type="float" office:value="292620329" table:style-name="ce10">
            <text:p>292 620 3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640" table:style-name="ce10">
            <text:p>640</text:p>
          </table:table-cell>
          <table:table-cell office:value-type="float" office:value="14703" table:style-name="ce10">
            <text:p>14 703</text:p>
          </table:table-cell>
          <table:table-cell office:value-type="float" office:value="13174" table:style-name="ce10">
            <text:p>13 174</text:p>
          </table:table-cell>
          <table:table-cell office:value-type="float" office:value="412971782" table:style-name="ce10">
            <text:p>412 971 7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577" table:style-name="ce10">
            <text:p>577</text:p>
          </table:table-cell>
          <table:table-cell office:value-type="float" office:value="23313" table:style-name="ce10">
            <text:p>23 313</text:p>
          </table:table-cell>
          <table:table-cell office:value-type="float" office:value="20569" table:style-name="ce10">
            <text:p>20 569</text:p>
          </table:table-cell>
          <table:table-cell office:value-type="float" office:value="595762582" table:style-name="ce10">
            <text:p>595 762 5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837" table:style-name="ce10">
            <text:p>837</text:p>
          </table:table-cell>
          <table:table-cell office:value-type="float" office:value="6999" table:style-name="ce10">
            <text:p>6 999</text:p>
          </table:table-cell>
          <table:table-cell office:value-type="float" office:value="5643" table:style-name="ce10">
            <text:p>5 643</text:p>
          </table:table-cell>
          <table:table-cell office:value-type="float" office:value="208093276" table:style-name="ce10">
            <text:p>208 093 27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399" table:style-name="ce10">
            <text:p>399</text:p>
          </table:table-cell>
          <table:table-cell office:value-type="float" office:value="1771" table:style-name="ce10">
            <text:p>1 771</text:p>
          </table:table-cell>
          <table:table-cell office:value-type="float" office:value="1012" table:style-name="ce10">
            <text:p>1 012</text:p>
          </table:table-cell>
          <table:table-cell office:value-type="float" office:value="33074659" table:style-name="ce10">
            <text:p>33 074 65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914" table:style-name="ce10">
            <text:p>914</text:p>
          </table:table-cell>
          <table:table-cell office:value-type="float" office:value="38021" table:style-name="ce10">
            <text:p>38 021</text:p>
          </table:table-cell>
          <table:table-cell office:value-type="float" office:value="33036" table:style-name="ce10">
            <text:p>33 036</text:p>
          </table:table-cell>
          <table:table-cell office:value-type="float" office:value="1218028941" table:style-name="ce10">
            <text:p>1 218 028 9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666" table:style-name="ce10">
            <text:p>666</text:p>
          </table:table-cell>
          <table:table-cell office:value-type="float" office:value="7204" table:style-name="ce10">
            <text:p>7 204</text:p>
          </table:table-cell>
          <table:table-cell office:value-type="float" office:value="6601" table:style-name="ce10">
            <text:p>6 601</text:p>
          </table:table-cell>
          <table:table-cell office:value-type="float" office:value="248568043" table:style-name="ce10">
            <text:p>248 568 04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291" table:style-name="ce10">
            <text:p>291</text:p>
          </table:table-cell>
          <table:table-cell office:value-type="float" office:value="3392" table:style-name="ce10">
            <text:p>3 392</text:p>
          </table:table-cell>
          <table:table-cell office:value-type="float" office:value="2781" table:style-name="ce10">
            <text:p>2 781</text:p>
          </table:table-cell>
          <table:table-cell office:value-type="float" office:value="80737960" table:style-name="ce10">
            <text:p>80 737 9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e-de-Franc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4245" table:style-name="ce10">
            <text:p>4 245</text:p>
          </table:table-cell>
          <table:table-cell office:value-type="float" office:value="16186" table:style-name="ce10">
            <text:p>16 186</text:p>
          </table:table-cell>
          <table:table-cell office:value-type="float" office:value="12032" table:style-name="ce10">
            <text:p>12 032</text:p>
          </table:table-cell>
          <table:table-cell office:value-type="float" office:value="440789388" table:style-name="ce10">
            <text:p>440 789 38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15" table:style-name="ce10">
            <text:p>15</text:p>
          </table:table-cell>
          <table:table-cell office:value-type="float" office:value="215" table:style-name="ce10">
            <text:p>215</text:p>
          </table:table-cell>
          <table:table-cell office:value-type="float" office:value="167" table:style-name="ce10">
            <text:p>167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0" table:style-name="ce10">
            <text:p>10</text:p>
          </table:table-cell>
          <table:table-cell office:value-type="float" office:value="226" table:style-name="ce10">
            <text:p>226</text:p>
          </table:table-cell>
          <table:table-cell office:value-type="float" office:value="198" table:style-name="ce10">
            <text:p>198</text:p>
          </table:table-cell>
          <table:table-cell office:value-type="float" office:value="6702800" table:style-name="ce10">
            <text:p>6 702 80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9" table:style-name="ce10">
            <text:p>9</text:p>
          </table:table-cell>
          <table:table-cell office:value-type="float" office:value="280" table:style-name="ce10">
            <text:p>280</text:p>
          </table:table-cell>
          <table:table-cell office:value-type="float" office:value="256" table:style-name="ce10">
            <text:p>256</text:p>
          </table:table-cell>
          <table:table-cell office:value-type="float" office:value="8270134" table:style-name="ce10">
            <text:p>8 270 13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123" table:style-name="ce10">
            <text:p>123</text:p>
          </table:table-cell>
          <table:table-cell office:value-type="float" office:value="1046" table:style-name="ce10">
            <text:p>1 046</text:p>
          </table:table-cell>
          <table:table-cell office:value-type="float" office:value="928" table:style-name="ce10">
            <text:p>928</text:p>
          </table:table-cell>
          <table:table-cell office:value-type="float" office:value="20740035" table:style-name="ce10">
            <text:p>20 740 03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141" table:style-name="ce10">
            <text:p>141</text:p>
          </table:table-cell>
          <table:table-cell office:value-type="float" office:value="1851" table:style-name="ce10">
            <text:p>1 851</text:p>
          </table:table-cell>
          <table:table-cell office:value-type="float" office:value="1565" table:style-name="ce10">
            <text:p>1 565</text:p>
          </table:table-cell>
          <table:table-cell office:value-type="float" office:value="39049521" table:style-name="ce10">
            <text:p>39 049 52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7" table:style-name="ce10">
            <text:p>7</text:p>
          </table:table-cell>
          <table:table-cell office:value-type="float" office:value="1030" table:style-name="ce10">
            <text:p>1 030</text:p>
          </table:table-cell>
          <table:table-cell office:value-type="float" office:value="783" table:style-name="ce10">
            <text:p>783</text:p>
          </table:table-cell>
          <table:table-cell office:value-type="float" office:value="16468948" table:style-name="ce10">
            <text:p>16 468 9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9" table:style-name="ce10">
            <text:p>9</text:p>
          </table:table-cell>
          <table:table-cell office:value-type="float" office:value="610" table:style-name="ce10">
            <text:p>610</text:p>
          </table:table-cell>
          <table:table-cell office:value-type="float" office:value="559" table:style-name="ce10">
            <text:p>559</text:p>
          </table:table-cell>
          <table:table-cell office:value-type="float" office:value="8191460" table:style-name="ce10">
            <text:p>8 191 4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9" table:style-name="ce10">
            <text:p>9</text:p>
          </table:table-cell>
          <table:table-cell office:value-type="float" office:value="681" table:style-name="ce10">
            <text:p>681</text:p>
          </table:table-cell>
          <table:table-cell office:value-type="float" office:value="644" table:style-name="ce10">
            <text:p>644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1" table:style-name="ce10">
            <text:p>31</text:p>
          </table:table-cell>
          <table:table-cell office:value-type="float" office:value="662" table:style-name="ce10">
            <text:p>662</text:p>
          </table:table-cell>
          <table:table-cell office:value-type="float" office:value="614" table:style-name="ce10">
            <text:p>614</text:p>
          </table:table-cell>
          <table:table-cell office:value-type="float" office:value="20149867" table:style-name="ce10">
            <text:p>20 149 8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0" table:style-name="ce10">
            <text:p>30</text:p>
          </table:table-cell>
          <table:table-cell office:value-type="float" office:value="1277" table:style-name="ce10">
            <text:p>1 277</text:p>
          </table:table-cell>
          <table:table-cell office:value-type="float" office:value="1100" table:style-name="ce10">
            <text:p>1 100</text:p>
          </table:table-cell>
          <table:table-cell office:value-type="float" office:value="35342830" table:style-name="ce10">
            <text:p>35 342 83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37" table:style-name="ce10">
            <text:p>37</text:p>
          </table:table-cell>
          <table:table-cell office:value-type="float" office:value="630" table:style-name="ce10">
            <text:p>630</text:p>
          </table:table-cell>
          <table:table-cell office:value-type="float" office:value="570" table:style-name="ce10">
            <text:p>570</text:p>
          </table:table-cell>
          <table:table-cell office:value-type="float" office:value="20921208" table:style-name="ce10">
            <text:p>20 921 20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39" table:style-name="ce10">
            <text:p>39</text:p>
          </table:table-cell>
          <table:table-cell office:value-type="float" office:value="1096" table:style-name="ce10">
            <text:p>1 096</text:p>
          </table:table-cell>
          <table:table-cell office:value-type="float" office:value="1034" table:style-name="ce10">
            <text:p>1 034</text:p>
          </table:table-cell>
          <table:table-cell office:value-type="float" office:value="46260799" table:style-name="ce10">
            <text:p>46 260 7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4600309" table:style-name="ce10">
            <text:p>4 600 3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34" table:style-name="ce10">
            <text:p>34</text:p>
          </table:table-cell>
          <table:table-cell office:value-type="float" office:value="441" table:style-name="ce10">
            <text:p>441</text:p>
          </table:table-cell>
          <table:table-cell office:value-type="float" office:value="375" table:style-name="ce10">
            <text:p>375</text:p>
          </table:table-cell>
          <table:table-cell office:value-type="float" office:value="8175882" table:style-name="ce10">
            <text:p>8 175 88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 Réunion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281" table:style-name="ce10">
            <text:p>281</text:p>
          </table:table-cell>
          <table:table-cell office:value-type="float" office:value="635" table:style-name="ce10">
            <text:p>635</text:p>
          </table:table-cell>
          <table:table-cell office:value-type="float" office:value="671" table:style-name="ce10">
            <text:p>671</text:p>
          </table:table-cell>
          <table:table-cell office:value-type="float" office:value="15213918" table:style-name="ce10">
            <text:p>15 213 91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7" table:style-name="ce10">
            <text:p>7</text:p>
          </table:table-cell>
          <table:table-cell office:value-type="float" office:value="186" table:style-name="ce10">
            <text:p>186</text:p>
          </table:table-cell>
          <table:table-cell office:value-type="float" office:value="170" table:style-name="ce10">
            <text:p>170</text:p>
          </table:table-cell>
          <table:table-cell office:value-type="float" office:value="5307305" table:style-name="ce10">
            <text:p>5 307 30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50" table:style-name="ce10">
            <text:p>50</text:p>
          </table:table-cell>
          <table:table-cell office:value-type="float" office:value="358" table:style-name="ce10">
            <text:p>358</text:p>
          </table:table-cell>
          <table:table-cell office:value-type="float" office:value="335" table:style-name="ce10">
            <text:p>335</text:p>
          </table:table-cell>
          <table:table-cell office:value-type="float" office:value="7988049" table:style-name="ce10">
            <text:p>7 988 0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63" table:style-name="ce10">
            <text:p>63</text:p>
          </table:table-cell>
          <table:table-cell office:value-type="float" office:value="707" table:style-name="ce10">
            <text:p>707</text:p>
          </table:table-cell>
          <table:table-cell office:value-type="float" office:value="546" table:style-name="ce10">
            <text:p>546</text:p>
          </table:table-cell>
          <table:table-cell office:value-type="float" office:value="14782140" table:style-name="ce10">
            <text:p>14 782 14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30" table:style-name="ce10">
            <text:p>30</text:p>
          </table:table-cell>
          <table:table-cell office:value-type="float" office:value="837" table:style-name="ce10">
            <text:p>837</text:p>
          </table:table-cell>
          <table:table-cell office:value-type="float" office:value="609" table:style-name="ce10">
            <text:p>609</text:p>
          </table:table-cell>
          <table:table-cell office:value-type="float" office:value="13616765" table:style-name="ce10">
            <text:p>13 616 76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4" table:style-name="ce10">
            <text:p>14</text:p>
          </table:table-cell>
          <table:table-cell office:value-type="float" office:value="577" table:style-name="ce10">
            <text:p>577</text:p>
          </table:table-cell>
          <table:table-cell office:value-type="float" office:value="535" table:style-name="ce10">
            <text:p>535</text:p>
          </table:table-cell>
          <table:table-cell office:value-type="float" office:value="10731957" table:style-name="ce10">
            <text:p>10 731 9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5" table:style-name="ce10">
            <text:p>5</text:p>
          </table:table-cell>
          <table:table-cell office:value-type="float" office:value="222" table:style-name="ce10">
            <text:p>222</text:p>
          </table:table-cell>
          <table:table-cell office:value-type="float" office:value="178" table:style-name="ce10">
            <text:p>178</text:p>
          </table:table-cell>
          <table:table-cell office:value-type="float" office:value="6389158" table:style-name="ce10">
            <text:p>6 389 1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6" table:style-name="ce10">
            <text:p>16</text:p>
          </table:table-cell>
          <table:table-cell office:value-type="float" office:value="352" table:style-name="ce10">
            <text:p>352</text:p>
          </table:table-cell>
          <table:table-cell office:value-type="float" office:value="319" table:style-name="ce10">
            <text:p>319</text:p>
          </table:table-cell>
          <table:table-cell office:value-type="float" office:value="11261458" table:style-name="ce10">
            <text:p>11 261 45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17" table:style-name="ce10">
            <text:p>17</text:p>
          </table:table-cell>
          <table:table-cell office:value-type="float" office:value="536" table:style-name="ce10">
            <text:p>536</text:p>
          </table:table-cell>
          <table:table-cell office:value-type="float" office:value="476" table:style-name="ce10">
            <text:p>476</text:p>
          </table:table-cell>
          <table:table-cell office:value-type="float" office:value="15105670" table:style-name="ce10">
            <text:p>15 105 6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19" table:style-name="ce10">
            <text:p>19</text:p>
          </table:table-cell>
          <table:table-cell office:value-type="float" office:value="96" table:style-name="ce10">
            <text:p>96</text:p>
          </table:table-cell>
          <table:table-cell office:value-type="float" office:value="76" table:style-name="ce10">
            <text:p>76</text:p>
          </table:table-cell>
          <table:table-cell office:value-type="float" office:value="2461174" table:style-name="ce10">
            <text:p>2 461 17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26" table:style-name="ce10">
            <text:p>26</text:p>
          </table:table-cell>
          <table:table-cell office:value-type="float" office:value="891" table:style-name="ce10">
            <text:p>891</text:p>
          </table:table-cell>
          <table:table-cell office:value-type="float" office:value="812" table:style-name="ce10">
            <text:p>812</text:p>
          </table:table-cell>
          <table:table-cell office:value-type="float" office:value="32099970" table:style-name="ce10">
            <text:p>32 099 97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22" table:style-name="ce10">
            <text:p>22</text:p>
          </table:table-cell>
          <table:table-cell office:value-type="float" office:value="216" table:style-name="ce10">
            <text:p>216</text:p>
          </table:table-cell>
          <table:table-cell office:value-type="float" office:value="177" table:style-name="ce10">
            <text:p>177</text:p>
          </table:table-cell>
          <table:table-cell office:value-type="float" office:value="6296748" table:style-name="ce10">
            <text:p>6 296 7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6" table:style-name="ce10">
            <text:p>16</text:p>
          </table:table-cell>
          <table:table-cell office:value-type="float" office:value="90" table:style-name="ce10">
            <text:p>90</text:p>
          </table:table-cell>
          <table:table-cell office:value-type="float" office:value="91" table:style-name="ce10">
            <text:p>91</text:p>
          </table:table-cell>
          <table:table-cell office:value-type="float" office:value="1987796" table:style-name="ce10">
            <text:p>1 987 79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tiniqu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103" table:style-name="ce10">
            <text:p>103</text:p>
          </table:table-cell>
          <table:table-cell office:value-type="float" office:value="342" table:style-name="ce10">
            <text:p>342</text:p>
          </table:table-cell>
          <table:table-cell office:value-type="float" office:value="330" table:style-name="ce10">
            <text:p>330</text:p>
          </table:table-cell>
          <table:table-cell office:value-type="float" office:value="8554819" table:style-name="ce10">
            <text:p>8 554 81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30" table:style-name="ce10">
            <text:p>30</text:p>
          </table:table-cell>
          <table:table-cell office:value-type="float" office:value="341" table:style-name="ce10">
            <text:p>341</text:p>
          </table:table-cell>
          <table:table-cell office:value-type="float" office:value="296" table:style-name="ce10">
            <text:p>296</text:p>
          </table:table-cell>
          <table:table-cell office:value-type="float" office:value="7716749" table:style-name="ce10">
            <text:p>7 716 7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48" table:style-name="ce10">
            <text:p>48</text:p>
          </table:table-cell>
          <table:table-cell office:value-type="float" office:value="790" table:style-name="ce10">
            <text:p>790</text:p>
          </table:table-cell>
          <table:table-cell office:value-type="float" office:value="716" table:style-name="ce10">
            <text:p>716</text:p>
          </table:table-cell>
          <table:table-cell office:value-type="float" office:value="21172606" table:style-name="ce10">
            <text:p>21 172 6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64" table:style-name="ce10">
            <text:p>64</text:p>
          </table:table-cell>
          <table:table-cell office:value-type="float" office:value="1151" table:style-name="ce10">
            <text:p>1 151</text:p>
          </table:table-cell>
          <table:table-cell office:value-type="float" office:value="925" table:style-name="ce10">
            <text:p>925</text:p>
          </table:table-cell>
          <table:table-cell office:value-type="float" office:value="30188720" table:style-name="ce10">
            <text:p>30 188 72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127" table:style-name="ce10">
            <text:p>127</text:p>
          </table:table-cell>
          <table:table-cell office:value-type="float" office:value="1128" table:style-name="ce10">
            <text:p>1 128</text:p>
          </table:table-cell>
          <table:table-cell office:value-type="float" office:value="951" table:style-name="ce10">
            <text:p>951</text:p>
          </table:table-cell>
          <table:table-cell office:value-type="float" office:value="22491044" table:style-name="ce10">
            <text:p>22 491 0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412" table:style-name="ce10">
            <text:p>412</text:p>
          </table:table-cell>
          <table:table-cell office:value-type="float" office:value="7171" table:style-name="ce10">
            <text:p>7 171</text:p>
          </table:table-cell>
          <table:table-cell office:value-type="float" office:value="5872" table:style-name="ce10">
            <text:p>5 872</text:p>
          </table:table-cell>
          <table:table-cell office:value-type="float" office:value="146684968" table:style-name="ce10">
            <text:p>146 684 96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224" table:style-name="ce10">
            <text:p>224</text:p>
          </table:table-cell>
          <table:table-cell office:value-type="float" office:value="9556" table:style-name="ce10">
            <text:p>9 556</text:p>
          </table:table-cell>
          <table:table-cell office:value-type="float" office:value="6692" table:style-name="ce10">
            <text:p>6 692</text:p>
          </table:table-cell>
          <table:table-cell office:value-type="float" office:value="149975380" table:style-name="ce10">
            <text:p>149 975 3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10" table:style-name="ce10">
            <text:p>110</text:p>
          </table:table-cell>
          <table:table-cell office:value-type="float" office:value="8838" table:style-name="ce10">
            <text:p>8 838</text:p>
          </table:table-cell>
          <table:table-cell office:value-type="float" office:value="7714" table:style-name="ce10">
            <text:p>7 714</text:p>
          </table:table-cell>
          <table:table-cell office:value-type="float" office:value="130153472" table:style-name="ce10">
            <text:p>130 153 47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74" table:style-name="ce10">
            <text:p>74</text:p>
          </table:table-cell>
          <table:table-cell office:value-type="float" office:value="3872" table:style-name="ce10">
            <text:p>3 872</text:p>
          </table:table-cell>
          <table:table-cell office:value-type="float" office:value="3363" table:style-name="ce10">
            <text:p>3 363</text:p>
          </table:table-cell>
          <table:table-cell office:value-type="float" office:value="90562241" table:style-name="ce10">
            <text:p>90 562 2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77" table:style-name="ce10">
            <text:p>177</text:p>
          </table:table-cell>
          <table:table-cell office:value-type="float" office:value="4238" table:style-name="ce10">
            <text:p>4 238</text:p>
          </table:table-cell>
          <table:table-cell office:value-type="float" office:value="3709" table:style-name="ce10">
            <text:p>3 709</text:p>
          </table:table-cell>
          <table:table-cell office:value-type="float" office:value="105384337" table:style-name="ce10">
            <text:p>105 384 3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43" table:style-name="ce10">
            <text:p>243</text:p>
          </table:table-cell>
          <table:table-cell office:value-type="float" office:value="10153" table:style-name="ce10">
            <text:p>10 153</text:p>
          </table:table-cell>
          <table:table-cell office:value-type="float" office:value="8885" table:style-name="ce10">
            <text:p>8 885</text:p>
          </table:table-cell>
          <table:table-cell office:value-type="float" office:value="247673684" table:style-name="ce10">
            <text:p>247 673 68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183" table:style-name="ce10">
            <text:p>183</text:p>
          </table:table-cell>
          <table:table-cell office:value-type="float" office:value="989" table:style-name="ce10">
            <text:p>989</text:p>
          </table:table-cell>
          <table:table-cell office:value-type="float" office:value="837" table:style-name="ce10">
            <text:p>837</text:p>
          </table:table-cell>
          <table:table-cell office:value-type="float" office:value="23818425" table:style-name="ce10">
            <text:p>23 818 42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12" table:style-name="ce10">
            <text:p>112</text:p>
          </table:table-cell>
          <table:table-cell office:value-type="float" office:value="312" table:style-name="ce10">
            <text:p>312</text:p>
          </table:table-cell>
          <table:table-cell office:value-type="float" office:value="161" table:style-name="ce10">
            <text:p>161</text:p>
          </table:table-cell>
          <table:table-cell office:value-type="float" office:value="4490471" table:style-name="ce10">
            <text:p>4 490 4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389" table:style-name="ce10">
            <text:p>389</text:p>
          </table:table-cell>
          <table:table-cell office:value-type="float" office:value="11518" table:style-name="ce10">
            <text:p>11 518</text:p>
          </table:table-cell>
          <table:table-cell office:value-type="float" office:value="10496" table:style-name="ce10">
            <text:p>10 496</text:p>
          </table:table-cell>
          <table:table-cell office:value-type="float" office:value="356181197" table:style-name="ce10">
            <text:p>356 181 1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169" table:style-name="ce10">
            <text:p>169</text:p>
          </table:table-cell>
          <table:table-cell office:value-type="float" office:value="2055" table:style-name="ce10">
            <text:p>2 055</text:p>
          </table:table-cell>
          <table:table-cell office:value-type="float" office:value="1785" table:style-name="ce10">
            <text:p>1 785</text:p>
          </table:table-cell>
          <table:table-cell office:value-type="float" office:value="53505661" table:style-name="ce10">
            <text:p>53 505 6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34" table:style-name="ce10">
            <text:p>134</text:p>
          </table:table-cell>
          <table:table-cell office:value-type="float" office:value="662" table:style-name="ce10">
            <text:p>662</text:p>
          </table:table-cell>
          <table:table-cell office:value-type="float" office:value="603" table:style-name="ce10">
            <text:p>603</text:p>
          </table:table-cell>
          <table:table-cell office:value-type="float" office:value="13907442" table:style-name="ce10">
            <text:p>13 907 44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1902" table:style-name="ce10">
            <text:p>1 902</text:p>
          </table:table-cell>
          <table:table-cell office:value-type="float" office:value="3120" table:style-name="ce10">
            <text:p>3 120</text:p>
          </table:table-cell>
          <table:table-cell office:value-type="float" office:value="2534" table:style-name="ce10">
            <text:p>2 534</text:p>
          </table:table-cell>
          <table:table-cell office:value-type="float" office:value="64532839" table:style-name="ce10">
            <text:p>64 532 83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89" table:style-name="ce10">
            <text:p>89</text:p>
          </table:table-cell>
          <table:table-cell office:value-type="float" office:value="1419" table:style-name="ce10">
            <text:p>1 419</text:p>
          </table:table-cell>
          <table:table-cell office:value-type="float" office:value="1194" table:style-name="ce10">
            <text:p>1 194</text:p>
          </table:table-cell>
          <table:table-cell office:value-type="float" office:value="33573567" table:style-name="ce10">
            <text:p>33 573 5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66" table:style-name="ce10">
            <text:p>66</text:p>
          </table:table-cell>
          <table:table-cell office:value-type="float" office:value="1390" table:style-name="ce10">
            <text:p>1 390</text:p>
          </table:table-cell>
          <table:table-cell office:value-type="float" office:value="1216" table:style-name="ce10">
            <text:p>1 216</text:p>
          </table:table-cell>
          <table:table-cell office:value-type="float" office:value="35099429" table:style-name="ce10">
            <text:p>35 099 42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120" table:style-name="ce10">
            <text:p>120</text:p>
          </table:table-cell>
          <table:table-cell office:value-type="float" office:value="2371" table:style-name="ce10">
            <text:p>2 371</text:p>
          </table:table-cell>
          <table:table-cell office:value-type="float" office:value="1859" table:style-name="ce10">
            <text:p>1 859</text:p>
          </table:table-cell>
          <table:table-cell office:value-type="float" office:value="60069353" table:style-name="ce10">
            <text:p>60 069 3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302" table:style-name="ce10">
            <text:p>302</text:p>
          </table:table-cell>
          <table:table-cell office:value-type="float" office:value="3065" table:style-name="ce10">
            <text:p>3 065</text:p>
          </table:table-cell>
          <table:table-cell office:value-type="float" office:value="2667" table:style-name="ce10">
            <text:p>2 667</text:p>
          </table:table-cell>
          <table:table-cell office:value-type="float" office:value="64121187" table:style-name="ce10">
            <text:p>64 121 18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1031" table:style-name="ce10">
            <text:p>1 031</text:p>
          </table:table-cell>
          <table:table-cell office:value-type="float" office:value="13397" table:style-name="ce10">
            <text:p>13 397</text:p>
          </table:table-cell>
          <table:table-cell office:value-type="float" office:value="10878" table:style-name="ce10">
            <text:p>10 878</text:p>
          </table:table-cell>
          <table:table-cell office:value-type="float" office:value="281135617" table:style-name="ce10">
            <text:p>281 135 6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481" table:style-name="ce10">
            <text:p>481</text:p>
          </table:table-cell>
          <table:table-cell office:value-type="float" office:value="15494" table:style-name="ce10">
            <text:p>15 494</text:p>
          </table:table-cell>
          <table:table-cell office:value-type="float" office:value="11501" table:style-name="ce10">
            <text:p>11 501</text:p>
          </table:table-cell>
          <table:table-cell office:value-type="float" office:value="258418909" table:style-name="ce10">
            <text:p>258 418 9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235" table:style-name="ce10">
            <text:p>235</text:p>
          </table:table-cell>
          <table:table-cell office:value-type="float" office:value="14864" table:style-name="ce10">
            <text:p>14 864</text:p>
          </table:table-cell>
          <table:table-cell office:value-type="float" office:value="12780" table:style-name="ce10">
            <text:p>12 780</text:p>
          </table:table-cell>
          <table:table-cell office:value-type="float" office:value="217372697" table:style-name="ce10">
            <text:p>217 372 6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97" table:style-name="ce10">
            <text:p>197</text:p>
          </table:table-cell>
          <table:table-cell office:value-type="float" office:value="8657" table:style-name="ce10">
            <text:p>8 657</text:p>
          </table:table-cell>
          <table:table-cell office:value-type="float" office:value="7484" table:style-name="ce10">
            <text:p>7 484</text:p>
          </table:table-cell>
          <table:table-cell office:value-type="float" office:value="205703664" table:style-name="ce10">
            <text:p>205 703 66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04" table:style-name="ce10">
            <text:p>304</text:p>
          </table:table-cell>
          <table:table-cell office:value-type="float" office:value="7926" table:style-name="ce10">
            <text:p>7 926</text:p>
          </table:table-cell>
          <table:table-cell office:value-type="float" office:value="6862" table:style-name="ce10">
            <text:p>6 862</text:p>
          </table:table-cell>
          <table:table-cell office:value-type="float" office:value="200845563" table:style-name="ce10">
            <text:p>200 845 56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97" table:style-name="ce10">
            <text:p>397</text:p>
          </table:table-cell>
          <table:table-cell office:value-type="float" office:value="16305" table:style-name="ce10">
            <text:p>16 305</text:p>
          </table:table-cell>
          <table:table-cell office:value-type="float" office:value="14128" table:style-name="ce10">
            <text:p>14 128</text:p>
          </table:table-cell>
          <table:table-cell office:value-type="float" office:value="397270226" table:style-name="ce10">
            <text:p>397 270 22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528" table:style-name="ce10">
            <text:p>528</text:p>
          </table:table-cell>
          <table:table-cell office:value-type="float" office:value="1494" table:style-name="ce10">
            <text:p>1 494</text:p>
          </table:table-cell>
          <table:table-cell office:value-type="float" office:value="1218" table:style-name="ce10">
            <text:p>1 218</text:p>
          </table:table-cell>
          <table:table-cell office:value-type="float" office:value="35695190" table:style-name="ce10">
            <text:p>35 695 19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295" table:style-name="ce10">
            <text:p>295</text:p>
          </table:table-cell>
          <table:table-cell office:value-type="float" office:value="960" table:style-name="ce10">
            <text:p>960</text:p>
          </table:table-cell>
          <table:table-cell office:value-type="float" office:value="604" table:style-name="ce10">
            <text:p>604</text:p>
          </table:table-cell>
          <table:table-cell office:value-type="float" office:value="16257798" table:style-name="ce10">
            <text:p>16 257 79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721" table:style-name="ce10">
            <text:p>721</text:p>
          </table:table-cell>
          <table:table-cell office:value-type="float" office:value="17050" table:style-name="ce10">
            <text:p>17 050</text:p>
          </table:table-cell>
          <table:table-cell office:value-type="float" office:value="15300" table:style-name="ce10">
            <text:p>15 300</text:p>
          </table:table-cell>
          <table:table-cell office:value-type="float" office:value="503802099" table:style-name="ce10">
            <text:p>503 802 0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308" table:style-name="ce10">
            <text:p>308</text:p>
          </table:table-cell>
          <table:table-cell office:value-type="float" office:value="2666" table:style-name="ce10">
            <text:p>2 666</text:p>
          </table:table-cell>
          <table:table-cell office:value-type="float" office:value="2351" table:style-name="ce10">
            <text:p>2 351</text:p>
          </table:table-cell>
          <table:table-cell office:value-type="float" office:value="75981816" table:style-name="ce10">
            <text:p>75 981 8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427" table:style-name="ce10">
            <text:p>427</text:p>
          </table:table-cell>
          <table:table-cell office:value-type="float" office:value="2123" table:style-name="ce10">
            <text:p>2 123</text:p>
          </table:table-cell>
          <table:table-cell office:value-type="float" office:value="1828" table:style-name="ce10">
            <text:p>1 828</text:p>
          </table:table-cell>
          <table:table-cell office:value-type="float" office:value="42260092" table:style-name="ce10">
            <text:p>42 260 09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uvelle-Aquitain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3525" table:style-name="ce10">
            <text:p>3 525</text:p>
          </table:table-cell>
          <table:table-cell office:value-type="float" office:value="5990" table:style-name="ce10">
            <text:p>5 990</text:p>
          </table:table-cell>
          <table:table-cell office:value-type="float" office:value="5063" table:style-name="ce10">
            <text:p>5 063</text:p>
          </table:table-cell>
          <table:table-cell office:value-type="float" office:value="124002079" table:style-name="ce10">
            <text:p>124 002 07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71" table:style-name="ce10">
            <text:p>71</text:p>
          </table:table-cell>
          <table:table-cell office:value-type="float" office:value="1123" table:style-name="ce10">
            <text:p>1 123</text:p>
          </table:table-cell>
          <table:table-cell office:value-type="float" office:value="921" table:style-name="ce10">
            <text:p>921</text:p>
          </table:table-cell>
          <table:table-cell office:value-type="float" office:value="23230660" table:style-name="ce10">
            <text:p>23 230 66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46" table:style-name="ce10">
            <text:p>46</text:p>
          </table:table-cell>
          <table:table-cell office:value-type="float" office:value="748" table:style-name="ce10">
            <text:p>748</text:p>
          </table:table-cell>
          <table:table-cell office:value-type="float" office:value="628" table:style-name="ce10">
            <text:p>628</text:p>
          </table:table-cell>
          <table:table-cell office:value-type="float" office:value="17764137" table:style-name="ce10">
            <text:p>17 764 13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61" table:style-name="ce10">
            <text:p>61</text:p>
          </table:table-cell>
          <table:table-cell office:value-type="float" office:value="1360" table:style-name="ce10">
            <text:p>1 360</text:p>
          </table:table-cell>
          <table:table-cell office:value-type="float" office:value="1128" table:style-name="ce10">
            <text:p>1 128</text:p>
          </table:table-cell>
          <table:table-cell office:value-type="float" office:value="36896249" table:style-name="ce10">
            <text:p>36 896 2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365" table:style-name="ce10">
            <text:p>365</text:p>
          </table:table-cell>
          <table:table-cell office:value-type="float" office:value="4127" table:style-name="ce10">
            <text:p>4 127</text:p>
          </table:table-cell>
          <table:table-cell office:value-type="float" office:value="3461" table:style-name="ce10">
            <text:p>3 461</text:p>
          </table:table-cell>
          <table:table-cell office:value-type="float" office:value="81444341" table:style-name="ce10">
            <text:p>81 444 34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709" table:style-name="ce10">
            <text:p>709</text:p>
          </table:table-cell>
          <table:table-cell office:value-type="float" office:value="9375" table:style-name="ce10">
            <text:p>9 375</text:p>
          </table:table-cell>
          <table:table-cell office:value-type="float" office:value="7647" table:style-name="ce10">
            <text:p>7 647</text:p>
          </table:table-cell>
          <table:table-cell office:value-type="float" office:value="197945269" table:style-name="ce10">
            <text:p>197 945 26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504" table:style-name="ce10">
            <text:p>504</text:p>
          </table:table-cell>
          <table:table-cell office:value-type="float" office:value="20122" table:style-name="ce10">
            <text:p>20 122</text:p>
          </table:table-cell>
          <table:table-cell office:value-type="float" office:value="14853" table:style-name="ce10">
            <text:p>14 853</text:p>
          </table:table-cell>
          <table:table-cell office:value-type="float" office:value="329055844" table:style-name="ce10">
            <text:p>329 055 84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97" table:style-name="ce10">
            <text:p>197</text:p>
          </table:table-cell>
          <table:table-cell office:value-type="float" office:value="11824" table:style-name="ce10">
            <text:p>11 824</text:p>
          </table:table-cell>
          <table:table-cell office:value-type="float" office:value="10274" table:style-name="ce10">
            <text:p>10 274</text:p>
          </table:table-cell>
          <table:table-cell office:value-type="float" office:value="174803089" table:style-name="ce10">
            <text:p>174 803 0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66" table:style-name="ce10">
            <text:p>266</text:p>
          </table:table-cell>
          <table:table-cell office:value-type="float" office:value="11927" table:style-name="ce10">
            <text:p>11 927</text:p>
          </table:table-cell>
          <table:table-cell office:value-type="float" office:value="10360" table:style-name="ce10">
            <text:p>10 360</text:p>
          </table:table-cell>
          <table:table-cell office:value-type="float" office:value="281015252" table:style-name="ce10">
            <text:p>281 015 2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322" table:style-name="ce10">
            <text:p>322</text:p>
          </table:table-cell>
          <table:table-cell office:value-type="float" office:value="6959" table:style-name="ce10">
            <text:p>6 959</text:p>
          </table:table-cell>
          <table:table-cell office:value-type="float" office:value="5992" table:style-name="ce10">
            <text:p>5 992</text:p>
          </table:table-cell>
          <table:table-cell office:value-type="float" office:value="172511221" table:style-name="ce10">
            <text:p>172 511 22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484" table:style-name="ce10">
            <text:p>484</text:p>
          </table:table-cell>
          <table:table-cell office:value-type="float" office:value="23024" table:style-name="ce10">
            <text:p>23 024</text:p>
          </table:table-cell>
          <table:table-cell office:value-type="float" office:value="20142" table:style-name="ce10">
            <text:p>20 142</text:p>
          </table:table-cell>
          <table:table-cell office:value-type="float" office:value="584498955" table:style-name="ce10">
            <text:p>584 498 9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511" table:style-name="ce10">
            <text:p>511</text:p>
          </table:table-cell>
          <table:table-cell office:value-type="float" office:value="2828" table:style-name="ce10">
            <text:p>2 828</text:p>
          </table:table-cell>
          <table:table-cell office:value-type="float" office:value="2361" table:style-name="ce10">
            <text:p>2 361</text:p>
          </table:table-cell>
          <table:table-cell office:value-type="float" office:value="72628431" table:style-name="ce10">
            <text:p>72 628 43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306" table:style-name="ce10">
            <text:p>306</text:p>
          </table:table-cell>
          <table:table-cell office:value-type="float" office:value="609" table:style-name="ce10">
            <text:p>609</text:p>
          </table:table-cell>
          <table:table-cell office:value-type="float" office:value="370" table:style-name="ce10">
            <text:p>370</text:p>
          </table:table-cell>
          <table:table-cell office:value-type="float" office:value="9833501" table:style-name="ce10">
            <text:p>9 833 50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658" table:style-name="ce10">
            <text:p>658</text:p>
          </table:table-cell>
          <table:table-cell office:value-type="float" office:value="15591" table:style-name="ce10">
            <text:p>15 591</text:p>
          </table:table-cell>
          <table:table-cell office:value-type="float" office:value="14003" table:style-name="ce10">
            <text:p>14 003</text:p>
          </table:table-cell>
          <table:table-cell office:value-type="float" office:value="461668253" table:style-name="ce10">
            <text:p>461 668 25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355" table:style-name="ce10">
            <text:p>355</text:p>
          </table:table-cell>
          <table:table-cell office:value-type="float" office:value="2610" table:style-name="ce10">
            <text:p>2 610</text:p>
          </table:table-cell>
          <table:table-cell office:value-type="float" office:value="2259" table:style-name="ce10">
            <text:p>2 259</text:p>
          </table:table-cell>
          <table:table-cell office:value-type="float" office:value="72652099" table:style-name="ce10">
            <text:p>72 652 09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387" table:style-name="ce10">
            <text:p>387</text:p>
          </table:table-cell>
          <table:table-cell office:value-type="float" office:value="3375" table:style-name="ce10">
            <text:p>3 375</text:p>
          </table:table-cell>
          <table:table-cell office:value-type="float" office:value="2387" table:style-name="ce10">
            <text:p>2 387</text:p>
          </table:table-cell>
          <table:table-cell office:value-type="float" office:value="59166017" table:style-name="ce10">
            <text:p>59 166 0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citani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3134" table:style-name="ce10">
            <text:p>3 134</text:p>
          </table:table-cell>
          <table:table-cell office:value-type="float" office:value="4770" table:style-name="ce10">
            <text:p>4 770</text:p>
          </table:table-cell>
          <table:table-cell office:value-type="float" office:value="3887" table:style-name="ce10">
            <text:p>3 887</text:p>
          </table:table-cell>
          <table:table-cell office:value-type="float" office:value="95832755" table:style-name="ce10">
            <text:p>95 832 75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52" table:style-name="ce10">
            <text:p>52</text:p>
          </table:table-cell>
          <table:table-cell office:value-type="float" office:value="798" table:style-name="ce10">
            <text:p>798</text:p>
          </table:table-cell>
          <table:table-cell office:value-type="float" office:value="647" table:style-name="ce10">
            <text:p>647</text:p>
          </table:table-cell>
          <table:table-cell office:value-type="float" office:value="19259773" table:style-name="ce10">
            <text:p>19 259 7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14" table:style-name="ce10">
            <text:p>14</text:p>
          </table:table-cell>
          <table:table-cell office:value-type="float" office:value="895" table:style-name="ce10">
            <text:p>895</text:p>
          </table:table-cell>
          <table:table-cell office:value-type="float" office:value="342" table:style-name="ce10">
            <text:p>342</text:p>
          </table:table-cell>
          <table:table-cell office:value-type="float" office:value="10090610" table:style-name="ce10">
            <text:p>10 090 6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76" table:style-name="ce10">
            <text:p>76</text:p>
          </table:table-cell>
          <table:table-cell office:value-type="float" office:value="1276" table:style-name="ce10">
            <text:p>1 276</text:p>
          </table:table-cell>
          <table:table-cell office:value-type="float" office:value="1017" table:style-name="ce10">
            <text:p>1 017</text:p>
          </table:table-cell>
          <table:table-cell office:value-type="float" office:value="32547775" table:style-name="ce10">
            <text:p>32 547 7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224" table:style-name="ce10">
            <text:p>224</text:p>
          </table:table-cell>
          <table:table-cell office:value-type="float" office:value="1705" table:style-name="ce10">
            <text:p>1 705</text:p>
          </table:table-cell>
          <table:table-cell office:value-type="float" office:value="1441" table:style-name="ce10">
            <text:p>1 441</text:p>
          </table:table-cell>
          <table:table-cell office:value-type="float" office:value="34652906" table:style-name="ce10">
            <text:p>34 652 90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438" table:style-name="ce10">
            <text:p>438</text:p>
          </table:table-cell>
          <table:table-cell office:value-type="float" office:value="7423" table:style-name="ce10">
            <text:p>7 423</text:p>
          </table:table-cell>
          <table:table-cell office:value-type="float" office:value="5955" table:style-name="ce10">
            <text:p>5 955</text:p>
          </table:table-cell>
          <table:table-cell office:value-type="float" office:value="153441561" table:style-name="ce10">
            <text:p>153 441 5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319" table:style-name="ce10">
            <text:p>319</text:p>
          </table:table-cell>
          <table:table-cell office:value-type="float" office:value="9227" table:style-name="ce10">
            <text:p>9 227</text:p>
          </table:table-cell>
          <table:table-cell office:value-type="float" office:value="6696" table:style-name="ce10">
            <text:p>6 696</text:p>
          </table:table-cell>
          <table:table-cell office:value-type="float" office:value="152619602" table:style-name="ce10">
            <text:p>152 619 6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23" table:style-name="ce10">
            <text:p>123</text:p>
          </table:table-cell>
          <table:table-cell office:value-type="float" office:value="9078" table:style-name="ce10">
            <text:p>9 078</text:p>
          </table:table-cell>
          <table:table-cell office:value-type="float" office:value="7597" table:style-name="ce10">
            <text:p>7 597</text:p>
          </table:table-cell>
          <table:table-cell office:value-type="float" office:value="125973567" table:style-name="ce10">
            <text:p>125 973 56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207" table:style-name="ce10">
            <text:p>207</text:p>
          </table:table-cell>
          <table:table-cell office:value-type="float" office:value="10799" table:style-name="ce10">
            <text:p>10 799</text:p>
          </table:table-cell>
          <table:table-cell office:value-type="float" office:value="9028" table:style-name="ce10">
            <text:p>9 028</text:p>
          </table:table-cell>
          <table:table-cell office:value-type="float" office:value="242049181" table:style-name="ce10">
            <text:p>242 049 18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193" table:style-name="ce10">
            <text:p>193</text:p>
          </table:table-cell>
          <table:table-cell office:value-type="float" office:value="4732" table:style-name="ce10">
            <text:p>4 732</text:p>
          </table:table-cell>
          <table:table-cell office:value-type="float" office:value="4042" table:style-name="ce10">
            <text:p>4 042</text:p>
          </table:table-cell>
          <table:table-cell office:value-type="float" office:value="115325252" table:style-name="ce10">
            <text:p>115 325 2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310" table:style-name="ce10">
            <text:p>310</text:p>
          </table:table-cell>
          <table:table-cell office:value-type="float" office:value="10115" table:style-name="ce10">
            <text:p>10 115</text:p>
          </table:table-cell>
          <table:table-cell office:value-type="float" office:value="8530" table:style-name="ce10">
            <text:p>8 530</text:p>
          </table:table-cell>
          <table:table-cell office:value-type="float" office:value="243880309" table:style-name="ce10">
            <text:p>243 880 30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220" table:style-name="ce10">
            <text:p>220</text:p>
          </table:table-cell>
          <table:table-cell office:value-type="float" office:value="661" table:style-name="ce10">
            <text:p>661</text:p>
          </table:table-cell>
          <table:table-cell office:value-type="float" office:value="540" table:style-name="ce10">
            <text:p>540</text:p>
          </table:table-cell>
          <table:table-cell office:value-type="float" office:value="16823685" table:style-name="ce10">
            <text:p>16 823 6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59" table:style-name="ce10">
            <text:p>159</text:p>
          </table:table-cell>
          <table:table-cell office:value-type="float" office:value="513" table:style-name="ce10">
            <text:p>513</text:p>
          </table:table-cell>
          <table:table-cell office:value-type="float" office:value="257" table:style-name="ce10">
            <text:p>257</text:p>
          </table:table-cell>
          <table:table-cell office:value-type="float" office:value="6794671" table:style-name="ce10">
            <text:p>6 794 67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1536" table:style-name="ce10">
            <text:p>1 536</text:p>
          </table:table-cell>
          <table:table-cell office:value-type="float" office:value="29471" table:style-name="ce10">
            <text:p>29 471</text:p>
          </table:table-cell>
          <table:table-cell office:value-type="float" office:value="26253" table:style-name="ce10">
            <text:p>26 253</text:p>
          </table:table-cell>
          <table:table-cell office:value-type="float" office:value="879349091" table:style-name="ce10">
            <text:p>879 349 09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179" table:style-name="ce10">
            <text:p>179</text:p>
          </table:table-cell>
          <table:table-cell office:value-type="float" office:value="1755" table:style-name="ce10">
            <text:p>1 755</text:p>
          </table:table-cell>
          <table:table-cell office:value-type="float" office:value="1611" table:style-name="ce10">
            <text:p>1 611</text:p>
          </table:table-cell>
          <table:table-cell office:value-type="float" office:value="51771373" table:style-name="ce10">
            <text:p>51 771 37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159" table:style-name="ce10">
            <text:p>159</text:p>
          </table:table-cell>
          <table:table-cell office:value-type="float" office:value="1675" table:style-name="ce10">
            <text:p>1 675</text:p>
          </table:table-cell>
          <table:table-cell office:value-type="float" office:value="1334" table:style-name="ce10">
            <text:p>1 334</text:p>
          </table:table-cell>
          <table:table-cell office:value-type="float" office:value="34198220" table:style-name="ce10">
            <text:p>34 198 22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ys de la Loire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Sports</text:p>
          </table:table-cell>
          <table:table-cell office:value-type="float" office:value="2543" table:style-name="ce10">
            <text:p>2 543</text:p>
          </table:table-cell>
          <table:table-cell office:value-type="float" office:value="3885" table:style-name="ce10">
            <text:p>3 885</text:p>
          </table:table-cell>
          <table:table-cell office:value-type="float" office:value="2991" table:style-name="ce10">
            <text:p>2 991</text:p>
          </table:table-cell>
          <table:table-cell office:value-type="float" office:value="80298575" table:style-name="ce10">
            <text:p>80 298 57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adultes handicapes ou pers. agees</text:p>
          </table:table-cell>
          <table:table-cell office:value-type="float" office:value="75" table:style-name="ce10">
            <text:p>75</text:p>
          </table:table-cell>
          <table:table-cell office:value-type="float" office:value="1151" table:style-name="ce10">
            <text:p>1 151</text:p>
          </table:table-cell>
          <table:table-cell office:value-type="float" office:value="977" table:style-name="ce10">
            <text:p>977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et d adolescents</text:p>
          </table:table-cell>
          <table:table-cell office:value-type="float" office:value="38" table:style-name="ce10">
            <text:p>38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 enfants handicapes</text:p>
          </table:table-cell>
          <table:table-cell office:value-type="float" office:value="50" table:style-name="ce10">
            <text:p>50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float" office:value="29352978" table:style-name="ce10">
            <text:p>29 352 97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cueil des jeunes enfants</text:p>
          </table:table-cell>
          <table:table-cell office:value-type="float" office:value="349" table:style-name="ce10">
            <text:p>349</text:p>
          </table:table-cell>
          <table:table-cell office:value-type="float" office:value="4055" table:style-name="ce10">
            <text:p>4 055</text:p>
          </table:table-cell>
          <table:table-cell office:value-type="float" office:value="3611" table:style-name="ce10">
            <text:p>3 611</text:p>
          </table:table-cell>
          <table:table-cell office:value-type="float" office:value="87566452" table:style-name="ce10">
            <text:p>87 566 45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ction sociale NCA</text:p>
          </table:table-cell>
          <table:table-cell office:value-type="float" office:value="693" table:style-name="ce10">
            <text:p>693</text:p>
          </table:table-cell>
          <table:table-cell office:value-type="float" office:value="9842" table:style-name="ce10">
            <text:p>9 842</text:p>
          </table:table-cell>
          <table:table-cell office:value-type="float" office:value="8308" table:style-name="ce10">
            <text:p>8 308</text:p>
          </table:table-cell>
          <table:table-cell office:value-type="float" office:value="219605985" table:style-name="ce10">
            <text:p>219 605 98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a domicile</text:p>
          </table:table-cell>
          <table:table-cell office:value-type="float" office:value="330" table:style-name="ce10">
            <text:p>330</text:p>
          </table:table-cell>
          <table:table-cell office:value-type="float" office:value="13258" table:style-name="ce10">
            <text:p>13 258</text:p>
          </table:table-cell>
          <table:table-cell office:value-type="float" office:value="9369" table:style-name="ce10">
            <text:p>9 369</text:p>
          </table:table-cell>
          <table:table-cell office:value-type="float" office:value="206967116" table:style-name="ce10">
            <text:p>206 967 1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Aide par le travail</text:p>
          </table:table-cell>
          <table:table-cell office:value-type="float" office:value="124" table:style-name="ce10">
            <text:p>124</text:p>
          </table:table-cell>
          <table:table-cell office:value-type="float" office:value="7837" table:style-name="ce10">
            <text:p>7 837</text:p>
          </table:table-cell>
          <table:table-cell office:value-type="float" office:value="6896" table:style-name="ce10">
            <text:p>6 896</text:p>
          </table:table-cell>
          <table:table-cell office:value-type="float" office:value="124807333" table:style-name="ce10">
            <text:p>124 807 33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agees</text:p>
          </table:table-cell>
          <table:table-cell office:value-type="float" office:value="151" table:style-name="ce10">
            <text:p>151</text:p>
          </table:table-cell>
          <table:table-cell office:value-type="float" office:value="5883" table:style-name="ce10">
            <text:p>5 883</text:p>
          </table:table-cell>
          <table:table-cell office:value-type="float" office:value="5202" table:style-name="ce10">
            <text:p>5 202</text:p>
          </table:table-cell>
          <table:table-cell office:value-type="float" office:value="147532980" table:style-name="ce10">
            <text:p>147 532 9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en difficulte</text:p>
          </table:table-cell>
          <table:table-cell office:value-type="float" office:value="265" table:style-name="ce10">
            <text:p>265</text:p>
          </table:table-cell>
          <table:table-cell office:value-type="float" office:value="5846" table:style-name="ce10">
            <text:p>5 846</text:p>
          </table:table-cell>
          <table:table-cell office:value-type="float" office:value="5049" table:style-name="ce10">
            <text:p>5 049</text:p>
          </table:table-cell>
          <table:table-cell office:value-type="float" office:value="145972154" table:style-name="ce10">
            <text:p>145 972 15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ON SOCIALE (QB)</text:p>
          </table:table-cell>
          <table:table-cell office:value-type="string" table:style-name="ce9">
            <text:p>Hebergement medico-social de personnes handicapees</text:p>
          </table:table-cell>
          <table:table-cell office:value-type="float" office:value="257" table:style-name="ce10">
            <text:p>257</text:p>
          </table:table-cell>
          <table:table-cell office:value-type="float" office:value="11256" table:style-name="ce10">
            <text:p>11 256</text:p>
          </table:table-cell>
          <table:table-cell office:value-type="float" office:value="9730" table:style-name="ce10">
            <text:p>9 730</text:p>
          </table:table-cell>
          <table:table-cell office:value-type="float" office:value="278232115" table:style-name="ce10">
            <text:p>278 232 11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Autres enseignements</text:p>
          </table:table-cell>
          <table:table-cell office:value-type="float" office:value="374" table:style-name="ce10">
            <text:p>374</text:p>
          </table:table-cell>
          <table:table-cell office:value-type="float" office:value="1491" table:style-name="ce10">
            <text:p>1 491</text:p>
          </table:table-cell>
          <table:table-cell office:value-type="float" office:value="1246" table:style-name="ce10">
            <text:p>1 246</text:p>
          </table:table-cell>
          <table:table-cell office:value-type="float" office:value="37353647" table:style-name="ce10">
            <text:p>37 353 64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culturel</text:p>
          </table:table-cell>
          <table:table-cell office:value-type="float" office:value="185" table:style-name="ce10">
            <text:p>185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Enseignement primaire/secondaire/supérieur</text:p>
          </table:table-cell>
          <table:table-cell office:value-type="float" office:value="446" table:style-name="ce10">
            <text:p>446</text:p>
          </table:table-cell>
          <table:table-cell office:value-type="float" office:value="14288" table:style-name="ce10">
            <text:p>14 288</text:p>
          </table:table-cell>
          <table:table-cell office:value-type="float" office:value="12889" table:style-name="ce10">
            <text:p>12 889</text:p>
          </table:table-cell>
          <table:table-cell office:value-type="float" office:value="449187317" table:style-name="ce10">
            <text:p>449 187 31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ENSEIGNEMENT (PZ)</text:p>
          </table:table-cell>
          <table:table-cell office:value-type="string" table:style-name="ce9">
            <text:p>Formation continue d adultes</text:p>
          </table:table-cell>
          <table:table-cell office:value-type="float" office:value="326" table:style-name="ce10">
            <text:p>326</text:p>
          </table:table-cell>
          <table:table-cell office:value-type="float" office:value="2807" table:style-name="ce10">
            <text:p>2 807</text:p>
          </table:table-cell>
          <table:table-cell office:value-type="float" office:value="2622" table:style-name="ce10">
            <text:p>2 622</text:p>
          </table:table-cell>
          <table:table-cell office:value-type="float" office:value="80478756" table:style-name="ce10">
            <text:p>80 478 75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SPORTS ET LOISIRS (RZ2)</text:p>
          </table:table-cell>
          <table:table-cell office:value-type="string" table:style-name="ce9">
            <text:p>Loisirs</text:p>
          </table:table-cell>
          <table:table-cell office:value-type="float" office:value="222" table:style-name="ce10">
            <text:p>222</text:p>
          </table:table-cell>
          <table:table-cell office:value-type="float" office:value="1219" table:style-name="ce10">
            <text:p>1 219</text:p>
          </table:table-cell>
          <table:table-cell office:value-type="float" office:value="1083" table:style-name="ce10">
            <text:p>1 083</text:p>
          </table:table-cell>
          <table:table-cell office:value-type="float" office:value="26401089" table:style-name="ce10">
            <text:p>26 401 089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Provence-Alpes-Côte d'Azur</text:p>
          </table:table-cell>
          <table:table-cell office:value-type="string" table:style-name="ce11">
            <text:p>SPORTS ET LOISIRS (RZ2)</text:p>
          </table:table-cell>
          <table:table-cell office:value-type="string" table:style-name="ce11">
            <text:p>Sports</text:p>
          </table:table-cell>
          <table:table-cell office:value-type="float" office:value="2279" table:style-name="ce12">
            <text:p>2 279</text:p>
          </table:table-cell>
          <table:table-cell office:value-type="float" office:value="4864" table:style-name="ce12">
            <text:p>4 864</text:p>
          </table:table-cell>
          <table:table-cell office:value-type="float" office:value="3978" table:style-name="ce12">
            <text:p>3 978</text:p>
          </table:table-cell>
          <table:table-cell office:value-type="float" office:value="103768940" table:style-name="ce12">
            <text:p>103 768 940</text:p>
          </table:table-cell>
          <table:table-cell table:number-columns-repeated="16377"/>
        </table:table-row>
        <table:table-row table:number-rows-repeated="1047794" table:style-name="ro3">
          <table:table-cell table:number-columns-repeated="16384"/>
        </table:table-row>
      </table:table>
      <table:database-ranges>
        <table:database-range table:target-range-address="TC18.A9:TC18.G78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Benjamin ROGER</dc:creator>
    <dc:date>2021-03-18T16:26:43Z</dc:date>
    <meta:editing-cycles>2</meta:editing-cycles>
    <meta:editing-duration>PT0S</meta:editing-duration>
  </office:meta>
</office:document-meta>
</file>